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4*"/>
    </style:style>
    <style:style style:name="Table1.B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5.863cm" style:rel-column-width="21844*"/>
    </style:style>
    <style:style style:name="Table2.C" style:family="table-column">
      <style:table-column-properties style:column-width="5.863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5.863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5.863cm" style:rel-column-width="2184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5.863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5.863cm" style:rel-column-width="2184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5.863cm" style:rel-column-width="21845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5.863cm" style:rel-column-width="21845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5.863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59cm" table:align="margins"/>
    </style:style>
    <style:style style:name="Таблица4.A" style:family="table-column">
      <style:table-column-properties style:column-width="5.863cm" style:rel-column-width="2184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5.863cm" style:rel-column-width="21845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5.863cm" style:rel-column-width="21845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5.863cm" style:rel-column-width="21845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5.863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5.863cm" style:rel-column-width="21845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5.863cm" style:rel-column-width="21845*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5.863cm" style:rel-column-width="21845*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5.863cm" style:rel-column-width="21845*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5.863cm" style:rel-column-width="21845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5.863cm" style:rel-column-width="21845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5.863cm" style:rel-column-width="21845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C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5.863cm" style:rel-column-width="21845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C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5.863cm" style:rel-column-width="21845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C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5.863cm" style:rel-column-width="21845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C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5.863cm" style:rel-column-width="21845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C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5.863cm" style:rel-column-width="21845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C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5.863cm" style:rel-column-width="21845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C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5.863cm" style:rel-column-width="21845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C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5.863cm" style:rel-column-width="21845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C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5.863cm" style:rel-column-width="21845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C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5.863cm" style:rel-column-width="21845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C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5.863cm" style:rel-column-width="21845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C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5.863cm" style:rel-column-width="21845*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C1" style:family="table-cell">
      <style:table-cell-properties fo:padding="0.097cm" fo:border="0.05pt solid #000000"/>
    </style:style>
    <style:style style:name="Table34.A2" style:family="table-cell">
      <style:table-cell-properties fo:padding="0.097cm" fo:border-left="0.05pt solid #000000" fo:border-right="none" fo:border-top="none" fo:border-bottom="0.05pt solid #000000"/>
    </style:style>
    <style:style style:name="Table3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5.863cm" style:rel-column-width="21845*"/>
    </style:style>
    <style:style style:name="Table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5.C1" style:family="table-cell">
      <style:table-cell-properties fo:padding="0.097cm" fo:border="0.05pt solid #000000"/>
    </style:style>
    <style:style style:name="Table35.A2" style:family="table-cell">
      <style:table-cell-properties fo:padding="0.097cm" fo:border-left="0.05pt solid #000000" fo:border-right="none" fo:border-top="none" fo:border-bottom="0.05pt solid #000000"/>
    </style:style>
    <style:style style:name="Table3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5.863cm" style:rel-column-width="21845*"/>
    </style:style>
    <style:style style:name="Table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6.C1" style:family="table-cell">
      <style:table-cell-properties fo:padding="0.097cm" fo:border="0.05pt solid #000000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5.863cm" style:rel-column-width="21845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C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5.863cm" style:rel-column-width="21845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C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5.863cm" style:rel-column-width="21845*"/>
    </style:style>
    <style:style style:name="Table3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9.C1" style:family="table-cell">
      <style:table-cell-properties fo:padding="0.097cm" fo:border="0.05pt solid #000000"/>
    </style:style>
    <style:style style:name="Table39.A2" style:family="table-cell">
      <style:table-cell-properties fo:padding="0.097cm" fo:border-left="0.05pt solid #000000" fo:border-right="none" fo:border-top="none" fo:border-bottom="0.05pt solid #000000"/>
    </style:style>
    <style:style style:name="Table3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5.863cm" style:rel-column-width="21845*"/>
    </style:style>
    <style:style style:name="Table4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0.C1" style:family="table-cell">
      <style:table-cell-properties fo:padding="0.097cm" fo:border="0.05pt solid #000000"/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5.863cm" style:rel-column-width="21845*"/>
    </style:style>
    <style:style style:name="Table4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1.C1" style:family="table-cell">
      <style:table-cell-properties fo:padding="0.097cm" fo:border="0.05pt solid #000000"/>
    </style:style>
    <style:style style:name="Table41.A2" style:family="table-cell">
      <style:table-cell-properties fo:padding="0.097cm" fo:border-left="0.05pt solid #000000" fo:border-right="none" fo:border-top="none" fo:border-bottom="0.05pt solid #000000"/>
    </style:style>
    <style:style style:name="Table4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5.863cm" style:rel-column-width="21845*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C1" style:family="table-cell">
      <style:table-cell-properties fo:padding="0.097cm" fo:border="0.05pt solid #000000"/>
    </style:style>
    <style:style style:name="Table42.A2" style:family="table-cell">
      <style:table-cell-properties fo:padding="0.097cm" fo:border-left="0.05pt solid #000000" fo:border-right="none" fo:border-top="none" fo:border-bottom="0.05pt solid #000000"/>
    </style:style>
    <style:style style:name="Table4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5.863cm" style:rel-column-width="21845*"/>
    </style:style>
    <style:style style:name="Table4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3.C1" style:family="table-cell">
      <style:table-cell-properties fo:padding="0.097cm" fo:border="0.05pt solid #000000"/>
    </style:style>
    <style:style style:name="Table43.A2" style:family="table-cell">
      <style:table-cell-properties fo:padding="0.097cm" fo:border-left="0.05pt solid #000000" fo:border-right="none" fo:border-top="none" fo:border-bottom="0.05pt solid #000000"/>
    </style:style>
    <style:style style:name="Table4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5.863cm" style:rel-column-width="21845*"/>
    </style:style>
    <style:style style:name="Table4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4.C1" style:family="table-cell">
      <style:table-cell-properties fo:padding="0.097cm" fo:border="0.05pt solid #000000"/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59cm" table:align="margins"/>
    </style:style>
    <style:style style:name="Таблица5.A" style:family="table-column">
      <style:table-column-properties style:column-width="5.863cm" style:rel-column-width="2184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59cm" table:align="margins"/>
    </style:style>
    <style:style style:name="Таблица6.A" style:family="table-column">
      <style:table-column-properties style:column-width="5.863cm" style:rel-column-width="21845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5.863cm" style:rel-column-width="21845*"/>
    </style:style>
    <style:style style:name="Table4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5.C1" style:family="table-cell">
      <style:table-cell-properties fo:padding="0.097cm" fo:border="0.05pt solid #000000"/>
    </style:style>
    <style:style style:name="Table45.A2" style:family="table-cell">
      <style:table-cell-properties fo:padding="0.097cm" fo:border-left="0.05pt solid #000000" fo:border-right="none" fo:border-top="none" fo:border-bottom="0.05pt solid #000000"/>
    </style:style>
    <style:style style:name="Table4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5.863cm" style:rel-column-width="21845*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C1" style:family="table-cell">
      <style:table-cell-properties fo:padding="0.097cm" fo:border="0.05pt solid #000000"/>
    </style:style>
    <style:style style:name="Table46.A2" style:family="table-cell">
      <style:table-cell-properties fo:padding="0.097cm" fo:border-left="0.05pt solid #000000" fo:border-right="none" fo:border-top="none" fo:border-bottom="0.05pt solid #000000"/>
    </style:style>
    <style:style style:name="Table4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5.863cm" style:rel-column-width="21845*"/>
    </style:style>
    <style:style style:name="Table4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7.C1" style:family="table-cell">
      <style:table-cell-properties fo:padding="0.097cm" fo:border="0.05pt solid #000000"/>
    </style:style>
    <style:style style:name="Table47.A2" style:family="table-cell">
      <style:table-cell-properties fo:padding="0.097cm" fo:border-left="0.05pt solid #000000" fo:border-right="none" fo:border-top="none" fo:border-bottom="0.05pt solid #000000"/>
    </style:style>
    <style:style style:name="Table4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5.863cm" style:rel-column-width="21845*"/>
    </style:style>
    <style:style style:name="Table4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8.C1" style:family="table-cell">
      <style:table-cell-properties fo:padding="0.097cm" fo:border="0.05pt solid #000000"/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63cm" style:rel-column-width="21845*"/>
    </style:style>
    <style:style style:name="Table4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9.C1" style:family="table-cell">
      <style:table-cell-properties fo:padding="0.097cm" fo:border="0.05pt solid #000000"/>
    </style:style>
    <style:style style:name="Table49.A2" style:family="table-cell">
      <style:table-cell-properties fo:padding="0.097cm" fo:border-left="0.05pt solid #000000" fo:border-right="none" fo:border-top="none" fo:border-bottom="0.05pt solid #000000"/>
    </style:style>
    <style:style style:name="Table4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5.863cm" style:rel-column-width="21845*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C1" style:family="table-cell">
      <style:table-cell-properties fo:padding="0.097cm" fo:border="0.05pt solid #000000"/>
    </style:style>
    <style:style style:name="Table50.A2" style:family="table-cell">
      <style:table-cell-properties fo:padding="0.097cm" fo:border-left="0.05pt solid #000000" fo:border-right="none" fo:border-top="none" fo:border-bottom="0.05pt solid #000000"/>
    </style:style>
    <style:style style:name="Table5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5.863cm" style:rel-column-width="21845*"/>
    </style:style>
    <style:style style:name="Table5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1.C1" style:family="table-cell">
      <style:table-cell-properties fo:padding="0.097cm" fo:border="0.05pt solid #000000"/>
    </style:style>
    <style:style style:name="Table51.A2" style:family="table-cell">
      <style:table-cell-properties fo:padding="0.097cm" fo:border-left="0.05pt solid #000000" fo:border-right="none" fo:border-top="none" fo:border-bottom="0.05pt solid #000000"/>
    </style:style>
    <style:style style:name="Table5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2.C1" style:family="table-cell">
      <style:table-cell-properties fo:padding="0.097cm" fo:border="0.05pt solid #000000"/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3.C1" style:family="table-cell">
      <style:table-cell-properties fo:padding="0.097cm" fo:border="0.05pt solid #000000"/>
    </style:style>
    <style:style style:name="Table53.A2" style:family="table-cell">
      <style:table-cell-properties fo:padding="0.097cm" fo:border-left="0.05pt solid #000000" fo:border-right="none" fo:border-top="none" fo:border-bottom="0.05pt solid #000000"/>
    </style:style>
    <style:style style:name="Table5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5.863cm" style:rel-column-width="21845*"/>
    </style:style>
    <style:style style:name="Table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4.C1" style:family="table-cell">
      <style:table-cell-properties fo:padding="0.097cm" fo:border="0.05pt solid #000000"/>
    </style:style>
    <style:style style:name="Table54.A2" style:family="table-cell">
      <style:table-cell-properties fo:padding="0.097cm" fo:border-left="0.05pt solid #000000" fo:border-right="none" fo:border-top="none" fo:border-bottom="0.05pt solid #000000"/>
    </style:style>
    <style:style style:name="Table5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5.863cm" style:rel-column-width="21845*"/>
    </style:style>
    <style:style style:name="Table5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5.C1" style:family="table-cell">
      <style:table-cell-properties fo:padding="0.097cm" fo:border="0.05pt solid #000000"/>
    </style:style>
    <style:style style:name="Table55.A2" style:family="table-cell">
      <style:table-cell-properties fo:padding="0.097cm" fo:border-left="0.05pt solid #000000" fo:border-right="none" fo:border-top="none" fo:border-bottom="0.05pt solid #000000"/>
    </style:style>
    <style:style style:name="Table5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5.863cm" style:rel-column-width="21845*"/>
    </style:style>
    <style:style style:name="Table5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6.C1" style:family="table-cell">
      <style:table-cell-properties fo:padding="0.097cm" fo:border="0.05pt solid #000000"/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5.863cm" style:rel-column-width="21845*"/>
    </style:style>
    <style:style style:name="Table5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7.C1" style:family="table-cell">
      <style:table-cell-properties fo:padding="0.097cm" fo:border="0.05pt solid #000000"/>
    </style:style>
    <style:style style:name="Table57.A2" style:family="table-cell">
      <style:table-cell-properties fo:padding="0.097cm" fo:border-left="0.05pt solid #000000" fo:border-right="none" fo:border-top="none" fo:border-bottom="0.05pt solid #000000"/>
    </style:style>
    <style:style style:name="Table5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5.863cm" style:rel-column-width="21845*"/>
    </style:style>
    <style:style style:name="Table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8.C1" style:family="table-cell">
      <style:table-cell-properties fo:padding="0.097cm" fo:border="0.05pt solid #000000"/>
    </style:style>
    <style:style style:name="Table58.A2" style:family="table-cell">
      <style:table-cell-properties fo:padding="0.097cm" fo:border-left="0.05pt solid #000000" fo:border-right="none" fo:border-top="none" fo:border-bottom="0.05pt solid #000000"/>
    </style:style>
    <style:style style:name="Table5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5.863cm" style:rel-column-width="21845*"/>
    </style:style>
    <style:style style:name="Table5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9.C1" style:family="table-cell">
      <style:table-cell-properties fo:padding="0.097cm" fo:border="0.05pt solid #000000"/>
    </style:style>
    <style:style style:name="Table59.A2" style:family="table-cell">
      <style:table-cell-properties fo:padding="0.097cm" fo:border-left="0.05pt solid #000000" fo:border-right="none" fo:border-top="none" fo:border-bottom="0.05pt solid #000000"/>
    </style:style>
    <style:style style:name="Table5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0.C1" style:family="table-cell">
      <style:table-cell-properties fo:padding="0.097cm" fo:border="0.05pt solid #000000"/>
    </style:style>
    <style:style style:name="Table60.A2" style:family="table-cell">
      <style:table-cell-properties fo:padding="0.097cm" fo:border-left="0.05pt solid #000000" fo:border-right="none" fo:border-top="none" fo:border-bottom="0.05pt solid #000000"/>
    </style:style>
    <style:style style:name="Table6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5.863cm" style:rel-column-width="21845*"/>
    </style:style>
    <style:style style:name="Table6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3.C1" style:family="table-cell">
      <style:table-cell-properties fo:padding="0.097cm" fo:border="0.05pt solid #000000"/>
    </style:style>
    <style:style style:name="Table63.A2" style:family="table-cell">
      <style:table-cell-properties fo:padding="0.097cm" fo:border-left="0.05pt solid #000000" fo:border-right="none" fo:border-top="none" fo:border-bottom="0.05pt solid #000000"/>
    </style:style>
    <style:style style:name="Table6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5.863cm" style:rel-column-width="21845*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C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5.863cm" style:rel-column-width="21845*"/>
    </style:style>
    <style:style style:name="Table6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5.C1" style:family="table-cell">
      <style:table-cell-properties fo:padding="0.097cm" fo:border="0.05pt solid #000000"/>
    </style:style>
    <style:style style:name="Table65.A2" style:family="table-cell">
      <style:table-cell-properties fo:padding="0.097cm" fo:border-left="0.05pt solid #000000" fo:border-right="none" fo:border-top="none" fo:border-bottom="0.05pt solid #000000"/>
    </style:style>
    <style:style style:name="Table6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6.C1" style:family="table-cell">
      <style:table-cell-properties fo:padding="0.097cm" fo:border="0.05pt solid #000000"/>
    </style:style>
    <style:style style:name="Table66.A2" style:family="table-cell">
      <style:table-cell-properties fo:padding="0.097cm" fo:border-left="0.05pt solid #000000" fo:border-right="none" fo:border-top="none" fo:border-bottom="0.05pt solid #000000"/>
    </style:style>
    <style:style style:name="Table6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8.C1" style:family="table-cell">
      <style:table-cell-properties fo:padding="0.097cm" fo:border="0.05pt solid #000000"/>
    </style:style>
    <style:style style:name="Table68.A2" style:family="table-cell">
      <style:table-cell-properties fo:padding="0.097cm" fo:border-left="0.05pt solid #000000" fo:border-right="none" fo:border-top="none" fo:border-bottom="0.05pt solid #000000"/>
    </style:style>
    <style:style style:name="Table6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5.863cm" style:rel-column-width="21845*"/>
    </style:style>
    <style:style style:name="Table6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9.C1" style:family="table-cell">
      <style:table-cell-properties fo:padding="0.097cm" fo:border="0.05pt solid #000000"/>
    </style:style>
    <style:style style:name="Table69.A2" style:family="table-cell">
      <style:table-cell-properties fo:padding="0.097cm" fo:border-left="0.05pt solid #000000" fo:border-right="none" fo:border-top="none" fo:border-bottom="0.05pt solid #000000"/>
    </style:style>
    <style:style style:name="Table6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5.863cm" style:rel-column-width="21845*"/>
    </style:style>
    <style:style style:name="Table7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4.C1" style:family="table-cell">
      <style:table-cell-properties fo:padding="0.097cm" fo:border="0.05pt solid #000000"/>
    </style:style>
    <style:style style:name="Table74.A2" style:family="table-cell">
      <style:table-cell-properties fo:padding="0.097cm" fo:border-left="0.05pt solid #000000" fo:border-right="none" fo:border-top="none" fo:border-bottom="0.05pt solid #000000"/>
    </style:style>
    <style:style style:name="Table7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5.863cm" style:rel-column-width="21845*"/>
    </style:style>
    <style:style style:name="Table7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5.C1" style:family="table-cell">
      <style:table-cell-properties fo:padding="0.097cm" fo:border="0.05pt solid #000000"/>
    </style:style>
    <style:style style:name="Table75.A2" style:family="table-cell">
      <style:table-cell-properties fo:padding="0.097cm" fo:border-left="0.05pt solid #000000" fo:border-right="none" fo:border-top="none" fo:border-bottom="0.05pt solid #000000"/>
    </style:style>
    <style:style style:name="Table7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5.863cm" style:rel-column-width="21845*"/>
    </style:style>
    <style:style style:name="Table7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6.C1" style:family="table-cell">
      <style:table-cell-properties fo:padding="0.097cm" fo:border="0.05pt solid #000000"/>
    </style:style>
    <style:style style:name="Table76.A2" style:family="table-cell">
      <style:table-cell-properties fo:padding="0.097cm" fo:border-left="0.05pt solid #000000" fo:border-right="none" fo:border-top="none" fo:border-bottom="0.05pt solid #000000"/>
    </style:style>
    <style:style style:name="Table7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7" style:family="table">
      <style:table-properties style:width="17.59cm" table:align="margins"/>
    </style:style>
    <style:style style:name="Table77.A" style:family="table-column">
      <style:table-column-properties style:column-width="5.863cm" style:rel-column-width="21845*"/>
    </style:style>
    <style:style style:name="Table7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7.C1" style:family="table-cell">
      <style:table-cell-properties fo:padding="0.097cm" fo:border="0.05pt solid #000000"/>
    </style:style>
    <style:style style:name="Table77.A2" style:family="table-cell">
      <style:table-cell-properties fo:padding="0.097cm" fo:border-left="0.05pt solid #000000" fo:border-right="none" fo:border-top="none" fo:border-bottom="0.05pt solid #000000"/>
    </style:style>
    <style:style style:name="Table7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2.C1" style:family="table-cell">
      <style:table-cell-properties fo:padding="0.097cm" fo:border="0.05pt solid #000000"/>
    </style:style>
    <style:style style:name="Table62.A2" style:family="table-cell">
      <style:table-cell-properties fo:padding="0.097cm" fo:border-left="0.05pt solid #000000" fo:border-right="none" fo:border-top="none" fo:border-bottom="0.05pt solid #000000"/>
    </style:style>
    <style:style style:name="Table6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5.863cm" style:rel-column-width="21845*"/>
    </style:style>
    <style:style style:name="Table7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8.C1" style:family="table-cell">
      <style:table-cell-properties fo:padding="0.097cm" fo:border="0.05pt solid #000000"/>
    </style:style>
    <style:style style:name="Table78.A2" style:family="table-cell">
      <style:table-cell-properties fo:padding="0.097cm" fo:border-left="0.05pt solid #000000" fo:border-right="none" fo:border-top="none" fo:border-bottom="0.05pt solid #000000"/>
    </style:style>
    <style:style style:name="Table7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1.C1" style:family="table-cell">
      <style:table-cell-properties fo:padding="0.097cm" fo:border="0.05pt solid #000000"/>
    </style:style>
    <style:style style:name="Table61.A2" style:family="table-cell">
      <style:table-cell-properties fo:padding="0.097cm" fo:border-left="0.05pt solid #000000" fo:border-right="none" fo:border-top="none" fo:border-bottom="0.05pt solid #000000"/>
    </style:style>
    <style:style style:name="Table6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5.863cm" style:rel-column-width="21845*"/>
    </style:style>
    <style:style style:name="Table7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0.C1" style:family="table-cell">
      <style:table-cell-properties fo:padding="0.097cm" fo:border="0.05pt solid #000000"/>
    </style:style>
    <style:style style:name="Table70.A2" style:family="table-cell">
      <style:table-cell-properties fo:padding="0.097cm" fo:border-left="0.05pt solid #000000" fo:border-right="none" fo:border-top="none" fo:border-bottom="0.05pt solid #000000"/>
    </style:style>
    <style:style style:name="Table7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7.C1" style:family="table-cell">
      <style:table-cell-properties fo:padding="0.097cm" fo:border="0.05pt solid #000000"/>
    </style:style>
    <style:style style:name="Table67.A2" style:family="table-cell">
      <style:table-cell-properties fo:padding="0.097cm" fo:border-left="0.05pt solid #000000" fo:border-right="none" fo:border-top="none" fo:border-bottom="0.05pt solid #000000"/>
    </style:style>
    <style:style style:name="Table6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48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49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50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51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52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53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54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55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56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57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58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88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89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0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91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92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93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94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95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96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97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98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2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3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3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3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3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34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3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36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37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38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39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40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41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42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43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44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45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46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47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48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49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50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51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52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53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54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55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56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57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58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159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160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161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162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163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164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166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167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168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169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170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171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172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173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174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175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176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177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178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179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180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181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182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183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184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185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186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187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188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189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190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191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192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93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94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95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96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97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98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99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00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01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02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03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04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05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06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07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08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09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10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11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12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13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14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15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16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17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18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19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20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21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22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23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24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25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26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27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28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29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30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31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32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33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34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35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36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37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38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39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40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41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42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43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44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45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46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47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48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49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50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51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252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53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54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55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56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57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58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59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60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61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262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263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264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265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266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267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268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269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270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271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272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273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274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275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276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277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278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279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280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281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282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283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284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285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286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287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288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289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290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291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29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style:page-number="auto" fo:background-color="transparent"/>
      <style:text-properties officeooo:rsid="00034c00" officeooo:paragraph-rsid="00034c00"/>
    </style:style>
    <style:style style:name="P29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34c00" officeooo:paragraph-rsid="00034c00"/>
    </style:style>
    <style:style style:name="P29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45907" officeooo:paragraph-rsid="00045907"/>
    </style:style>
    <style:style style:name="P29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58bb0" officeooo:paragraph-rsid="00058bb0"/>
    </style:style>
    <style:style style:name="P29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7f99f"/>
    </style:style>
    <style:style style:name="P29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9ee0d"/>
    </style:style>
    <style:style style:name="P29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be3ec"/>
    </style:style>
    <style:style style:name="P29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1f652f"/>
    </style:style>
    <style:style style:name="P30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0f4d2"/>
    </style:style>
    <style:style style:name="P30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10640"/>
    </style:style>
    <style:style style:name="P30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5578c"/>
    </style:style>
    <style:style style:name="P30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8bd5e"/>
    </style:style>
    <style:style style:name="P30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a5c8c"/>
    </style:style>
    <style:style style:name="P30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d6d99"/>
    </style:style>
    <style:style style:name="P30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2fc551"/>
    </style:style>
    <style:style style:name="P30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1b2bf"/>
    </style:style>
    <style:style style:name="P30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1fb80"/>
    </style:style>
    <style:style style:name="P30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6ae72"/>
    </style:style>
    <style:style style:name="P31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8c64c"/>
    </style:style>
    <style:style style:name="P3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ad31e"/>
    </style:style>
    <style:style style:name="P31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d4114"/>
    </style:style>
    <style:style style:name="P31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3f4537"/>
    </style:style>
    <style:style style:name="P31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0f6c5"/>
    </style:style>
    <style:style style:name="P3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10bdb"/>
    </style:style>
    <style:style style:name="P3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21853"/>
    </style:style>
    <style:style style:name="P3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3ddeb"/>
    </style:style>
    <style:style style:name="P3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715c9"/>
    </style:style>
    <style:style style:name="P3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7809a"/>
    </style:style>
    <style:style style:name="P3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cdb56"/>
    </style:style>
    <style:style style:name="P3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4f88f9"/>
    </style:style>
    <style:style style:name="P3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508d17"/>
    </style:style>
    <style:style style:name="P3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532fb5"/>
    </style:style>
    <style:style style:name="P3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5538c6"/>
    </style:style>
    <style:style style:name="P3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6e00d3"/>
    </style:style>
    <style:style style:name="P3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70927e"/>
    </style:style>
    <style:style style:name="P3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72c664"/>
    </style:style>
    <style:style style:name="P3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0cf0bc" officeooo:paragraph-rsid="007f1846"/>
    </style:style>
    <style:style style:name="P3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74cm" style:auto-text-indent="false" fo:background-color="transparent"/>
      <style:text-properties officeooo:rsid="006f9e95" officeooo:paragraph-rsid="006f9e95"/>
    </style:style>
    <style:style style:name="P33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331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332" style:family="paragraph" style:parent-style-name="Standard">
      <style:text-properties officeooo:paragraph-rsid="000cf0bc"/>
    </style:style>
    <style:style style:name="P333" style:family="paragraph" style:parent-style-name="Standard">
      <style:text-properties officeooo:rsid="00144438" officeooo:paragraph-rsid="00144438"/>
    </style:style>
    <style:style style:name="P334" style:family="paragraph" style:parent-style-name="Standard">
      <style:text-properties officeooo:rsid="00144438" officeooo:paragraph-rsid="0019ee0d"/>
    </style:style>
    <style:style style:name="P335" style:family="paragraph" style:parent-style-name="Standard">
      <style:text-properties officeooo:rsid="00144438" officeooo:paragraph-rsid="001be3ec"/>
    </style:style>
    <style:style style:name="P336" style:family="paragraph" style:parent-style-name="Standard">
      <style:text-properties officeooo:rsid="00144438" officeooo:paragraph-rsid="001f652f"/>
    </style:style>
    <style:style style:name="P337" style:family="paragraph" style:parent-style-name="Standard">
      <style:text-properties officeooo:rsid="00144438" officeooo:paragraph-rsid="0020f4d2"/>
    </style:style>
    <style:style style:name="P338" style:family="paragraph" style:parent-style-name="Standard">
      <style:text-properties officeooo:rsid="00144438" officeooo:paragraph-rsid="00210640"/>
    </style:style>
    <style:style style:name="P339" style:family="paragraph" style:parent-style-name="Standard">
      <style:text-properties officeooo:rsid="00144438" officeooo:paragraph-rsid="0025578c"/>
    </style:style>
    <style:style style:name="P340" style:family="paragraph" style:parent-style-name="Standard">
      <style:text-properties officeooo:rsid="00144438" officeooo:paragraph-rsid="0028bd5e"/>
    </style:style>
    <style:style style:name="P341" style:family="paragraph" style:parent-style-name="Standard">
      <style:text-properties officeooo:rsid="00144438" officeooo:paragraph-rsid="002a5c8c"/>
    </style:style>
    <style:style style:name="P342" style:family="paragraph" style:parent-style-name="Standard">
      <style:text-properties officeooo:rsid="00144438" officeooo:paragraph-rsid="002d6d99"/>
    </style:style>
    <style:style style:name="P343" style:family="paragraph" style:parent-style-name="Standard">
      <style:text-properties officeooo:rsid="00144438" officeooo:paragraph-rsid="002fc551"/>
    </style:style>
    <style:style style:name="P344" style:family="paragraph" style:parent-style-name="Standard">
      <style:text-properties officeooo:rsid="00144438" officeooo:paragraph-rsid="0031b2bf"/>
    </style:style>
    <style:style style:name="P345" style:family="paragraph" style:parent-style-name="Standard">
      <style:text-properties officeooo:rsid="00144438" officeooo:paragraph-rsid="0031fb80"/>
    </style:style>
    <style:style style:name="P346" style:family="paragraph" style:parent-style-name="Standard">
      <style:text-properties officeooo:rsid="00144438" officeooo:paragraph-rsid="0036ae72"/>
    </style:style>
    <style:style style:name="P347" style:family="paragraph" style:parent-style-name="Standard">
      <style:text-properties officeooo:rsid="00144438" officeooo:paragraph-rsid="0038c64c"/>
    </style:style>
    <style:style style:name="P348" style:family="paragraph" style:parent-style-name="Standard">
      <style:text-properties officeooo:rsid="00144438" officeooo:paragraph-rsid="003ad31e"/>
    </style:style>
    <style:style style:name="P349" style:family="paragraph" style:parent-style-name="Standard">
      <style:text-properties officeooo:rsid="00144438" officeooo:paragraph-rsid="003d4114"/>
    </style:style>
    <style:style style:name="P350" style:family="paragraph" style:parent-style-name="Standard">
      <style:text-properties officeooo:rsid="00144438" officeooo:paragraph-rsid="003f4537"/>
    </style:style>
    <style:style style:name="P351" style:family="paragraph" style:parent-style-name="Standard">
      <style:text-properties officeooo:rsid="00144438" officeooo:paragraph-rsid="0040f6c5"/>
    </style:style>
    <style:style style:name="P352" style:family="paragraph" style:parent-style-name="Standard">
      <style:text-properties officeooo:rsid="00144438" officeooo:paragraph-rsid="00410bdb"/>
    </style:style>
    <style:style style:name="P353" style:family="paragraph" style:parent-style-name="Standard">
      <style:text-properties officeooo:rsid="00144438" officeooo:paragraph-rsid="00421853"/>
    </style:style>
    <style:style style:name="P354" style:family="paragraph" style:parent-style-name="Standard">
      <style:text-properties officeooo:rsid="00144438" officeooo:paragraph-rsid="0043ddeb"/>
    </style:style>
    <style:style style:name="P355" style:family="paragraph" style:parent-style-name="Standard">
      <style:text-properties officeooo:rsid="00144438" officeooo:paragraph-rsid="004715c9"/>
    </style:style>
    <style:style style:name="P356" style:family="paragraph" style:parent-style-name="Standard">
      <style:text-properties officeooo:rsid="00144438" officeooo:paragraph-rsid="0047809a"/>
    </style:style>
    <style:style style:name="P357" style:family="paragraph" style:parent-style-name="Standard">
      <style:text-properties officeooo:rsid="00144438" officeooo:paragraph-rsid="004cdb56"/>
    </style:style>
    <style:style style:name="P358" style:family="paragraph" style:parent-style-name="Standard">
      <style:text-properties officeooo:rsid="00144438" officeooo:paragraph-rsid="004f88f9"/>
    </style:style>
    <style:style style:name="P359" style:family="paragraph" style:parent-style-name="Standard">
      <style:text-properties officeooo:rsid="00144438" officeooo:paragraph-rsid="00508d17"/>
    </style:style>
    <style:style style:name="P360" style:family="paragraph" style:parent-style-name="Standard">
      <style:text-properties officeooo:rsid="00144438" officeooo:paragraph-rsid="00532fb5"/>
    </style:style>
    <style:style style:name="P361" style:family="paragraph" style:parent-style-name="Standard">
      <style:text-properties officeooo:rsid="00144438" officeooo:paragraph-rsid="005538c6"/>
    </style:style>
    <style:style style:name="P362" style:family="paragraph" style:parent-style-name="Standard">
      <style:text-properties officeooo:rsid="00144438" officeooo:paragraph-rsid="006e00d3"/>
    </style:style>
    <style:style style:name="P363" style:family="paragraph" style:parent-style-name="Standard">
      <style:text-properties officeooo:rsid="00144438" officeooo:paragraph-rsid="0070927e"/>
    </style:style>
    <style:style style:name="P364" style:family="paragraph" style:parent-style-name="Standard">
      <style:text-properties officeooo:rsid="00144438" officeooo:paragraph-rsid="0072c664"/>
    </style:style>
    <style:style style:name="P365" style:family="paragraph" style:parent-style-name="Standard">
      <style:text-properties officeooo:rsid="00144438" officeooo:paragraph-rsid="007f1846"/>
    </style:style>
    <style:style style:name="P366" style:family="paragraph" style:parent-style-name="Standard">
      <style:text-properties officeooo:rsid="00144438" officeooo:paragraph-rsid="00837719"/>
    </style:style>
    <style:style style:name="P367" style:family="paragraph" style:parent-style-name="Standard">
      <style:text-properties officeooo:rsid="00144438" officeooo:paragraph-rsid="00873e2f"/>
    </style:style>
    <style:style style:name="P368" style:family="paragraph" style:parent-style-name="Standard">
      <style:text-properties officeooo:rsid="00144438" officeooo:paragraph-rsid="008badea"/>
    </style:style>
    <style:style style:name="P369" style:family="paragraph" style:parent-style-name="Standard">
      <style:text-properties officeooo:paragraph-rsid="0014f2ea"/>
    </style:style>
    <style:style style:name="P370" style:family="paragraph" style:parent-style-name="Standard">
      <style:text-properties officeooo:paragraph-rsid="0017f99f"/>
    </style:style>
    <style:style style:name="P371" style:family="paragraph" style:parent-style-name="Standard">
      <style:text-properties officeooo:paragraph-rsid="0019ee0d"/>
    </style:style>
    <style:style style:name="P372" style:family="paragraph" style:parent-style-name="Standard">
      <style:text-properties officeooo:paragraph-rsid="001be3ec"/>
    </style:style>
    <style:style style:name="P373" style:family="paragraph" style:parent-style-name="Standard">
      <style:text-properties officeooo:paragraph-rsid="001f652f"/>
    </style:style>
    <style:style style:name="P374" style:family="paragraph" style:parent-style-name="Standard">
      <style:text-properties officeooo:paragraph-rsid="0020f4d2"/>
    </style:style>
    <style:style style:name="P375" style:family="paragraph" style:parent-style-name="Standard">
      <style:text-properties officeooo:paragraph-rsid="00210640"/>
    </style:style>
    <style:style style:name="P376" style:family="paragraph" style:parent-style-name="Standard">
      <style:text-properties officeooo:paragraph-rsid="0025578c"/>
    </style:style>
    <style:style style:name="P377" style:family="paragraph" style:parent-style-name="Standard">
      <style:text-properties officeooo:paragraph-rsid="0028bd5e"/>
    </style:style>
    <style:style style:name="P378" style:family="paragraph" style:parent-style-name="Standard">
      <style:text-properties officeooo:paragraph-rsid="002a5c8c"/>
    </style:style>
    <style:style style:name="P379" style:family="paragraph" style:parent-style-name="Standard">
      <style:text-properties officeooo:paragraph-rsid="002d6d99"/>
    </style:style>
    <style:style style:name="P380" style:family="paragraph" style:parent-style-name="Standard">
      <style:text-properties officeooo:rsid="002f6984" officeooo:paragraph-rsid="002f6984"/>
    </style:style>
    <style:style style:name="P381" style:family="paragraph" style:parent-style-name="Standard">
      <style:text-properties officeooo:paragraph-rsid="002fc551"/>
    </style:style>
    <style:style style:name="P382" style:family="paragraph" style:parent-style-name="Standard">
      <style:text-properties officeooo:paragraph-rsid="0031b2bf"/>
    </style:style>
    <style:style style:name="P383" style:family="paragraph" style:parent-style-name="Standard">
      <style:text-properties officeooo:paragraph-rsid="0031fb80"/>
    </style:style>
    <style:style style:name="P384" style:family="paragraph" style:parent-style-name="Standard">
      <style:text-properties officeooo:paragraph-rsid="0036ae72"/>
    </style:style>
    <style:style style:name="P385" style:family="paragraph" style:parent-style-name="Standard">
      <style:text-properties officeooo:paragraph-rsid="0038c64c"/>
    </style:style>
    <style:style style:name="P386" style:family="paragraph" style:parent-style-name="Standard">
      <style:text-properties officeooo:paragraph-rsid="003ad31e"/>
    </style:style>
    <style:style style:name="P387" style:family="paragraph" style:parent-style-name="Standard">
      <style:text-properties officeooo:paragraph-rsid="003d4114"/>
    </style:style>
    <style:style style:name="P388" style:family="paragraph" style:parent-style-name="Standard">
      <style:text-properties officeooo:paragraph-rsid="003f4537"/>
    </style:style>
    <style:style style:name="P389" style:family="paragraph" style:parent-style-name="Standard">
      <style:text-properties officeooo:paragraph-rsid="0040f6c5"/>
    </style:style>
    <style:style style:name="P390" style:family="paragraph" style:parent-style-name="Standard">
      <style:text-properties officeooo:paragraph-rsid="00410bdb"/>
    </style:style>
    <style:style style:name="P391" style:family="paragraph" style:parent-style-name="Standard">
      <style:text-properties officeooo:paragraph-rsid="00421853"/>
    </style:style>
    <style:style style:name="P392" style:family="paragraph" style:parent-style-name="Standard">
      <style:text-properties officeooo:paragraph-rsid="0043ddeb"/>
    </style:style>
    <style:style style:name="P393" style:family="paragraph" style:parent-style-name="Standard">
      <style:text-properties officeooo:paragraph-rsid="004715c9"/>
    </style:style>
    <style:style style:name="P394" style:family="paragraph" style:parent-style-name="Standard">
      <style:text-properties officeooo:paragraph-rsid="0047809a"/>
    </style:style>
    <style:style style:name="P395" style:family="paragraph" style:parent-style-name="Standard">
      <style:text-properties officeooo:paragraph-rsid="004cdb56"/>
    </style:style>
    <style:style style:name="P396" style:family="paragraph" style:parent-style-name="Standard">
      <style:text-properties officeooo:paragraph-rsid="004f88f9"/>
    </style:style>
    <style:style style:name="P397" style:family="paragraph" style:parent-style-name="Standard">
      <style:text-properties officeooo:paragraph-rsid="00508d17"/>
    </style:style>
    <style:style style:name="P398" style:family="paragraph" style:parent-style-name="Standard">
      <style:text-properties officeooo:rsid="00508d17" officeooo:paragraph-rsid="00508d17"/>
    </style:style>
    <style:style style:name="P399" style:family="paragraph" style:parent-style-name="Standard">
      <style:text-properties officeooo:rsid="00508d17" officeooo:paragraph-rsid="00532fb5"/>
    </style:style>
    <style:style style:name="P400" style:family="paragraph" style:parent-style-name="Standard">
      <style:text-properties officeooo:rsid="00508d17" officeooo:paragraph-rsid="005538c6"/>
    </style:style>
    <style:style style:name="P401" style:family="paragraph" style:parent-style-name="Standard">
      <style:text-properties officeooo:rsid="00508d17" officeooo:paragraph-rsid="006e00d3"/>
    </style:style>
    <style:style style:name="P402" style:family="paragraph" style:parent-style-name="Standard">
      <style:text-properties officeooo:paragraph-rsid="00532fb5"/>
    </style:style>
    <style:style style:name="P403" style:family="paragraph" style:parent-style-name="Standard">
      <style:text-properties officeooo:paragraph-rsid="005538c6"/>
    </style:style>
    <style:style style:name="P404" style:family="paragraph" style:parent-style-name="Standard">
      <style:text-properties officeooo:paragraph-rsid="006e00d3"/>
    </style:style>
    <style:style style:name="P405" style:family="paragraph" style:parent-style-name="Standard">
      <style:text-properties officeooo:paragraph-rsid="0070927e"/>
    </style:style>
    <style:style style:name="P406" style:family="paragraph" style:parent-style-name="Standard">
      <style:text-properties officeooo:rsid="0070927e" officeooo:paragraph-rsid="0070927e"/>
    </style:style>
    <style:style style:name="P407" style:family="paragraph" style:parent-style-name="Standard">
      <style:text-properties officeooo:paragraph-rsid="0070e7af"/>
    </style:style>
    <style:style style:name="P408" style:family="paragraph" style:parent-style-name="Standard">
      <style:text-properties officeooo:rsid="0070e7af" officeooo:paragraph-rsid="0070e7af"/>
    </style:style>
    <style:style style:name="P409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10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411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412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413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414" style:family="paragraph" style:parent-style-name="Standard">
      <style:text-properties officeooo:paragraph-rsid="0072c664"/>
    </style:style>
    <style:style style:name="P415" style:family="paragraph" style:parent-style-name="Standard">
      <style:text-properties officeooo:paragraph-rsid="007f1846"/>
    </style:style>
    <style:style style:name="P416" style:family="paragraph" style:parent-style-name="Standard">
      <style:text-properties officeooo:paragraph-rsid="00837719"/>
    </style:style>
    <style:style style:name="P417" style:family="paragraph" style:parent-style-name="Standard">
      <style:text-properties officeooo:paragraph-rsid="00873e2f"/>
    </style:style>
    <style:style style:name="P418" style:family="paragraph" style:parent-style-name="Standard">
      <style:text-properties officeooo:paragraph-rsid="008badea"/>
    </style:style>
    <style:style style:name="P4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42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42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4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4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42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42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42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cf0bc" officeooo:paragraph-rsid="000cf0bc"/>
    </style:style>
    <style:style style:name="P42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cf0bc" officeooo:paragraph-rsid="00837719"/>
    </style:style>
    <style:style style:name="P42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cf0bc" officeooo:paragraph-rsid="00873e2f"/>
    </style:style>
    <style:style style:name="P4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cf0bc" officeooo:paragraph-rsid="008badea"/>
    </style:style>
    <style:style style:name="P4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763f3" officeooo:paragraph-rsid="0060833f"/>
    </style:style>
    <style:style style:name="P43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0763f3" officeooo:paragraph-rsid="000763f3"/>
    </style:style>
    <style:style style:name="P43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/>
      <style:text-properties officeooo:rsid="0060833f" officeooo:paragraph-rsid="006ad649"/>
    </style:style>
    <style:style style:name="P43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0763f3" officeooo:paragraph-rsid="006304ca"/>
    </style:style>
    <style:style style:name="P43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11717c" officeooo:paragraph-rsid="0011717c"/>
    </style:style>
    <style:style style:name="P435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36" style:family="paragraph" style:parent-style-name="Heading_20_1">
      <style:paragraph-properties fo:text-align="center" style:justify-single-word="false"/>
    </style:style>
    <style:style style:name="P437" style:family="paragraph" style:parent-style-name="Heading_20_1">
      <style:paragraph-properties fo:text-align="center" style:justify-single-word="false"/>
      <style:text-properties officeooo:paragraph-rsid="00058bb0"/>
    </style:style>
    <style:style style:name="P438" style:family="paragraph" style:parent-style-name="Heading_20_1">
      <style:paragraph-properties fo:text-align="center" style:justify-single-word="false"/>
      <style:text-properties officeooo:paragraph-rsid="0019ee0d"/>
    </style:style>
    <style:style style:name="P439" style:family="paragraph" style:parent-style-name="Heading_20_1">
      <style:paragraph-properties fo:text-align="center" style:justify-single-word="false"/>
      <style:text-properties officeooo:paragraph-rsid="001be3ec"/>
    </style:style>
    <style:style style:name="P440" style:family="paragraph" style:parent-style-name="Heading_20_1">
      <style:paragraph-properties fo:text-align="center" style:justify-single-word="false"/>
      <style:text-properties officeooo:paragraph-rsid="001f652f"/>
    </style:style>
    <style:style style:name="P441" style:family="paragraph" style:parent-style-name="Heading_20_1">
      <style:paragraph-properties fo:text-align="center" style:justify-single-word="false"/>
      <style:text-properties officeooo:paragraph-rsid="0070e7af"/>
    </style:style>
    <style:style style:name="P442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5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6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75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76" style:family="paragraph" style:parent-style-name="Standard" style:list-style-name="L1">
      <style:text-properties officeooo:rsid="002f6984" officeooo:paragraph-rsid="002f698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2c664"/>
    </style:style>
    <style:style style:name="T86" style:family="text">
      <style:text-properties officeooo:rsid="0074d015"/>
    </style:style>
    <style:style style:name="T87" style:family="text">
      <style:text-properties officeooo:rsid="007f1846"/>
    </style:style>
    <style:style style:name="T88" style:family="text">
      <style:text-properties officeooo:rsid="008203af"/>
    </style:style>
    <style:style style:name="T89" style:family="text">
      <style:text-properties officeooo:rsid="00837719"/>
    </style:style>
    <style:style style:name="T90" style:family="text">
      <style:text-properties officeooo:rsid="00853f98"/>
    </style:style>
    <style:style style:name="T91" style:family="text">
      <style:text-properties officeooo:rsid="00873e2f"/>
    </style:style>
    <style:style style:name="T92" style:family="text">
      <style:text-properties officeooo:rsid="008741f6"/>
    </style:style>
    <style:style style:name="T93" style:family="text">
      <style:text-properties officeooo:rsid="0088e887"/>
    </style:style>
    <style:style style:name="T94" style:family="text">
      <style:text-properties officeooo:rsid="008a4a4c"/>
    </style:style>
    <style:style style:name="T95" style:family="text">
      <style:text-properties officeooo:rsid="008cf0bf"/>
    </style:style>
    <style:style style:name="T96" style:family="text">
      <style:text-properties officeooo:rsid="008d6c7f"/>
    </style:style>
    <style:style style:name="T97" style:family="text">
      <style:text-properties officeooo:rsid="008d7dd5"/>
    </style:style>
    <style:style style:name="T98" style:family="text">
      <style:text-properties officeooo:rsid="008f94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35" text:outline-level="1">Common packet format</text:h>
      <text:p text:style-name="P292">Exchange between smartphone and fox is made via Bluetooth-RFCOMM (i.e. via virtual UART).</text:p>
      <text:p text:style-name="P293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173143427468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Full packet length</text:p>
          </table:table-cell>
          <table:table-cell table:style-name="Table1.A1" office:value-type="string">
            <text:p text:style-name="P5">Payload</text:p>
          </table:table-cell>
          <table:table-cell table:style-name="Table1.D1" office:value-type="string">
            <text:p text:style-name="P5">CRC</text:p>
          </table:table-cell>
        </table:table-row>
        <table:table-row table:style-name="TableLine1731434290192">
          <table:table-cell table:style-name="Table1.A2" office:value-type="string">
            <text:p text:style-name="P5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1731434290464">
          <table:table-cell table:style-name="Table1.A2" office:value-type="string">
            <text:p text:style-name="P5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4">Just a payload, here can be anything.</text:p>
          </table:table-cell>
          <table:table-cell table:style-name="Table1.D2" office:value-type="string">
            <text:p text:style-name="P4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293"/>
      <text:p text:style-name="P294">Packets with wrong full length (i.e. not from [6-64] range) is discarded immediately.</text:p>
      <text:p text:style-name="P294">CRC32 is re-calculated on the receiving side after packet reception, packets with incorrect CRC is discarded too.</text:p>
      <text:h text:style-name="P437" text:outline-level="1">Payload type</text:h>
      <text:p text:style-name="P295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731434284480">
          <table:table-cell table:style-name="Table2.A1" office:value-type="string">
            <text:p text:style-name="P6">Payload type</text:p>
          </table:table-cell>
          <table:table-cell table:style-name="Table2.A1" office:value-type="string">
            <text:p text:style-name="P6">Description</text:p>
          </table:table-cell>
          <table:table-cell table:style-name="Table2.C1" office:value-type="string">
            <text:p text:style-name="P6">First byte value</text:p>
          </table:table-cell>
        </table:table-row>
        <table:table-row table:style-name="TableLine1731434279584">
          <table:table-cell table:style-name="Table2.A2" office:value-type="string">
            <text:p text:style-name="P47">Command to fox</text:p>
          </table:table-cell>
          <table:table-cell table:style-name="Table2.A2" office:value-type="string">
            <text:p text:style-name="P47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47">0x00</text:p>
          </table:table-cell>
        </table:table-row>
        <table:table-row table:style-name="TableLine1731434275776">
          <table:table-cell table:style-name="Table2.A2" office:value-type="string">
            <text:p text:style-name="P47">Response to command</text:p>
          </table:table-cell>
          <table:table-cell table:style-name="Table2.A2" office:value-type="string">
            <text:p text:style-name="P47">Response to the command from smartphone. Can be sent only by the fox and only as a response to command.</text:p>
          </table:table-cell>
          <table:table-cell table:style-name="Table2.C2" office:value-type="string">
            <text:p text:style-name="P47">0x01</text:p>
          </table:table-cell>
        </table:table-row>
        <table:table-row table:style-name="TableLine1731434288832">
          <table:table-cell table:style-name="Table2.A2" office:value-type="string">
            <text:p text:style-name="P47">Event from fox</text:p>
          </table:table-cell>
          <table:table-cell table:style-name="Table2.A2" office:value-type="string">
            <text:p text:style-name="P47">Issued by fox when something is happened. Always issued without <text:s/><text:soft-page-break/>previous command.</text:p>
          </table:table-cell>
          <table:table-cell table:style-name="Table2.C2" office:value-type="string">
            <text:p text:style-name="P47">0x02</text:p>
          </table:table-cell>
        </table:table-row>
      </table:table>
      <text:p text:style-name="P295"/>
      <text:h text:style-name="P442" text:outline-level="1">Sleepmodes</text:h>
      <text:p text:style-name="P329">All commands with correct CRC reset sleepmodes timer, causing fox to remain active with display turned on. To avoid sleeping it is recommended to use “No operation” command.</text:p>
      <text:h text:style-name="P436" text:outline-level="1">Set date and time</text:h>
      <text:p text:style-name="P433">Issue this command to set <text:span text:style-name="T4">fox</text:span> date and time.</text:p>
      <text:p text:style-name="P419">This command will fail if fox is armed!</text:p>
      <text:p text:style-name="P430">Payload format:</text:p>
      <table:table table:name="Table3" table:style-name="Table3">
        <table:table-column table:style-name="Table3.A" table:number-columns-repeated="3"/>
        <table:table-row table:style-name="TableLine1731434289648">
          <table:table-cell table:style-name="Table3.A1" office:value-type="string">
            <text:p text:style-name="P7">Payload byte</text:p>
          </table:table-cell>
          <table:table-cell table:style-name="Table3.A1" office:value-type="string">
            <text:p text:style-name="P7">Value</text:p>
          </table:table-cell>
          <table:table-cell table:style-name="Table3.C1" office:value-type="string">
            <text:p text:style-name="P7">Description</text:p>
          </table:table-cell>
        </table:table-row>
        <table:table-row table:style-name="TableLine1731434276592">
          <table:table-cell table:style-name="Table3.A2" office:value-type="string">
            <text:p text:style-name="P48">0</text:p>
          </table:table-cell>
          <table:table-cell table:style-name="Table3.A2" office:value-type="string">
            <text:p text:style-name="P48">0x00</text:p>
          </table:table-cell>
          <table:table-cell table:style-name="Table3.C2" office:value-type="string">
            <text:p text:style-name="P48">Command to fox</text:p>
          </table:table-cell>
        </table:table-row>
        <table:table-row table:style-name="TableLine1731434279312">
          <table:table-cell table:style-name="Table3.A2" office:value-type="string">
            <text:p text:style-name="P48">1</text:p>
          </table:table-cell>
          <table:table-cell table:style-name="Table3.A2" office:value-type="string">
            <text:p text:style-name="P48">0x00</text:p>
          </table:table-cell>
          <table:table-cell table:style-name="Table3.C2" office:value-type="string">
            <text:p text:style-name="P48">Set date and time</text:p>
          </table:table-cell>
        </table:table-row>
        <table:table-row table:style-name="TableLine1731434281216">
          <table:table-cell table:style-name="Table3.A2" office:value-type="string">
            <text:p text:style-name="P88">2</text:p>
          </table:table-cell>
          <table:table-cell table:style-name="Table3.A2" office:value-type="string">
            <text:p text:style-name="P88">0-99</text:p>
          </table:table-cell>
          <table:table-cell table:style-name="Table3.C2" office:value-type="string">
            <text:p text:style-name="P88">Year of XXI century</text:p>
          </table:table-cell>
        </table:table-row>
        <table:table-row table:style-name="TableLine1731434282032">
          <table:table-cell table:style-name="Table3.A2" office:value-type="string">
            <text:p text:style-name="P88">3</text:p>
          </table:table-cell>
          <table:table-cell table:style-name="Table3.A2" office:value-type="string">
            <text:p text:style-name="P88">1-12</text:p>
          </table:table-cell>
          <table:table-cell table:style-name="Table3.C2" office:value-type="string">
            <text:p text:style-name="P88">Month (1 is January)</text:p>
          </table:table-cell>
        </table:table-row>
        <table:table-row table:style-name="TableLine1731434302976">
          <table:table-cell table:style-name="Table3.A2" office:value-type="string">
            <text:p text:style-name="P88">4</text:p>
          </table:table-cell>
          <table:table-cell table:style-name="Table3.A2" office:value-type="string">
            <text:p text:style-name="P88">1-31</text:p>
          </table:table-cell>
          <table:table-cell table:style-name="Table3.C2" office:value-type="string">
            <text:p text:style-name="P88">Day of month</text:p>
          </table:table-cell>
        </table:table-row>
        <table:table-row table:style-name="TableLine1731434293456">
          <table:table-cell table:style-name="Table3.A2" office:value-type="string">
            <text:p text:style-name="P88">5</text:p>
          </table:table-cell>
          <table:table-cell table:style-name="Table3.A2" office:value-type="string">
            <text:p text:style-name="P88">1-7</text:p>
          </table:table-cell>
          <table:table-cell table:style-name="Table3.C2" office:value-type="string">
            <text:p text:style-name="P88">Day of week (1 is Monday)</text:p>
          </table:table-cell>
        </table:table-row>
        <table:table-row table:style-name="TableLine1731434298352">
          <table:table-cell table:style-name="Table3.A2" office:value-type="string">
            <text:p text:style-name="P89">6</text:p>
          </table:table-cell>
          <table:table-cell table:style-name="Table3.A2" office:value-type="string">
            <text:p text:style-name="P89">0-23</text:p>
          </table:table-cell>
          <table:table-cell table:style-name="Table3.C2" office:value-type="string">
            <text:p text:style-name="P89">Hour</text:p>
          </table:table-cell>
        </table:table-row>
        <table:table-row table:style-name="TableLine1731434292096">
          <table:table-cell table:style-name="Table3.A2" office:value-type="string">
            <text:p text:style-name="P89">7</text:p>
          </table:table-cell>
          <table:table-cell table:style-name="Table3.A2" office:value-type="string">
            <text:p text:style-name="P89">0-59</text:p>
          </table:table-cell>
          <table:table-cell table:style-name="Table3.C2" office:value-type="string">
            <text:p text:style-name="P89">Minute</text:p>
          </table:table-cell>
        </table:table-row>
        <table:table-row table:style-name="TableLine1731434297264">
          <table:table-cell table:style-name="Table3.A2" office:value-type="string">
            <text:p text:style-name="P89">8</text:p>
          </table:table-cell>
          <table:table-cell table:style-name="Table3.A2" office:value-type="string">
            <text:p text:style-name="P89">0-59</text:p>
          </table:table-cell>
          <table:table-cell table:style-name="Table3.C2" office:value-type="string">
            <text:p text:style-name="P89">Second</text:p>
          </table:table-cell>
        </table:table-row>
      </table:table>
      <text:p text:style-name="P434">Total payload length: 9 bytes.</text:p>
      <text:p text:style-name="P431"/>
      <text:p text:style-name="P426">Fox will answer:</text:p>
      <table:table table:name="Table4" table:style-name="Table4">
        <table:table-column table:style-name="Table4.A" table:number-columns-repeated="3"/>
        <table:table-row table:style-name="TableLine1731434289920">
          <table:table-cell table:style-name="Table4.A1" office:value-type="string">
            <text:p text:style-name="P8">Payload byte</text:p>
          </table:table-cell>
          <table:table-cell table:style-name="Table4.A1" office:value-type="string">
            <text:p text:style-name="P8">Value</text:p>
          </table:table-cell>
          <table:table-cell table:style-name="Table4.C1" office:value-type="string">
            <text:p text:style-name="P8">Description</text:p>
          </table:table-cell>
        </table:table-row>
        <table:table-row table:style-name="TableLine1731434293184">
          <table:table-cell table:style-name="Table4.A2" office:value-type="string">
            <text:p text:style-name="P49">0</text:p>
          </table:table-cell>
          <table:table-cell table:style-name="Table4.A2" office:value-type="string">
            <text:p text:style-name="P90">0x01</text:p>
          </table:table-cell>
          <table:table-cell table:style-name="Table4.C2" office:value-type="string">
            <text:p text:style-name="P90">Response to command</text:p>
          </table:table-cell>
        </table:table-row>
        <table:table-row table:style-name="TableLine1731434306784">
          <table:table-cell table:style-name="Table4.A2" office:value-type="string">
            <text:p text:style-name="P129">1</text:p>
          </table:table-cell>
          <table:table-cell table:style-name="Table4.A2" office:value-type="string">
            <text:p text:style-name="P129">0x00</text:p>
          </table:table-cell>
          <table:table-cell table:style-name="Table4.C2" office:value-type="string">
            <text:p text:style-name="P129">Set date and time</text:p>
          </table:table-cell>
        </table:table-row>
        <table:table-row table:style-name="TableLine1731434304880">
          <table:table-cell table:style-name="Table4.A2" office:value-type="string">
            <text:p text:style-name="P129">2</text:p>
          </table:table-cell>
          <table:table-cell table:style-name="Table4.A2" office:value-type="string">
            <text:p text:style-name="P90">0x00 or 0x01</text:p>
          </table:table-cell>
          <table:table-cell table:style-name="Table4.C2" office:value-type="string">
            <text:p text:style-name="P91">Is successful?</text:p>
            <text:p text:style-name="P91">0x00 if successful,</text:p>
            <text:p text:style-name="P91">0x01 if not (for example <text:span text:style-name="T5">if time is incorrect</text:span>).</text:p>
          </table:table-cell>
        </table:table-row>
      </table:table>
      <text:p text:style-name="P332"/>
      <text:h text:style-name="P436" text:outline-level="1"><text:soft-page-break/>Set fox name</text:h>
      <text:p text:style-name="P333">Issue this command to set fox name. <text:span text:style-name="T1">Note, that setting name also update the bluetooth device name, so it is possible that new pairing will be required.</text:span></text:p>
      <text:p text:style-name="P420">This command will fail if fox is armed!</text:p>
      <text:p text:style-name="P330"/>
      <text:p text:style-name="P333">Payload format:</text:p>
      <table:table table:name="Таблица1" table:style-name="Таблица1">
        <table:table-column table:style-name="Таблица1.A" table:number-columns-repeated="3"/>
        <table:table-row table:style-name="TableLine1731434297536">
          <table:table-cell table:style-name="Таблица1.A1" office:value-type="string">
            <text:p text:style-name="P9">Payload byte</text:p>
          </table:table-cell>
          <table:table-cell table:style-name="Таблица1.A1" office:value-type="string">
            <text:p text:style-name="P9">Value</text:p>
          </table:table-cell>
          <table:table-cell table:style-name="Таблица1.C1" office:value-type="string">
            <text:p text:style-name="P9">Description</text:p>
          </table:table-cell>
        </table:table-row>
        <table:table-row table:style-name="TableLine1731434301344">
          <table:table-cell table:style-name="Таблица1.A2" office:value-type="string">
            <text:p text:style-name="P50">0</text:p>
          </table:table-cell>
          <table:table-cell table:style-name="Таблица1.A2" office:value-type="string">
            <text:p text:style-name="P50">0x00</text:p>
          </table:table-cell>
          <table:table-cell table:style-name="Таблица1.C2" office:value-type="string">
            <text:p text:style-name="P50">Command to fox</text:p>
          </table:table-cell>
        </table:table-row>
        <table:table-row table:style-name="TableLine1731434299440">
          <table:table-cell table:style-name="Таблица1.A2" office:value-type="string">
            <text:p text:style-name="P50">1</text:p>
          </table:table-cell>
          <table:table-cell table:style-name="Таблица1.A2" office:value-type="string">
            <text:p text:style-name="P50">0x0<text:span text:style-name="T7">1</text:span></text:p>
          </table:table-cell>
          <table:table-cell table:style-name="Таблица1.C2" office:value-type="string">
            <text:p text:style-name="P166">Set fox name</text:p>
          </table:table-cell>
        </table:table-row>
        <table:table-row table:style-name="TableLine1731434300800">
          <table:table-cell table:style-name="Таблица1.A2" office:value-type="string">
            <text:p text:style-name="P166">2</text:p>
          </table:table-cell>
          <table:table-cell table:style-name="Таблица1.A2" office:value-type="string">
            <text:p text:style-name="P166">1-32</text:p>
          </table:table-cell>
          <table:table-cell table:style-name="Таблица1.C2" office:value-type="string">
            <text:p text:style-name="P166">Name length</text:p>
          </table:table-cell>
        </table:table-row>
        <table:table-row table:style-name="TableLine1731434296448">
          <table:table-cell table:style-name="Таблица1.A2" office:value-type="string">
            <text:p text:style-name="P166">3-35</text:p>
          </table:table-cell>
          <table:table-cell table:style-name="Таблица1.A2" office:value-type="string">
            <text:p text:style-name="P166">Name bytes</text:p>
          </table:table-cell>
          <table:table-cell table:style-name="Таблица1.C2" office:value-type="string">
            <text:p text:style-name="P166">Fox name (without null termination)</text:p>
          </table:table-cell>
        </table:table-row>
      </table:table>
      <text:p text:style-name="P369"/>
      <text:p text:style-name="P296">Fox will answer:</text:p>
      <table:table table:name="Таблица2" table:style-name="Таблица2">
        <table:table-column table:style-name="Таблица2.A" table:number-columns-repeated="3"/>
        <table:table-row table:style-name="TableLine1731434301616">
          <table:table-cell table:style-name="Таблица2.A1" office:value-type="string">
            <text:p text:style-name="P10">Payload byte</text:p>
          </table:table-cell>
          <table:table-cell table:style-name="Таблица2.A1" office:value-type="string">
            <text:p text:style-name="P10">Value</text:p>
          </table:table-cell>
          <table:table-cell table:style-name="Таблица2.C1" office:value-type="string">
            <text:p text:style-name="P10">Description</text:p>
          </table:table-cell>
        </table:table-row>
        <table:table-row table:style-name="TableLine1731434302704">
          <table:table-cell table:style-name="Таблица2.A2" office:value-type="string">
            <text:p text:style-name="P51">0</text:p>
          </table:table-cell>
          <table:table-cell table:style-name="Таблица2.A2" office:value-type="string">
            <text:p text:style-name="P92">0x01</text:p>
          </table:table-cell>
          <table:table-cell table:style-name="Таблица2.C2" office:value-type="string">
            <text:p text:style-name="P92">Response to command</text:p>
          </table:table-cell>
        </table:table-row>
        <table:table-row table:style-name="TableLine1731434292640">
          <table:table-cell table:style-name="Таблица2.A2" office:value-type="string">
            <text:p text:style-name="P130">1</text:p>
          </table:table-cell>
          <table:table-cell table:style-name="Таблица2.A2" office:value-type="string">
            <text:p text:style-name="P130">0x0<text:span text:style-name="T8">1</text:span></text:p>
          </table:table-cell>
          <table:table-cell table:style-name="Таблица2.C2" office:value-type="string">
            <text:p text:style-name="P170">Set fox name</text:p>
          </table:table-cell>
        </table:table-row>
        <table:table-row table:style-name="TableLine1731434295088">
          <table:table-cell table:style-name="Таблица2.A2" office:value-type="string">
            <text:p text:style-name="P130">2</text:p>
          </table:table-cell>
          <table:table-cell table:style-name="Таблица2.A2" office:value-type="string">
            <text:p text:style-name="P92">0x00 or 0x01</text:p>
          </table:table-cell>
          <table:table-cell table:style-name="Таблица2.C2" office:value-type="string">
            <text:p text:style-name="P92">Is successful?</text:p>
            <text:p text:style-name="P92">0x00 if successful,</text:p>
            <text:p text:style-name="P92">0x01 if not (for example <text:span text:style-name="T5">if </text:span><text:span text:style-name="T8">name is too long</text:span>).</text:p>
          </table:table-cell>
        </table:table-row>
      </table:table>
      <text:p text:style-name="P370"/>
      <text:h text:style-name="P438" text:outline-level="1"><text:span text:style-name="T10">Get</text:span> fox name</text:h>
      <text:p text:style-name="P334">Issue this command to <text:span text:style-name="T9">g</text:span>et fox name.</text:p>
      <text:p text:style-name="P334"/>
      <text:p text:style-name="P334">Payload format:</text:p>
      <table:table table:name="Table5" table:style-name="Table5">
        <table:table-column table:style-name="Table5.A" table:number-columns-repeated="3"/>
        <table:table-row table:style-name="TableLine1731434305696">
          <table:table-cell table:style-name="Table5.A1" office:value-type="string">
            <text:p text:style-name="P11">Payload byte</text:p>
          </table:table-cell>
          <table:table-cell table:style-name="Table5.A1" office:value-type="string">
            <text:p text:style-name="P11">Value</text:p>
          </table:table-cell>
          <table:table-cell table:style-name="Table5.C1" office:value-type="string">
            <text:p text:style-name="P11">Description</text:p>
          </table:table-cell>
        </table:table-row>
        <table:table-row table:style-name="TableLine1731434292912">
          <table:table-cell table:style-name="Table5.A2" office:value-type="string">
            <text:p text:style-name="P52">0</text:p>
          </table:table-cell>
          <table:table-cell table:style-name="Table5.A2" office:value-type="string">
            <text:p text:style-name="P52">0x00</text:p>
          </table:table-cell>
          <table:table-cell table:style-name="Table5.C2" office:value-type="string">
            <text:p text:style-name="P52">Command to fox</text:p>
          </table:table-cell>
        </table:table-row>
        <table:table-row table:style-name="TableLine1731434298624">
          <table:table-cell table:style-name="Table5.A2" office:value-type="string">
            <text:p text:style-name="P52">1</text:p>
          </table:table-cell>
          <table:table-cell table:style-name="Table5.A2" office:value-type="string">
            <text:p text:style-name="P52">0x0<text:span text:style-name="T9">2</text:span></text:p>
          </table:table-cell>
          <table:table-cell table:style-name="Table5.C2" office:value-type="string">
            <text:p text:style-name="P167"><text:span text:style-name="T9">G</text:span>et fox name</text:p>
          </table:table-cell>
        </table:table-row>
      </table:table>
      <text:p text:style-name="P371"/>
      <text:p text:style-name="P297">Fox will answer:</text:p>
      <table:table table:name="Table6" table:style-name="Table6">
        <table:table-column table:style-name="Table6.A" table:number-columns-repeated="3"/>
        <table:table-row table:style-name="TableLine1731434296176">
          <table:table-cell table:style-name="Table6.A1" office:value-type="string">
            <text:p text:style-name="P11">Payload byte</text:p>
          </table:table-cell>
          <table:table-cell table:style-name="Table6.A1" office:value-type="string">
            <text:p text:style-name="P11">Value</text:p>
          </table:table-cell>
          <table:table-cell table:style-name="Table6.C1" office:value-type="string">
            <text:p text:style-name="P11">Description</text:p>
          </table:table-cell>
        </table:table-row>
        <table:table-row table:style-name="TableLine1731434293728">
          <table:table-cell table:style-name="Table6.A2" office:value-type="string">
            <text:p text:style-name="P52">0</text:p>
          </table:table-cell>
          <table:table-cell table:style-name="Table6.A2" office:value-type="string">
            <text:p text:style-name="P93">0x01</text:p>
          </table:table-cell>
          <table:table-cell table:style-name="Table6.C2" office:value-type="string">
            <text:p text:style-name="P93">Response to command</text:p>
          </table:table-cell>
        </table:table-row>
        <table:table-row table:style-name="TableLine1731434294816">
          <table:table-cell table:style-name="Table6.A2" office:value-type="string">
            <text:p text:style-name="P131">1</text:p>
          </table:table-cell>
          <table:table-cell table:style-name="Table6.A2" office:value-type="string">
            <text:p text:style-name="P131">0x0<text:span text:style-name="T14">2</text:span></text:p>
          </table:table-cell>
          <table:table-cell table:style-name="Table6.C2" office:value-type="string">
            <text:p text:style-name="P171"><text:span text:style-name="T14">G</text:span>et fox name</text:p>
          </table:table-cell>
        </table:table-row>
        <table:table-row table:style-name="TableLine1731434291008">
          <table:table-cell table:style-name="Table6.A2" office:value-type="string">
            <text:p text:style-name="P131">2</text:p>
          </table:table-cell>
          <table:table-cell table:style-name="Table6.A2" office:value-type="string">
            <text:p text:style-name="P173">1-32</text:p>
          </table:table-cell>
          <table:table-cell table:style-name="Table6.C2" office:value-type="string">
            <text:p text:style-name="P173">Fox name length</text:p>
          </table:table-cell>
        </table:table-row>
        <table:table-row table:style-name="TableLine1731434299168">
          <table:table-cell table:style-name="Table6.A2" office:value-type="string">
            <text:p text:style-name="P175">3-35</text:p>
          </table:table-cell>
          <table:table-cell table:style-name="Table6.A2" office:value-type="string">
            <text:p text:style-name="P175">Name bytes</text:p>
          </table:table-cell>
          <table:table-cell table:style-name="Table6.C2" office:value-type="string">
            <text:p text:style-name="P168">Fox name (without null termination)</text:p>
          </table:table-cell>
        </table:table-row>
      </table:table>
      <text:p text:style-name="P371"><text:soft-page-break/></text:p>
      <text:h text:style-name="P439" text:outline-level="1"><text:span text:style-name="T10">Get</text:span> <text:span text:style-name="T11">profiles count</text:span></text:h>
      <text:p text:style-name="P335">Issue this command to <text:span text:style-name="T9">g</text:span>et <text:span text:style-name="T15">count of profiles inside a fox</text:span>.</text:p>
      <text:p text:style-name="P335"/>
      <text:p text:style-name="P335">Payload format:</text:p>
      <table:table table:name="Table7" table:style-name="Table7">
        <table:table-column table:style-name="Table7.A" table:number-columns-repeated="3"/>
        <table:table-row table:style-name="TableLine1731434300256">
          <table:table-cell table:style-name="Table7.A1" office:value-type="string">
            <text:p text:style-name="P12">Payload byt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Description</text:p>
          </table:table-cell>
        </table:table-row>
        <table:table-row table:style-name="TableLine1731434302432">
          <table:table-cell table:style-name="Table7.A2" office:value-type="string">
            <text:p text:style-name="P53">0</text:p>
          </table:table-cell>
          <table:table-cell table:style-name="Table7.A2" office:value-type="string">
            <text:p text:style-name="P53">0x00</text:p>
          </table:table-cell>
          <table:table-cell table:style-name="Table7.C2" office:value-type="string">
            <text:p text:style-name="P53">Command to fox</text:p>
          </table:table-cell>
        </table:table-row>
        <table:table-row table:style-name="TableLine1731434305968">
          <table:table-cell table:style-name="Table7.A2" office:value-type="string">
            <text:p text:style-name="P53">1</text:p>
          </table:table-cell>
          <table:table-cell table:style-name="Table7.A2" office:value-type="string">
            <text:p text:style-name="P53">0x0<text:span text:style-name="T16">3</text:span></text:p>
          </table:table-cell>
          <table:table-cell table:style-name="Table7.C2" office:value-type="string">
            <text:p text:style-name="P177">Get profiles count</text:p>
          </table:table-cell>
        </table:table-row>
      </table:table>
      <text:p text:style-name="P372"/>
      <text:p text:style-name="P298">Fox will answer:</text:p>
      <table:table table:name="Table8" table:style-name="Table8">
        <table:table-column table:style-name="Table8.A" table:number-columns-repeated="3"/>
        <table:table-row table:style-name="TableLine1731434302160">
          <table:table-cell table:style-name="Table8.A1" office:value-type="string">
            <text:p text:style-name="P12">Payload byte</text:p>
          </table:table-cell>
          <table:table-cell table:style-name="Table8.A1" office:value-type="string">
            <text:p text:style-name="P12">Value</text:p>
          </table:table-cell>
          <table:table-cell table:style-name="Table8.C1" office:value-type="string">
            <text:p text:style-name="P12">Description</text:p>
          </table:table-cell>
        </table:table-row>
        <table:table-row table:style-name="TableLine1731434307600">
          <table:table-cell table:style-name="Table8.A2" office:value-type="string">
            <text:p text:style-name="P53">0</text:p>
          </table:table-cell>
          <table:table-cell table:style-name="Table8.A2" office:value-type="string">
            <text:p text:style-name="P94">0x01</text:p>
          </table:table-cell>
          <table:table-cell table:style-name="Table8.C2" office:value-type="string">
            <text:p text:style-name="P94">Response to command</text:p>
          </table:table-cell>
        </table:table-row>
        <table:table-row table:style-name="TableLine1731434308416">
          <table:table-cell table:style-name="Table8.A2" office:value-type="string">
            <text:p text:style-name="P132">1</text:p>
          </table:table-cell>
          <table:table-cell table:style-name="Table8.A2" office:value-type="string">
            <text:p text:style-name="P132">0x0<text:span text:style-name="T17">3</text:span></text:p>
          </table:table-cell>
          <table:table-cell table:style-name="Table8.C2" office:value-type="string">
            <text:p text:style-name="P178">Get profiles count</text:p>
          </table:table-cell>
        </table:table-row>
        <table:table-row table:style-name="TableLine1731434324192">
          <table:table-cell table:style-name="Table8.A2" office:value-type="string">
            <text:p text:style-name="P132">2</text:p>
          </table:table-cell>
          <table:table-cell table:style-name="Table8.A2" office:value-type="string">
            <text:p text:style-name="P178">1-255</text:p>
          </table:table-cell>
          <table:table-cell table:style-name="Table8.C2" office:value-type="string">
            <text:p text:style-name="P178">Profiles count</text:p>
          </table:table-cell>
        </table:table-row>
      </table:table>
      <text:p text:style-name="P372"/>
      <text:p text:style-name="P372"/>
      <text:h text:style-name="P440" text:outline-level="1"><text:span text:style-name="T10">Get</text:span> <text:span text:style-name="T12">profile</text:span> name</text:h>
      <text:p text:style-name="P336">Issue this command to <text:span text:style-name="T18">given profile</text:span> name.</text:p>
      <text:p text:style-name="P336"/>
      <text:p text:style-name="P336">Payload format:</text:p>
      <table:table table:name="Table9" table:style-name="Table9">
        <table:table-column table:style-name="Table9.A" table:number-columns-repeated="3"/>
        <table:table-row table:style-name="TableLine1731434307056">
          <table:table-cell table:style-name="Table9.A1" office:value-type="string">
            <text:p text:style-name="P13">Payload byte</text:p>
          </table:table-cell>
          <table:table-cell table:style-name="Table9.A1" office:value-type="string">
            <text:p text:style-name="P13">Value</text:p>
          </table:table-cell>
          <table:table-cell table:style-name="Table9.C1" office:value-type="string">
            <text:p text:style-name="P13">Description</text:p>
          </table:table-cell>
        </table:table-row>
        <table:table-row table:style-name="TableLine1731434312768">
          <table:table-cell table:style-name="Table9.A2" office:value-type="string">
            <text:p text:style-name="P54">0</text:p>
          </table:table-cell>
          <table:table-cell table:style-name="Table9.A2" office:value-type="string">
            <text:p text:style-name="P54">0x00</text:p>
          </table:table-cell>
          <table:table-cell table:style-name="Table9.C2" office:value-type="string">
            <text:p text:style-name="P54">Command to fox</text:p>
          </table:table-cell>
        </table:table-row>
        <table:table-row table:style-name="TableLine1731434321200">
          <table:table-cell table:style-name="Table9.A2" office:value-type="string">
            <text:p text:style-name="P54">1</text:p>
          </table:table-cell>
          <table:table-cell table:style-name="Table9.A2" office:value-type="string">
            <text:p text:style-name="P54">0x0<text:span text:style-name="T18">4</text:span></text:p>
          </table:table-cell>
          <table:table-cell table:style-name="Table9.C2" office:value-type="string">
            <text:p text:style-name="P169"><text:span text:style-name="T9">G</text:span>et <text:span text:style-name="T18">profile</text:span> name</text:p>
          </table:table-cell>
        </table:table-row>
        <table:table-row table:style-name="TableLine1731434314944">
          <table:table-cell table:style-name="Table9.A2" office:value-type="string">
            <text:p text:style-name="P179">2</text:p>
          </table:table-cell>
          <table:table-cell table:style-name="Table9.A2" office:value-type="string">
            <text:p text:style-name="P179">0-255</text:p>
          </table:table-cell>
          <table:table-cell table:style-name="Table9.C2" office:value-type="string">
            <text:p text:style-name="P179">Profile ID</text:p>
          </table:table-cell>
        </table:table-row>
      </table:table>
      <text:p text:style-name="P373"/>
      <text:p text:style-name="P299">Fox will answer:</text:p>
      <table:table table:name="Table10" table:style-name="Table10">
        <table:table-column table:style-name="Table10.A" table:number-columns-repeated="3"/>
        <table:table-row table:style-name="TableLine1731434317664">
          <table:table-cell table:style-name="Table10.A1" office:value-type="string">
            <text:p text:style-name="P13">Payload byte</text:p>
          </table:table-cell>
          <table:table-cell table:style-name="Table10.A1" office:value-type="string">
            <text:p text:style-name="P13">Value</text:p>
          </table:table-cell>
          <table:table-cell table:style-name="Table10.C1" office:value-type="string">
            <text:p text:style-name="P13">Description</text:p>
          </table:table-cell>
        </table:table-row>
        <table:table-row table:style-name="TableLine1731434324464">
          <table:table-cell table:style-name="Table10.A2" office:value-type="string">
            <text:p text:style-name="P54">0</text:p>
          </table:table-cell>
          <table:table-cell table:style-name="Table10.A2" office:value-type="string">
            <text:p text:style-name="P95">0x01</text:p>
          </table:table-cell>
          <table:table-cell table:style-name="Table10.C2" office:value-type="string">
            <text:p text:style-name="P95">Response to command</text:p>
          </table:table-cell>
        </table:table-row>
        <table:table-row table:style-name="TableLine1731434308688">
          <table:table-cell table:style-name="Table10.A2" office:value-type="string">
            <text:p text:style-name="P133">1</text:p>
          </table:table-cell>
          <table:table-cell table:style-name="Table10.A2" office:value-type="string">
            <text:p text:style-name="P133">0x0<text:span text:style-name="T18">4</text:span></text:p>
          </table:table-cell>
          <table:table-cell table:style-name="Table10.C2" office:value-type="string">
            <text:p text:style-name="P172"><text:span text:style-name="T14">G</text:span>et <text:span text:style-name="T18">profile name</text:span></text:p>
          </table:table-cell>
        </table:table-row>
        <table:table-row table:style-name="TableLine1731434315760">
          <table:table-cell table:style-name="Table10.A2" office:value-type="string">
            <text:p text:style-name="P179">2</text:p>
          </table:table-cell>
          <table:table-cell table:style-name="Table10.A2" office:value-type="string">
            <text:p text:style-name="P179">0x00 or 0x01</text:p>
          </table:table-cell>
          <table:table-cell table:style-name="Table10.C2" office:value-type="string">
            <text:p text:style-name="P95">Is successful?</text:p>
            <text:p text:style-name="P95">0x00 if successful,</text:p>
            <text:p text:style-name="P95">0x01 if not (<text:span text:style-name="T18">when profile ID is wrong</text:span>).</text:p>
          </table:table-cell>
        </table:table-row>
        <table:table-row table:style-name="TableLine1731434310592">
          <table:table-cell table:style-name="Table10.A2" office:value-type="string">
            <text:p text:style-name="P185">3</text:p>
          </table:table-cell>
          <table:table-cell table:style-name="Table10.A2" office:value-type="string">
            <text:p text:style-name="P185">0-255</text:p>
          </table:table-cell>
          <table:table-cell table:style-name="Table10.C2" office:value-type="string">
            <text:p text:style-name="P185">Profile ID</text:p>
          </table:table-cell>
        </table:table-row>
        <table:table-row table:style-name="TableLine1731434313584">
          <table:table-cell table:style-name="Table10.A2" office:value-type="string">
            <text:p text:style-name="P185">4</text:p>
          </table:table-cell>
          <table:table-cell table:style-name="Table10.A2" office:value-type="string">
            <text:p text:style-name="P179">1-16</text:p>
          </table:table-cell>
          <table:table-cell table:style-name="Table10.C2" office:value-type="string">
            <text:p text:style-name="P174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1731434316304">
          <table:table-cell table:style-name="Table10.A2" office:value-type="string">
            <text:p text:style-name="P176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176">Name bytes</text:p>
          </table:table-cell>
          <table:table-cell table:style-name="Table10.C2" office:value-type="string">
            <text:p text:style-name="P169"><text:span text:style-name="T18">Profile</text:span> name (without null termination)</text:p>
          </table:table-cell>
        </table:table-row>
      </table:table>
      <text:p text:style-name="P373"/>
      <text:h text:style-name="P443" text:outline-level="1">Add new profile</text:h>
      <text:p text:style-name="P337">Issue this command to <text:span text:style-name="T20">add a new profile</text:span>.</text:p>
      <text:p text:style-name="P421">This command will fail if fox is armed!</text:p>
      <text:p text:style-name="P337">Payload format:</text:p>
      <table:table table:name="Таблица3" table:style-name="Таблица3">
        <table:table-column table:style-name="Таблица3.A" table:number-columns-repeated="3"/>
        <table:table-row table:style-name="TableLine1731434310864">
          <table:table-cell table:style-name="Таблица3.A1" office:value-type="string">
            <text:p text:style-name="P14">Payload byte</text:p>
          </table:table-cell>
          <table:table-cell table:style-name="Таблица3.A1" office:value-type="string">
            <text:p text:style-name="P14">Value</text:p>
          </table:table-cell>
          <table:table-cell table:style-name="Таблица3.C1" office:value-type="string">
            <text:p text:style-name="P14">Description</text:p>
          </table:table-cell>
        </table:table-row>
        <table:table-row table:style-name="TableLine1731434314672">
          <table:table-cell table:style-name="Таблица3.A2" office:value-type="string">
            <text:p text:style-name="P55">0</text:p>
          </table:table-cell>
          <table:table-cell table:style-name="Таблица3.A2" office:value-type="string">
            <text:p text:style-name="P55">0x00</text:p>
          </table:table-cell>
          <table:table-cell table:style-name="Таблица3.C2" office:value-type="string">
            <text:p text:style-name="P55">Command to fox</text:p>
          </table:table-cell>
        </table:table-row>
        <table:table-row table:style-name="TableLine1731434317120">
          <table:table-cell table:style-name="Таблица3.A2" office:value-type="string">
            <text:p text:style-name="P55">1</text:p>
          </table:table-cell>
          <table:table-cell table:style-name="Таблица3.A2" office:value-type="string">
            <text:p text:style-name="P55">0x0<text:span text:style-name="T20">5</text:span></text:p>
          </table:table-cell>
          <table:table-cell table:style-name="Таблица3.C2" office:value-type="string">
            <text:p text:style-name="P186">Add profile</text:p>
          </table:table-cell>
        </table:table-row>
      </table:table>
      <text:p text:style-name="P374"/>
      <text:p text:style-name="P300">Fox will answer:</text:p>
      <table:table table:name="Таблица4" table:style-name="Таблица4">
        <table:table-column table:style-name="Таблица4.A" table:number-columns-repeated="3"/>
        <table:table-row table:style-name="TableLine1731434311136">
          <table:table-cell table:style-name="Таблица4.A1" office:value-type="string">
            <text:p text:style-name="P14">Payload byte</text:p>
          </table:table-cell>
          <table:table-cell table:style-name="Таблица4.A1" office:value-type="string">
            <text:p text:style-name="P14">Value</text:p>
          </table:table-cell>
          <table:table-cell table:style-name="Таблица4.C1" office:value-type="string">
            <text:p text:style-name="P14">Description</text:p>
          </table:table-cell>
        </table:table-row>
        <table:table-row table:style-name="TableLine1731434311408">
          <table:table-cell table:style-name="Таблица4.A2" office:value-type="string">
            <text:p text:style-name="P55">0</text:p>
          </table:table-cell>
          <table:table-cell table:style-name="Таблица4.A2" office:value-type="string">
            <text:p text:style-name="P96">0x01</text:p>
          </table:table-cell>
          <table:table-cell table:style-name="Таблица4.C2" office:value-type="string">
            <text:p text:style-name="P96">Response to command</text:p>
          </table:table-cell>
        </table:table-row>
        <table:table-row table:style-name="TableLine1731434314400">
          <table:table-cell table:style-name="Таблица4.A2" office:value-type="string">
            <text:p text:style-name="P134">1</text:p>
          </table:table-cell>
          <table:table-cell table:style-name="Таблица4.A2" office:value-type="string">
            <text:p text:style-name="P134">0x0<text:span text:style-name="T20">5</text:span></text:p>
          </table:table-cell>
          <table:table-cell table:style-name="Таблица4.C2" office:value-type="string">
            <text:p text:style-name="P186">Add profile</text:p>
          </table:table-cell>
        </table:table-row>
        <table:table-row table:style-name="TableLine1731434313856">
          <table:table-cell table:style-name="Таблица4.A2" office:value-type="string">
            <text:p text:style-name="P180">2</text:p>
          </table:table-cell>
          <table:table-cell table:style-name="Таблица4.A2" office:value-type="string">
            <text:p text:style-name="P180">0x00 or 0x01</text:p>
          </table:table-cell>
          <table:table-cell table:style-name="Таблица4.C2" office:value-type="string">
            <text:p text:style-name="P96">Is successful?</text:p>
            <text:p text:style-name="P96">0x00 if successful,</text:p>
            <text:p text:style-name="P96">0x01 if not (<text:span text:style-name="T20">when there is too much profiles</text:span>).</text:p>
          </table:table-cell>
        </table:table-row>
      </table:table>
      <text:p text:style-name="P374"/>
      <text:h text:style-name="P444" text:outline-level="1">Get current profile ID</text:h>
      <text:p text:style-name="P338">Issue this command to <text:span text:style-name="T21">get current profile ID</text:span></text:p>
      <text:p text:style-name="P338"/>
      <text:p text:style-name="P338">Payload format:</text:p>
      <table:table table:name="Table11" table:style-name="Table11">
        <table:table-column table:style-name="Table11.A" table:number-columns-repeated="3"/>
        <table:table-row table:style-name="TableLine1731434316848">
          <table:table-cell table:style-name="Table11.A1" office:value-type="string">
            <text:p text:style-name="P15">Payload byte</text:p>
          </table:table-cell>
          <table:table-cell table:style-name="Table11.A1" office:value-type="string">
            <text:p text:style-name="P15">Value</text:p>
          </table:table-cell>
          <table:table-cell table:style-name="Table11.C1" office:value-type="string">
            <text:p text:style-name="P15">Description</text:p>
          </table:table-cell>
        </table:table-row>
        <table:table-row table:style-name="TableLine1731434313312">
          <table:table-cell table:style-name="Table11.A2" office:value-type="string">
            <text:p text:style-name="P56">0</text:p>
          </table:table-cell>
          <table:table-cell table:style-name="Table11.A2" office:value-type="string">
            <text:p text:style-name="P56">0x00</text:p>
          </table:table-cell>
          <table:table-cell table:style-name="Table11.C2" office:value-type="string">
            <text:p text:style-name="P56">Command to fox</text:p>
          </table:table-cell>
        </table:table-row>
        <table:table-row table:style-name="TableLine1731434319024">
          <table:table-cell table:style-name="Table11.A2" office:value-type="string">
            <text:p text:style-name="P56">1</text:p>
          </table:table-cell>
          <table:table-cell table:style-name="Table11.A2" office:value-type="string">
            <text:p text:style-name="P56">0x0<text:span text:style-name="T22">6</text:span></text:p>
          </table:table-cell>
          <table:table-cell table:style-name="Table11.C2" office:value-type="string">
            <text:p text:style-name="P187">Get current profile ID</text:p>
          </table:table-cell>
        </table:table-row>
      </table:table>
      <text:p text:style-name="P375"/>
      <text:p text:style-name="P301">Fox will answer:</text:p>
      <table:table table:name="Table12" table:style-name="Table12">
        <table:table-column table:style-name="Table12.A" table:number-columns-repeated="3"/>
        <table:table-row table:style-name="TableLine1731434320384">
          <table:table-cell table:style-name="Table12.A1" office:value-type="string">
            <text:p text:style-name="P15">Payload byte</text:p>
          </table:table-cell>
          <table:table-cell table:style-name="Table12.A1" office:value-type="string">
            <text:p text:style-name="P15">Value</text:p>
          </table:table-cell>
          <table:table-cell table:style-name="Table12.C1" office:value-type="string">
            <text:p text:style-name="P15">Description</text:p>
          </table:table-cell>
        </table:table-row>
        <table:table-row table:style-name="TableLine1731434319568">
          <table:table-cell table:style-name="Table12.A2" office:value-type="string">
            <text:p text:style-name="P56">0</text:p>
          </table:table-cell>
          <table:table-cell table:style-name="Table12.A2" office:value-type="string">
            <text:p text:style-name="P97">0x01</text:p>
          </table:table-cell>
          <table:table-cell table:style-name="Table12.C2" office:value-type="string">
            <text:p text:style-name="P97">Response to command</text:p>
          </table:table-cell>
        </table:table-row>
        <table:table-row table:style-name="TableLine1731434314128">
          <table:table-cell table:style-name="Table12.A2" office:value-type="string">
            <text:p text:style-name="P135">1</text:p>
          </table:table-cell>
          <table:table-cell table:style-name="Table12.A2" office:value-type="string">
            <text:p text:style-name="P135">0x0<text:span text:style-name="T23">6</text:span></text:p>
          </table:table-cell>
          <table:table-cell table:style-name="Table12.C2" office:value-type="string">
            <text:p text:style-name="P188">Get current profile ID</text:p>
          </table:table-cell>
        </table:table-row>
        <table:table-row table:style-name="TableLine1731434320928">
          <table:table-cell table:style-name="Table12.A2" office:value-type="string">
            <text:p text:style-name="P181">2</text:p>
          </table:table-cell>
          <table:table-cell table:style-name="Table12.A2" office:value-type="string">
            <text:p text:style-name="P181">0-<text:span text:style-name="T23">255</text:span></text:p>
          </table:table-cell>
          <table:table-cell table:style-name="Table12.C2" office:value-type="string">
            <text:p text:style-name="P188">Current profile ID</text:p>
          </table:table-cell>
        </table:table-row>
      </table:table>
      <text:p text:style-name="P375"/>
      <text:h text:style-name="P445" text:outline-level="1"><text:soft-page-break/>Switch to profile</text:h>
      <text:p text:style-name="P339">Issue this command to <text:span text:style-name="T24">switch to given profile and load fox settings from it.</text:span></text:p>
      <text:p text:style-name="P422">This command will fail if fox is armed!</text:p>
      <text:p text:style-name="P339">Payload format:</text:p>
      <table:table table:name="Table13" table:style-name="Table13">
        <table:table-column table:style-name="Table13.A" table:number-columns-repeated="3"/>
        <table:table-row table:style-name="TableLine1731434321744">
          <table:table-cell table:style-name="Table13.A1" office:value-type="string">
            <text:p text:style-name="P16">Payload byte</text:p>
          </table:table-cell>
          <table:table-cell table:style-name="Table13.A1" office:value-type="string">
            <text:p text:style-name="P16">Value</text:p>
          </table:table-cell>
          <table:table-cell table:style-name="Table13.C1" office:value-type="string">
            <text:p text:style-name="P16">Description</text:p>
          </table:table-cell>
        </table:table-row>
        <table:table-row table:style-name="TableLine1731434325008">
          <table:table-cell table:style-name="Table13.A2" office:value-type="string">
            <text:p text:style-name="P57">0</text:p>
          </table:table-cell>
          <table:table-cell table:style-name="Table13.A2" office:value-type="string">
            <text:p text:style-name="P57">0x00</text:p>
          </table:table-cell>
          <table:table-cell table:style-name="Table13.C2" office:value-type="string">
            <text:p text:style-name="P57">Command to fox</text:p>
          </table:table-cell>
        </table:table-row>
        <table:table-row table:style-name="TableLine1731434328816">
          <table:table-cell table:style-name="Table13.A2" office:value-type="string">
            <text:p text:style-name="P57">1</text:p>
          </table:table-cell>
          <table:table-cell table:style-name="Table13.A2" office:value-type="string">
            <text:p text:style-name="P57">0x0<text:span text:style-name="T24">7</text:span></text:p>
          </table:table-cell>
          <table:table-cell table:style-name="Table13.C2" office:value-type="string">
            <text:p text:style-name="P189">Switch to profile</text:p>
          </table:table-cell>
        </table:table-row>
        <table:table-row table:style-name="TableLine1731434331536">
          <table:table-cell table:style-name="Table13.A2" office:value-type="string">
            <text:p text:style-name="P189">2</text:p>
          </table:table-cell>
          <table:table-cell table:style-name="Table13.A2" office:value-type="string">
            <text:p text:style-name="P189">0-255</text:p>
          </table:table-cell>
          <table:table-cell table:style-name="Table13.C2" office:value-type="string">
            <text:p text:style-name="P189">Profile ID to switch</text:p>
          </table:table-cell>
        </table:table-row>
      </table:table>
      <text:p text:style-name="P376"/>
      <text:p text:style-name="P302">Fox will answer:</text:p>
      <table:table table:name="Table14" table:style-name="Table14">
        <table:table-column table:style-name="Table14.A" table:number-columns-repeated="3"/>
        <table:table-row table:style-name="TableLine1731434322560">
          <table:table-cell table:style-name="Table14.A1" office:value-type="string">
            <text:p text:style-name="P14">Payload byte</text:p>
          </table:table-cell>
          <table:table-cell table:style-name="Table14.A1" office:value-type="string">
            <text:p text:style-name="P14">Value</text:p>
          </table:table-cell>
          <table:table-cell table:style-name="Table14.C1" office:value-type="string">
            <text:p text:style-name="P14">Description</text:p>
          </table:table-cell>
        </table:table-row>
        <table:table-row table:style-name="TableLine1731434338608">
          <table:table-cell table:style-name="Table14.A2" office:value-type="string">
            <text:p text:style-name="P55">0</text:p>
          </table:table-cell>
          <table:table-cell table:style-name="Table14.A2" office:value-type="string">
            <text:p text:style-name="P96">0x01</text:p>
          </table:table-cell>
          <table:table-cell table:style-name="Table14.C2" office:value-type="string">
            <text:p text:style-name="P96">Response to command</text:p>
          </table:table-cell>
        </table:table-row>
        <table:table-row table:style-name="TableLine1731434331264">
          <table:table-cell table:style-name="Table14.A2" office:value-type="string">
            <text:p text:style-name="P134">1</text:p>
          </table:table-cell>
          <table:table-cell table:style-name="Table14.A2" office:value-type="string">
            <text:p text:style-name="P134">0x0<text:span text:style-name="T25">7</text:span></text:p>
          </table:table-cell>
          <table:table-cell table:style-name="Table14.C2" office:value-type="string">
            <text:p text:style-name="P191">Switch to profile</text:p>
          </table:table-cell>
        </table:table-row>
        <table:table-row table:style-name="TableLine1731434339696">
          <table:table-cell table:style-name="Table14.A2" office:value-type="string">
            <text:p text:style-name="P180">2</text:p>
          </table:table-cell>
          <table:table-cell table:style-name="Table14.A2" office:value-type="string">
            <text:p text:style-name="P180">0x00 or 0x01</text:p>
          </table:table-cell>
          <table:table-cell table:style-name="Table14.C2" office:value-type="string">
            <text:p text:style-name="P96">Is successful?</text:p>
            <text:p text:style-name="P96">0x00 if successful,</text:p>
            <text:p text:style-name="P96">0x01 if not (<text:span text:style-name="T26">when profile ID is incorrect</text:span>).</text:p>
          </table:table-cell>
        </table:table-row>
      </table:table>
      <text:p text:style-name="P376"/>
      <text:h text:style-name="P446" text:outline-level="1">Set profile name</text:h>
      <text:p text:style-name="P340">Issue this command to <text:span text:style-name="T29">set current profile name.</text:span></text:p>
      <text:p text:style-name="P422">This command will fail if fox is armed!</text:p>
      <text:p text:style-name="P340">Payload format:</text:p>
      <table:table table:name="Table15" table:style-name="Table15">
        <table:table-column table:style-name="Table15.A" table:number-columns-repeated="3"/>
        <table:table-row table:style-name="TableLine1731434331808">
          <table:table-cell table:style-name="Table15.A1" office:value-type="string">
            <text:p text:style-name="P17">Payload byte</text:p>
          </table:table-cell>
          <table:table-cell table:style-name="Table15.A1" office:value-type="string">
            <text:p text:style-name="P17">Value</text:p>
          </table:table-cell>
          <table:table-cell table:style-name="Table15.C1" office:value-type="string">
            <text:p text:style-name="P17">Description</text:p>
          </table:table-cell>
        </table:table-row>
        <table:table-row table:style-name="TableLine1731434342144">
          <table:table-cell table:style-name="Table15.A2" office:value-type="string">
            <text:p text:style-name="P58">0</text:p>
          </table:table-cell>
          <table:table-cell table:style-name="Table15.A2" office:value-type="string">
            <text:p text:style-name="P58">0x00</text:p>
          </table:table-cell>
          <table:table-cell table:style-name="Table15.C2" office:value-type="string">
            <text:p text:style-name="P58">Command to fox</text:p>
          </table:table-cell>
        </table:table-row>
        <table:table-row table:style-name="TableLine1731434335616">
          <table:table-cell table:style-name="Table15.A2" office:value-type="string">
            <text:p text:style-name="P58">1</text:p>
          </table:table-cell>
          <table:table-cell table:style-name="Table15.A2" office:value-type="string">
            <text:p text:style-name="P58">0x0<text:span text:style-name="T27">8</text:span></text:p>
          </table:table-cell>
          <table:table-cell table:style-name="Table15.C2" office:value-type="string">
            <text:p text:style-name="P192">Set profile name</text:p>
          </table:table-cell>
        </table:table-row>
        <table:table-row table:style-name="TableLine1731434338064">
          <table:table-cell table:style-name="Table15.A2" office:value-type="string">
            <text:p text:style-name="P190">2</text:p>
          </table:table-cell>
          <table:table-cell table:style-name="Table15.A2" office:value-type="string">
            <text:p text:style-name="P192">1-16</text:p>
          </table:table-cell>
          <table:table-cell table:style-name="Table15.C2" office:value-type="string">
            <text:p text:style-name="P192">Profile name length</text:p>
          </table:table-cell>
        </table:table-row>
        <table:table-row table:style-name="TableLine1731434340240">
          <table:table-cell table:style-name="Table15.A2" office:value-type="string">
            <text:p text:style-name="P192">3-18</text:p>
          </table:table-cell>
          <table:table-cell table:style-name="Table15.A2" office:value-type="string">
            <text:p text:style-name="P192">Name bytes</text:p>
          </table:table-cell>
          <table:table-cell table:style-name="Table15.C2" office:value-type="string">
            <text:p text:style-name="P192">Profile name</text:p>
          </table:table-cell>
        </table:table-row>
      </table:table>
      <text:p text:style-name="P377"/>
      <text:p text:style-name="P303">Fox will answer:</text:p>
      <table:table table:name="Table16" table:style-name="Table16">
        <table:table-column table:style-name="Table16.A" table:number-columns-repeated="3"/>
        <table:table-row table:style-name="TableLine1731434336976">
          <table:table-cell table:style-name="Table16.A1" office:value-type="string">
            <text:p text:style-name="P17">Payload byte</text:p>
          </table:table-cell>
          <table:table-cell table:style-name="Table16.A1" office:value-type="string">
            <text:p text:style-name="P17">Value</text:p>
          </table:table-cell>
          <table:table-cell table:style-name="Table16.C1" office:value-type="string">
            <text:p text:style-name="P17">Description</text:p>
          </table:table-cell>
        </table:table-row>
        <table:table-row table:style-name="TableLine1731434342416">
          <table:table-cell table:style-name="Table16.A2" office:value-type="string">
            <text:p text:style-name="P58">0</text:p>
          </table:table-cell>
          <table:table-cell table:style-name="Table16.A2" office:value-type="string">
            <text:p text:style-name="P98">0x01</text:p>
          </table:table-cell>
          <table:table-cell table:style-name="Table16.C2" office:value-type="string">
            <text:p text:style-name="P98">Response to command</text:p>
          </table:table-cell>
        </table:table-row>
        <table:table-row table:style-name="TableLine1731434332624">
          <table:table-cell table:style-name="Table16.A2" office:value-type="string">
            <text:p text:style-name="P136">1</text:p>
          </table:table-cell>
          <table:table-cell table:style-name="Table16.A2" office:value-type="string">
            <text:p text:style-name="P136">0x0<text:span text:style-name="T42">8</text:span></text:p>
          </table:table-cell>
          <table:table-cell table:style-name="Table16.C2" office:value-type="string">
            <text:p text:style-name="P193">Set profile name</text:p>
          </table:table-cell>
        </table:table-row>
        <table:table-row table:style-name="TableLine1731434332896">
          <table:table-cell table:style-name="Table16.A2" office:value-type="string">
            <text:p text:style-name="P182">2</text:p>
          </table:table-cell>
          <table:table-cell table:style-name="Table16.A2" office:value-type="string">
            <text:p text:style-name="P182">0x00 or 0x01</text:p>
          </table:table-cell>
          <table:table-cell table:style-name="Table16.C2" office:value-type="string">
            <text:p text:style-name="P98">Is successful?</text:p>
            <text:p text:style-name="P98">0x00 if successful,</text:p>
            <text:p text:style-name="P98">0x01 if not (<text:span text:style-name="T42">if name length is incorrect</text:span>).</text:p>
          </table:table-cell>
        </table:table-row>
      </table:table>
      <text:p text:style-name="P377"><text:soft-page-break/></text:p>
      <text:h text:style-name="P447" text:outline-level="1">Get frequency</text:h>
      <text:p text:style-name="P341">Issue this command to <text:span text:style-name="T30">get fox frequency</text:span></text:p>
      <text:p text:style-name="P341"/>
      <text:p text:style-name="P341">Payload format:</text:p>
      <table:table table:name="Table17" table:style-name="Table17">
        <table:table-column table:style-name="Table17.A" table:number-columns-repeated="3"/>
        <table:table-row table:style-name="TableLine1731434325824">
          <table:table-cell table:style-name="Table17.A1" office:value-type="string">
            <text:p text:style-name="P18">Payload byte</text:p>
          </table:table-cell>
          <table:table-cell table:style-name="Table17.A1" office:value-type="string">
            <text:p text:style-name="P18">Value</text:p>
          </table:table-cell>
          <table:table-cell table:style-name="Table17.C1" office:value-type="string">
            <text:p text:style-name="P18">Description</text:p>
          </table:table-cell>
        </table:table-row>
        <table:table-row table:style-name="TableLine1731434330720">
          <table:table-cell table:style-name="Table17.A2" office:value-type="string">
            <text:p text:style-name="P59">0</text:p>
          </table:table-cell>
          <table:table-cell table:style-name="Table17.A2" office:value-type="string">
            <text:p text:style-name="P59">0x00</text:p>
          </table:table-cell>
          <table:table-cell table:style-name="Table17.C2" office:value-type="string">
            <text:p text:style-name="P59">Command to fox</text:p>
          </table:table-cell>
        </table:table-row>
        <table:table-row table:style-name="TableLine1731434326096">
          <table:table-cell table:style-name="Table17.A2" office:value-type="string">
            <text:p text:style-name="P59">1</text:p>
          </table:table-cell>
          <table:table-cell table:style-name="Table17.A2" office:value-type="string">
            <text:p text:style-name="P59">0x0<text:span text:style-name="T43">9</text:span></text:p>
          </table:table-cell>
          <table:table-cell table:style-name="Table17.C2" office:value-type="string">
            <text:p text:style-name="P194">Get frequency</text:p>
          </table:table-cell>
        </table:table-row>
      </table:table>
      <text:p text:style-name="P378"/>
      <text:p text:style-name="P304">Fox will answer:</text:p>
      <table:table table:name="Table18" table:style-name="Table18">
        <table:table-column table:style-name="Table18.A" table:number-columns-repeated="3"/>
        <table:table-row table:style-name="TableLine1731434326912">
          <table:table-cell table:style-name="Table18.A1" office:value-type="string">
            <text:p text:style-name="P18">Payload byte</text:p>
          </table:table-cell>
          <table:table-cell table:style-name="Table18.A1" office:value-type="string">
            <text:p text:style-name="P18">Value</text:p>
          </table:table-cell>
          <table:table-cell table:style-name="Table18.C1" office:value-type="string">
            <text:p text:style-name="P18">Description</text:p>
          </table:table-cell>
        </table:table-row>
        <table:table-row table:style-name="TableLine1731434329360">
          <table:table-cell table:style-name="Table18.A2" office:value-type="string">
            <text:p text:style-name="P59">0</text:p>
          </table:table-cell>
          <table:table-cell table:style-name="Table18.A2" office:value-type="string">
            <text:p text:style-name="P99">0x01</text:p>
          </table:table-cell>
          <table:table-cell table:style-name="Table18.C2" office:value-type="string">
            <text:p text:style-name="P99">Response to command</text:p>
          </table:table-cell>
        </table:table-row>
        <table:table-row table:style-name="TableLine1731434328000">
          <table:table-cell table:style-name="Table18.A2" office:value-type="string">
            <text:p text:style-name="P137">1</text:p>
          </table:table-cell>
          <table:table-cell table:style-name="Table18.A2" office:value-type="string">
            <text:p text:style-name="P137">0x0<text:span text:style-name="T43">9</text:span></text:p>
          </table:table-cell>
          <table:table-cell table:style-name="Table18.C2" office:value-type="string">
            <text:p text:style-name="P194">Get frequency</text:p>
          </table:table-cell>
        </table:table-row>
        <table:table-row table:style-name="TableLine1731434336160">
          <table:table-cell table:style-name="Table18.A2" office:value-type="string">
            <text:p text:style-name="P183">2</text:p>
          </table:table-cell>
          <table:table-cell table:style-name="Table18.A2" office:value-type="string">
            <text:p text:style-name="P183">0x00 or 0x01</text:p>
          </table:table-cell>
          <table:table-cell table:style-name="Table18.C2" office:value-type="string">
            <text:p text:style-name="P194">Is 144MHz?</text:p>
            <text:p text:style-name="P194">If 0x00 then fox in 3.5MHz range (80m), if 0x01 – then in 144MHz range (2m)</text:p>
          </table:table-cell>
        </table:table-row>
        <table:table-row table:style-name="TableLine1731434328272">
          <table:table-cell table:style-name="Table18.A2" office:value-type="string">
            <text:p text:style-name="P197">3-6</text:p>
          </table:table-cell>
          <table:table-cell table:style-name="Table18.A2" office:value-type="string">
            <text:p text:style-name="P197">uint32_t with frequency, <text:span text:style-name="T44">least</text:span> significant byte first</text:p>
          </table:table-cell>
          <table:table-cell table:style-name="Table18.C2" office:value-type="string">
            <text:p text:style-name="P197">Fox frequency in Hz</text:p>
          </table:table-cell>
        </table:table-row>
      </table:table>
      <text:p text:style-name="P378"/>
      <text:h text:style-name="P448" text:outline-level="1"><text:span text:style-name="T45">Set</text:span> frequency</text:h>
      <text:p text:style-name="P342">Issue this command to <text:span text:style-name="T31">set</text:span><text:span text:style-name="T30"> fox frequency.</text:span></text:p>
      <text:p text:style-name="P380"><text:span text:style-name="T30">A</text:span><text:span text:style-name="T28">llowed frequency ranges:</text:span></text:p>
      <text:list xml:id="list3221229657" text:style-name="L1">
        <text:list-item>
          <text:p text:style-name="P475">3500000 – 3650000 Hz for 3.5MHz range</text:p>
        </text:list-item>
        <text:list-item>
          <text:p text:style-name="P476"><text:span text:style-name="T32">1</text:span><text:span text:style-name="T28">44000000 – 146000000 Hz for 144MHz range</text:span></text:p>
        </text:list-item>
      </text:list>
      <text:p text:style-name="P422">This command will fail if fox is armed!</text:p>
      <text:p text:style-name="P342">Payload format:</text:p>
      <table:table table:name="Table19" table:style-name="Table19">
        <table:table-column table:style-name="Table19.A" table:number-columns-repeated="3"/>
        <table:table-row table:style-name="TableLine1731434333712">
          <table:table-cell table:style-name="Table19.A1" office:value-type="string">
            <text:p text:style-name="P19">Payload byte</text:p>
          </table:table-cell>
          <table:table-cell table:style-name="Table19.A1" office:value-type="string">
            <text:p text:style-name="P19">Value</text:p>
          </table:table-cell>
          <table:table-cell table:style-name="Table19.C1" office:value-type="string">
            <text:p text:style-name="P19">Description</text:p>
          </table:table-cell>
        </table:table-row>
        <table:table-row table:style-name="TableLine1731434328544">
          <table:table-cell table:style-name="Table19.A2" office:value-type="string">
            <text:p text:style-name="P60">0</text:p>
          </table:table-cell>
          <table:table-cell table:style-name="Table19.A2" office:value-type="string">
            <text:p text:style-name="P60">0x00</text:p>
          </table:table-cell>
          <table:table-cell table:style-name="Table19.C2" office:value-type="string">
            <text:p text:style-name="P60">Command to fox</text:p>
          </table:table-cell>
        </table:table-row>
        <table:table-row table:style-name="TableLine1731434335072">
          <table:table-cell table:style-name="Table19.A2" office:value-type="string">
            <text:p text:style-name="P60">1</text:p>
          </table:table-cell>
          <table:table-cell table:style-name="Table19.A2" office:value-type="string">
            <text:p text:style-name="P60">0x0<text:span text:style-name="T46">A</text:span></text:p>
          </table:table-cell>
          <table:table-cell table:style-name="Table19.C2" office:value-type="string">
            <text:p text:style-name="P195"><text:span text:style-name="T46">S</text:span>et frequency</text:p>
          </table:table-cell>
        </table:table-row>
        <table:table-row table:style-name="TableLine1731434329632">
          <table:table-cell table:style-name="Table19.A2" office:value-type="string">
            <text:p text:style-name="P199">2</text:p>
          </table:table-cell>
          <table:table-cell table:style-name="Table19.A2" office:value-type="string">
            <text:p text:style-name="P199">0x00 or 0x01</text:p>
          </table:table-cell>
          <table:table-cell table:style-name="Table19.C2" office:value-type="string">
            <text:p text:style-name="P196">Is 144MHz?</text:p>
            <text:p text:style-name="P196">If 0x00 then fox in 3.5MHz range (80m), if 0x01 – then in 144MHz range (2m)</text:p>
          </table:table-cell>
        </table:table-row>
        <table:table-row table:style-name="TableLine1731434329904">
          <table:table-cell table:style-name="Table19.A2" office:value-type="string">
            <text:p text:style-name="P199">3-6</text:p>
          </table:table-cell>
          <table:table-cell table:style-name="Table19.A2" office:value-type="string">
            <text:p text:style-name="P198">uint32_t with frequency, <text:span text:style-name="T44">least</text:span> significant byte first</text:p>
          </table:table-cell>
          <table:table-cell table:style-name="Table19.C2" office:value-type="string">
            <text:p text:style-name="P198">Fox frequency in Hz</text:p>
          </table:table-cell>
        </table:table-row>
      </table:table>
      <text:p text:style-name="P379"/>
      <text:p text:style-name="P305">Fox will answer:</text:p>
      <table:table table:name="Table20" table:style-name="Table20">
        <table:table-column table:style-name="Table20.A" table:number-columns-repeated="3"/>
        <text:soft-page-break/>
        <table:table-row table:style-name="TableLine1731434334256">
          <table:table-cell table:style-name="Table20.A1" office:value-type="string">
            <text:p text:style-name="P19">Payload byte</text:p>
          </table:table-cell>
          <table:table-cell table:style-name="Table20.A1" office:value-type="string">
            <text:p text:style-name="P19">Value</text:p>
          </table:table-cell>
          <table:table-cell table:style-name="Table20.C1" office:value-type="string">
            <text:p text:style-name="P19">Description</text:p>
          </table:table-cell>
        </table:table-row>
        <table:table-row table:style-name="TableLine1731434350304">
          <table:table-cell table:style-name="Table20.A2" office:value-type="string">
            <text:p text:style-name="P60">0</text:p>
          </table:table-cell>
          <table:table-cell table:style-name="Table20.A2" office:value-type="string">
            <text:p text:style-name="P100">0x01</text:p>
          </table:table-cell>
          <table:table-cell table:style-name="Table20.C2" office:value-type="string">
            <text:p text:style-name="P100">Response to command</text:p>
          </table:table-cell>
        </table:table-row>
        <table:table-row table:style-name="TableLine1731434351392">
          <table:table-cell table:style-name="Table20.A2" office:value-type="string">
            <text:p text:style-name="P138">1</text:p>
          </table:table-cell>
          <table:table-cell table:style-name="Table20.A2" office:value-type="string">
            <text:p text:style-name="P138">0x0<text:span text:style-name="T46">A</text:span></text:p>
          </table:table-cell>
          <table:table-cell table:style-name="Table20.C2" office:value-type="string">
            <text:p text:style-name="P195"><text:span text:style-name="T46">S</text:span>et frequency</text:p>
          </table:table-cell>
        </table:table-row>
        <table:table-row table:style-name="TableLine1731434347040">
          <table:table-cell table:style-name="Table20.A2" office:value-type="string">
            <text:p text:style-name="P199">2</text:p>
          </table:table-cell>
          <table:table-cell table:style-name="Table20.A2" office:value-type="string">
            <text:p text:style-name="P184">0x00 or 0x01</text:p>
          </table:table-cell>
          <table:table-cell table:style-name="Table20.C2" office:value-type="string">
            <text:p text:style-name="P101">Is successful?</text:p>
            <text:p text:style-name="P101">0x00 if successful,</text:p>
            <text:p text:style-name="P101">0x01 if not (<text:span text:style-name="T42">if </text:span><text:span text:style-name="T46">frequency outside allowed ranges</text:span>).</text:p>
          </table:table-cell>
        </table:table-row>
      </table:table>
      <text:p text:style-name="P379"/>
      <text:h text:style-name="P449" text:outline-level="1">Get code</text:h>
      <text:p text:style-name="P343">Issue this command to <text:span text:style-name="T33">get fox code</text:span><text:span text:style-name="T30">.</text:span></text:p>
      <text:p text:style-name="P343"/>
      <text:p text:style-name="P343">Payload format:</text:p>
      <table:table table:name="Table21" table:style-name="Table21">
        <table:table-column table:style-name="Table21.A" table:number-columns-repeated="3"/>
        <table:table-row table:style-name="TableLine1731434338880">
          <table:table-cell table:style-name="Table21.A1" office:value-type="string">
            <text:p text:style-name="P20">Payload byte</text:p>
          </table:table-cell>
          <table:table-cell table:style-name="Table21.A1" office:value-type="string">
            <text:p text:style-name="P20">Value</text:p>
          </table:table-cell>
          <table:table-cell table:style-name="Table21.C1" office:value-type="string">
            <text:p text:style-name="P20">Description</text:p>
          </table:table-cell>
        </table:table-row>
        <table:table-row table:style-name="TableLine1731434344048">
          <table:table-cell table:style-name="Table21.A2" office:value-type="string">
            <text:p text:style-name="P61">0</text:p>
          </table:table-cell>
          <table:table-cell table:style-name="Table21.A2" office:value-type="string">
            <text:p text:style-name="P61">0x00</text:p>
          </table:table-cell>
          <table:table-cell table:style-name="Table21.C2" office:value-type="string">
            <text:p text:style-name="P61">Command to fox</text:p>
          </table:table-cell>
        </table:table-row>
        <table:table-row table:style-name="TableLine1731434343232">
          <table:table-cell table:style-name="Table21.A2" office:value-type="string">
            <text:p text:style-name="P61">1</text:p>
          </table:table-cell>
          <table:table-cell table:style-name="Table21.A2" office:value-type="string">
            <text:p text:style-name="P61">0x0<text:span text:style-name="T47">B</text:span></text:p>
          </table:table-cell>
          <table:table-cell table:style-name="Table21.C2" office:value-type="string">
            <text:p text:style-name="P219">Get fox code</text:p>
          </table:table-cell>
        </table:table-row>
      </table:table>
      <text:p text:style-name="P381"/>
      <text:p text:style-name="P306">Fox will answer:</text:p>
      <table:table table:name="Table22" table:style-name="Table22">
        <table:table-column table:style-name="Table22.A" table:number-columns-repeated="3"/>
        <table:table-row table:style-name="TableLine1731434345408">
          <table:table-cell table:style-name="Table22.A1" office:value-type="string">
            <text:p text:style-name="P20">Payload byte</text:p>
          </table:table-cell>
          <table:table-cell table:style-name="Table22.A1" office:value-type="string">
            <text:p text:style-name="P20">Value</text:p>
          </table:table-cell>
          <table:table-cell table:style-name="Table22.C1" office:value-type="string">
            <text:p text:style-name="P20">Description</text:p>
          </table:table-cell>
        </table:table-row>
        <table:table-row table:style-name="TableLine1731434347312">
          <table:table-cell table:style-name="Table22.A2" office:value-type="string">
            <text:p text:style-name="P61">0</text:p>
          </table:table-cell>
          <table:table-cell table:style-name="Table22.A2" office:value-type="string">
            <text:p text:style-name="P102">0x01</text:p>
          </table:table-cell>
          <table:table-cell table:style-name="Table22.C2" office:value-type="string">
            <text:p text:style-name="P102">Response to command</text:p>
          </table:table-cell>
        </table:table-row>
        <table:table-row table:style-name="TableLine1731434347856">
          <table:table-cell table:style-name="Table22.A2" office:value-type="string">
            <text:p text:style-name="P139">1</text:p>
          </table:table-cell>
          <table:table-cell table:style-name="Table22.A2" office:value-type="string">
            <text:p text:style-name="P139">0x0<text:span text:style-name="T47">B</text:span></text:p>
          </table:table-cell>
          <table:table-cell table:style-name="Table22.C2" office:value-type="string">
            <text:p text:style-name="P219">Get fox code</text:p>
          </table:table-cell>
        </table:table-row>
        <table:table-row table:style-name="TableLine1731434342960">
          <table:table-cell table:style-name="Table22.A2" office:value-type="string">
            <text:p text:style-name="P200">2</text:p>
          </table:table-cell>
          <table:table-cell table:style-name="Table22.A2" office:value-type="string">
            <text:p text:style-name="P219">0-6</text:p>
          </table:table-cell>
          <table:table-cell table:style-name="Table22.C2" office:value-type="string">
            <text:p text:style-name="P227">Fox code:</text:p>
            <text:p text:style-name="P219">0 – Finish (MO)</text:p>
            <text:p text:style-name="P219">1- Fox #1 (MOE)</text:p>
            <text:p text:style-name="P219">2 – Fox #2 (MOI)</text:p>
            <text:p text:style-name="P219">3 – Fox #3 (MOS)</text:p>
            <text:p text:style-name="P219">4 – Fox #4 (MOH)</text:p>
            <text:p text:style-name="P219">5 – Fox #5 (MO5)</text:p>
            <text:p text:style-name="P219">6 – Beacon (S)</text:p>
          </table:table-cell>
        </table:table-row>
      </table:table>
      <text:p text:style-name="P381"/>
      <text:h text:style-name="P450" text:outline-level="1"><text:span text:style-name="T48">S</text:span>et code</text:h>
      <text:p text:style-name="P344">Issue this command to <text:span text:style-name="T48">s</text:span><text:span text:style-name="T33">et fox code</text:span><text:span text:style-name="T30">.</text:span></text:p>
      <text:p text:style-name="P423">This command will fail if fox is armed!</text:p>
      <text:p text:style-name="P344">Payload format:</text:p>
      <table:table table:name="Table23" table:style-name="Table23">
        <table:table-column table:style-name="Table23.A" table:number-columns-repeated="3"/>
        <table:table-row table:style-name="TableLine1731434348400">
          <table:table-cell table:style-name="Table23.A1" office:value-type="string">
            <text:p text:style-name="P21">Payload byte</text:p>
          </table:table-cell>
          <table:table-cell table:style-name="Table23.A1" office:value-type="string">
            <text:p text:style-name="P21">Value</text:p>
          </table:table-cell>
          <table:table-cell table:style-name="Table23.C1" office:value-type="string">
            <text:p text:style-name="P21">Description</text:p>
          </table:table-cell>
        </table:table-row>
        <table:table-row table:style-name="TableLine1731434343776">
          <table:table-cell table:style-name="Table23.A2" office:value-type="string">
            <text:p text:style-name="P62">0</text:p>
          </table:table-cell>
          <table:table-cell table:style-name="Table23.A2" office:value-type="string">
            <text:p text:style-name="P62">0x00</text:p>
          </table:table-cell>
          <table:table-cell table:style-name="Table23.C2" office:value-type="string">
            <text:p text:style-name="P62">Command to fox</text:p>
          </table:table-cell>
        </table:table-row>
        <table:table-row table:style-name="TableLine1731434348944">
          <table:table-cell table:style-name="Table23.A2" office:value-type="string">
            <text:p text:style-name="P62">1</text:p>
          </table:table-cell>
          <table:table-cell table:style-name="Table23.A2" office:value-type="string">
            <text:p text:style-name="P62">0x0<text:span text:style-name="T48">C</text:span></text:p>
          </table:table-cell>
          <table:table-cell table:style-name="Table23.C2" office:value-type="string">
            <text:p text:style-name="P220"><text:span text:style-name="T48">S</text:span>et fox code</text:p>
          </table:table-cell>
        </table:table-row>
        <table:table-row table:style-name="TableLine1731434349216">
          <table:table-cell table:style-name="Table23.A2" office:value-type="string">
            <text:p text:style-name="P227">2</text:p>
          </table:table-cell>
          <table:table-cell table:style-name="Table23.A2" office:value-type="string">
            <text:p text:style-name="P227">0-6</text:p>
          </table:table-cell>
          <table:table-cell table:style-name="Table23.C2" office:value-type="string">
            <text:p text:style-name="P227">Fox code:</text:p>
            <text:p text:style-name="P220">0 – Finish (MO)</text:p>
            <text:p text:style-name="P220"><text:soft-page-break/>1- Fox #1 (MOE)</text:p>
            <text:p text:style-name="P220">2 – Fox #2 (MOI)</text:p>
            <text:p text:style-name="P220">3 – Fox #3 (MOS)</text:p>
            <text:p text:style-name="P220">4 – Fox #4 (MOH)</text:p>
            <text:p text:style-name="P220">5 – Fox #5 (MO5)</text:p>
            <text:p text:style-name="P220">6 – Beacon (S)</text:p>
          </table:table-cell>
        </table:table-row>
      </table:table>
      <text:p text:style-name="P382"/>
      <text:p text:style-name="P307">Fox will answer:</text:p>
      <table:table table:name="Table24" table:style-name="Table24">
        <table:table-column table:style-name="Table24.A" table:number-columns-repeated="3"/>
        <table:table-row table:style-name="TableLine1731434345136">
          <table:table-cell table:style-name="Table24.A1" office:value-type="string">
            <text:p text:style-name="P21">Payload byte</text:p>
          </table:table-cell>
          <table:table-cell table:style-name="Table24.A1" office:value-type="string">
            <text:p text:style-name="P21">Value</text:p>
          </table:table-cell>
          <table:table-cell table:style-name="Table24.C1" office:value-type="string">
            <text:p text:style-name="P21">Description</text:p>
          </table:table-cell>
        </table:table-row>
        <table:table-row table:style-name="TableLine1731155860656">
          <table:table-cell table:style-name="Table24.A2" office:value-type="string">
            <text:p text:style-name="P62">0</text:p>
          </table:table-cell>
          <table:table-cell table:style-name="Table24.A2" office:value-type="string">
            <text:p text:style-name="P103">0x01</text:p>
          </table:table-cell>
          <table:table-cell table:style-name="Table24.C2" office:value-type="string">
            <text:p text:style-name="P103">Response to command</text:p>
          </table:table-cell>
        </table:table-row>
        <table:table-row table:style-name="TableLine1731458167616">
          <table:table-cell table:style-name="Table24.A2" office:value-type="string">
            <text:p text:style-name="P140">1</text:p>
          </table:table-cell>
          <table:table-cell table:style-name="Table24.A2" office:value-type="string">
            <text:p text:style-name="P140">0x0<text:span text:style-name="T48">C</text:span></text:p>
          </table:table-cell>
          <table:table-cell table:style-name="Table24.C2" office:value-type="string">
            <text:p text:style-name="P220"><text:span text:style-name="T48">S</text:span>et fox code</text:p>
          </table:table-cell>
        </table:table-row>
        <table:table-row table:style-name="TableLine1731458167888">
          <table:table-cell table:style-name="Table24.A2" office:value-type="string">
            <text:p text:style-name="P201">2</text:p>
          </table:table-cell>
          <table:table-cell table:style-name="Table24.A2" office:value-type="string">
            <text:p text:style-name="P220">0<text:span text:style-name="T48">x00 or 0x01</text:span></text:p>
          </table:table-cell>
          <table:table-cell table:style-name="Table24.C2" office:value-type="string">
            <text:p text:style-name="P103">Is successful?</text:p>
            <text:p text:style-name="P103">0x00 if successful,</text:p>
            <text:p text:style-name="P103">0x01 if not (<text:span text:style-name="T42">if </text:span><text:span text:style-name="T48">requested invalid code</text:span>).</text:p>
          </table:table-cell>
        </table:table-row>
      </table:table>
      <text:p text:style-name="P382"/>
      <text:h text:style-name="P451" text:outline-level="1">Get <text:span text:style-name="T49">speed</text:span></text:h>
      <text:p text:style-name="P345">Issue this command to <text:span text:style-name="T33">get fox </text:span><text:span text:style-name="T34">speed</text:span><text:span text:style-name="T30">.</text:span></text:p>
      <text:p text:style-name="P345"/>
      <text:p text:style-name="P345">Payload format:</text:p>
      <table:table table:name="Table25" table:style-name="Table25">
        <table:table-column table:style-name="Table25.A" table:number-columns-repeated="3"/>
        <table:table-row table:style-name="TableLine1731458160000">
          <table:table-cell table:style-name="Table25.A1" office:value-type="string">
            <text:p text:style-name="P22">Payload byte</text:p>
          </table:table-cell>
          <table:table-cell table:style-name="Table25.A1" office:value-type="string">
            <text:p text:style-name="P22">Value</text:p>
          </table:table-cell>
          <table:table-cell table:style-name="Table25.C1" office:value-type="string">
            <text:p text:style-name="P22">Description</text:p>
          </table:table-cell>
        </table:table-row>
        <table:table-row table:style-name="TableLine1731458168160">
          <table:table-cell table:style-name="Table25.A2" office:value-type="string">
            <text:p text:style-name="P63">0</text:p>
          </table:table-cell>
          <table:table-cell table:style-name="Table25.A2" office:value-type="string">
            <text:p text:style-name="P63">0x00</text:p>
          </table:table-cell>
          <table:table-cell table:style-name="Table25.C2" office:value-type="string">
            <text:p text:style-name="P63">Command to fox</text:p>
          </table:table-cell>
        </table:table-row>
        <table:table-row table:style-name="TableLine1731458165984">
          <table:table-cell table:style-name="Table25.A2" office:value-type="string">
            <text:p text:style-name="P63">1</text:p>
          </table:table-cell>
          <table:table-cell table:style-name="Table25.A2" office:value-type="string">
            <text:p text:style-name="P63">0x0<text:span text:style-name="T49">D</text:span></text:p>
          </table:table-cell>
          <table:table-cell table:style-name="Table25.C2" office:value-type="string">
            <text:p text:style-name="P221">Get fox <text:span text:style-name="T49">speed</text:span></text:p>
          </table:table-cell>
        </table:table-row>
      </table:table>
      <text:p text:style-name="P383"/>
      <text:p text:style-name="P308">Fox will answer:</text:p>
      <table:table table:name="Table26" table:style-name="Table26">
        <table:table-column table:style-name="Table26.A" table:number-columns-repeated="3"/>
        <table:table-row table:style-name="TableLine1731458163808">
          <table:table-cell table:style-name="Table26.A1" office:value-type="string">
            <text:p text:style-name="P22">Payload byte</text:p>
          </table:table-cell>
          <table:table-cell table:style-name="Table26.A1" office:value-type="string">
            <text:p text:style-name="P22">Value</text:p>
          </table:table-cell>
          <table:table-cell table:style-name="Table26.C1" office:value-type="string">
            <text:p text:style-name="P22">Description</text:p>
          </table:table-cell>
        </table:table-row>
        <table:table-row table:style-name="TableLine1731458164896">
          <table:table-cell table:style-name="Table26.A2" office:value-type="string">
            <text:p text:style-name="P63">0</text:p>
          </table:table-cell>
          <table:table-cell table:style-name="Table26.A2" office:value-type="string">
            <text:p text:style-name="P104">0x01</text:p>
          </table:table-cell>
          <table:table-cell table:style-name="Table26.C2" office:value-type="string">
            <text:p text:style-name="P104">Response to command</text:p>
          </table:table-cell>
        </table:table-row>
        <table:table-row table:style-name="TableLine1731458153472">
          <table:table-cell table:style-name="Table26.A2" office:value-type="string">
            <text:p text:style-name="P141">1</text:p>
          </table:table-cell>
          <table:table-cell table:style-name="Table26.A2" office:value-type="string">
            <text:p text:style-name="P141">0x0<text:span text:style-name="T50">D</text:span></text:p>
          </table:table-cell>
          <table:table-cell table:style-name="Table26.C2" office:value-type="string">
            <text:p text:style-name="P221">Get fox <text:span text:style-name="T50">speed</text:span></text:p>
          </table:table-cell>
        </table:table-row>
        <table:table-row table:style-name="TableLine1731458164080">
          <table:table-cell table:style-name="Table26.A2" office:value-type="string">
            <text:p text:style-name="P202">2</text:p>
          </table:table-cell>
          <table:table-cell table:style-name="Table26.A2" office:value-type="string">
            <text:p text:style-name="P228">0x00 or 0x01</text:p>
          </table:table-cell>
          <table:table-cell table:style-name="Table26.C2" office:value-type="string">
            <text:p text:style-name="P228">Fox speed:</text:p>
            <text:p text:style-name="P228">0x00 – slow,</text:p>
            <text:p text:style-name="P229">0x01 – fast</text:p>
          </table:table-cell>
        </table:table-row>
      </table:table>
      <text:p text:style-name="P383"/>
      <text:h text:style-name="P452" text:outline-level="1"><text:span text:style-name="T51">S</text:span>et <text:span text:style-name="T49">speed</text:span></text:h>
      <text:p text:style-name="P346">Issue this command to <text:span text:style-name="T51">s</text:span><text:span text:style-name="T33">et fox </text:span><text:span text:style-name="T34">speed</text:span><text:span text:style-name="T30">.</text:span></text:p>
      <text:p text:style-name="P423">This command will fail if fox is armed!</text:p>
      <text:p text:style-name="P346">Payload format:</text:p>
      <table:table table:name="Table27" table:style-name="Table27">
        <table:table-column table:style-name="Table27.A" table:number-columns-repeated="3"/>
        <table:table-row table:style-name="TableLine1731458167344">
          <table:table-cell table:style-name="Table27.A1" office:value-type="string">
            <text:p text:style-name="P23">Payload byte</text:p>
          </table:table-cell>
          <table:table-cell table:style-name="Table27.A1" office:value-type="string">
            <text:p text:style-name="P23">Value</text:p>
          </table:table-cell>
          <table:table-cell table:style-name="Table27.C1" office:value-type="string">
            <text:p text:style-name="P23">Description</text:p>
          </table:table-cell>
        </table:table-row>
        <text:soft-page-break/>
        <table:table-row table:style-name="TableLine1731458165168">
          <table:table-cell table:style-name="Table27.A2" office:value-type="string">
            <text:p text:style-name="P64">0</text:p>
          </table:table-cell>
          <table:table-cell table:style-name="Table27.A2" office:value-type="string">
            <text:p text:style-name="P64">0x00</text:p>
          </table:table-cell>
          <table:table-cell table:style-name="Table27.C2" office:value-type="string">
            <text:p text:style-name="P64">Command to fox</text:p>
          </table:table-cell>
        </table:table-row>
        <table:table-row table:style-name="TableLine1731458152656">
          <table:table-cell table:style-name="Table27.A2" office:value-type="string">
            <text:p text:style-name="P64">1</text:p>
          </table:table-cell>
          <table:table-cell table:style-name="Table27.A2" office:value-type="string">
            <text:p text:style-name="P64">0x0<text:span text:style-name="T51">E</text:span></text:p>
          </table:table-cell>
          <table:table-cell table:style-name="Table27.C2" office:value-type="string">
            <text:p text:style-name="P222"><text:span text:style-name="T51">S</text:span>et fox <text:span text:style-name="T49">speed</text:span></text:p>
          </table:table-cell>
        </table:table-row>
        <table:table-row table:style-name="TableLine1731458156464">
          <table:table-cell table:style-name="Table27.A2" office:value-type="string">
            <text:p text:style-name="P233">2</text:p>
          </table:table-cell>
          <table:table-cell table:style-name="Table27.A2" office:value-type="string">
            <text:p text:style-name="P230">0x00 or 0x01</text:p>
          </table:table-cell>
          <table:table-cell table:style-name="Table27.C2" office:value-type="string">
            <text:p text:style-name="P230">Fox speed:</text:p>
            <text:p text:style-name="P230">0x00 – slow,</text:p>
            <text:p text:style-name="P230">0x01 – fast</text:p>
          </table:table-cell>
        </table:table-row>
      </table:table>
      <text:p text:style-name="P384"/>
      <text:p text:style-name="P309">Fox will answer:</text:p>
      <table:table table:name="Table28" table:style-name="Table28">
        <table:table-column table:style-name="Table28.A" table:number-columns-repeated="3"/>
        <table:table-row table:style-name="TableLine1731458166800">
          <table:table-cell table:style-name="Table28.A1" office:value-type="string">
            <text:p text:style-name="P23">Payload byte</text:p>
          </table:table-cell>
          <table:table-cell table:style-name="Table28.A1" office:value-type="string">
            <text:p text:style-name="P23">Value</text:p>
          </table:table-cell>
          <table:table-cell table:style-name="Table28.C1" office:value-type="string">
            <text:p text:style-name="P23">Description</text:p>
          </table:table-cell>
        </table:table-row>
        <table:table-row table:style-name="TableLine1731458165712">
          <table:table-cell table:style-name="Table28.A2" office:value-type="string">
            <text:p text:style-name="P64">0</text:p>
          </table:table-cell>
          <table:table-cell table:style-name="Table28.A2" office:value-type="string">
            <text:p text:style-name="P105">0x01</text:p>
          </table:table-cell>
          <table:table-cell table:style-name="Table28.C2" office:value-type="string">
            <text:p text:style-name="P105">Response to command</text:p>
          </table:table-cell>
        </table:table-row>
        <table:table-row table:style-name="TableLine1731458159456">
          <table:table-cell table:style-name="Table28.A2" office:value-type="string">
            <text:p text:style-name="P142">1</text:p>
          </table:table-cell>
          <table:table-cell table:style-name="Table28.A2" office:value-type="string">
            <text:p text:style-name="P142">0x0<text:span text:style-name="T51">E</text:span></text:p>
          </table:table-cell>
          <table:table-cell table:style-name="Table28.C2" office:value-type="string">
            <text:p text:style-name="P222"><text:span text:style-name="T51">S</text:span>et fox <text:span text:style-name="T50">speed</text:span></text:p>
          </table:table-cell>
        </table:table-row>
        <table:table-row table:style-name="TableLine1731458157824">
          <table:table-cell table:style-name="Table28.A2" office:value-type="string">
            <text:p text:style-name="P203">2</text:p>
          </table:table-cell>
          <table:table-cell table:style-name="Table28.A2" office:value-type="string">
            <text:p text:style-name="P230">0x00 or 0x01</text:p>
          </table:table-cell>
          <table:table-cell table:style-name="Table28.C2" office:value-type="string">
            <text:p text:style-name="P105">Is successful?</text:p>
            <text:p text:style-name="P105">0x00 if successful,</text:p>
            <text:p text:style-name="P105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84"/>
      <text:h text:style-name="P453" text:outline-level="1">Get <text:span text:style-name="T52">cycle</text:span></text:h>
      <text:p text:style-name="P347">Issue this command to <text:span text:style-name="T33">get fox </text:span><text:span text:style-name="T35">cycle parameters</text:span><text:span text:style-name="T30">.</text:span></text:p>
      <text:p text:style-name="P347"/>
      <text:p text:style-name="P347">Payload format:</text:p>
      <table:table table:name="Table29" table:style-name="Table29">
        <table:table-column table:style-name="Table29.A" table:number-columns-repeated="3"/>
        <table:table-row table:style-name="TableLine1731458157280">
          <table:table-cell table:style-name="Table29.A1" office:value-type="string">
            <text:p text:style-name="P24">Payload byte</text:p>
          </table:table-cell>
          <table:table-cell table:style-name="Table29.A1" office:value-type="string">
            <text:p text:style-name="P24">Value</text:p>
          </table:table-cell>
          <table:table-cell table:style-name="Table29.C1" office:value-type="string">
            <text:p text:style-name="P24">Description</text:p>
          </table:table-cell>
        </table:table-row>
        <table:table-row table:style-name="TableLine1731458155376">
          <table:table-cell table:style-name="Table29.A2" office:value-type="string">
            <text:p text:style-name="P65">0</text:p>
          </table:table-cell>
          <table:table-cell table:style-name="Table29.A2" office:value-type="string">
            <text:p text:style-name="P65">0x00</text:p>
          </table:table-cell>
          <table:table-cell table:style-name="Table29.C2" office:value-type="string">
            <text:p text:style-name="P65">Command to fox</text:p>
          </table:table-cell>
        </table:table-row>
        <table:table-row table:style-name="TableLine1731458162992">
          <table:table-cell table:style-name="Table29.A2" office:value-type="string">
            <text:p text:style-name="P65">1</text:p>
          </table:table-cell>
          <table:table-cell table:style-name="Table29.A2" office:value-type="string">
            <text:p text:style-name="P65">0x0<text:span text:style-name="T52">F</text:span></text:p>
          </table:table-cell>
          <table:table-cell table:style-name="Table29.C2" office:value-type="string">
            <text:p text:style-name="P223">Get fox <text:span text:style-name="T52">cycle parameters</text:span></text:p>
          </table:table-cell>
        </table:table-row>
      </table:table>
      <text:p text:style-name="P385"/>
      <text:p text:style-name="P310">Fox will answer:</text:p>
      <table:table table:name="Table30" table:style-name="Table30">
        <table:table-column table:style-name="Table30.A" table:number-columns-repeated="3"/>
        <table:table-row table:style-name="TableLine1731458159184">
          <table:table-cell table:style-name="Table30.A1" office:value-type="string">
            <text:p text:style-name="P24">Payload byte</text:p>
          </table:table-cell>
          <table:table-cell table:style-name="Table30.A1" office:value-type="string">
            <text:p text:style-name="P24">Value</text:p>
          </table:table-cell>
          <table:table-cell table:style-name="Table30.C1" office:value-type="string">
            <text:p text:style-name="P24">Description</text:p>
          </table:table-cell>
        </table:table-row>
        <table:table-row table:style-name="TableLine1731458155104">
          <table:table-cell table:style-name="Table30.A2" office:value-type="string">
            <text:p text:style-name="P65">0</text:p>
          </table:table-cell>
          <table:table-cell table:style-name="Table30.A2" office:value-type="string">
            <text:p text:style-name="P106">0x01</text:p>
          </table:table-cell>
          <table:table-cell table:style-name="Table30.C2" office:value-type="string">
            <text:p text:style-name="P106">Response to command</text:p>
          </table:table-cell>
        </table:table-row>
        <table:table-row table:style-name="TableLine1731458153744">
          <table:table-cell table:style-name="Table30.A2" office:value-type="string">
            <text:p text:style-name="P143">1</text:p>
          </table:table-cell>
          <table:table-cell table:style-name="Table30.A2" office:value-type="string">
            <text:p text:style-name="P143">0x0<text:span text:style-name="T52">F</text:span></text:p>
          </table:table-cell>
          <table:table-cell table:style-name="Table30.C2" office:value-type="string">
            <text:p text:style-name="P223">Get fox <text:span text:style-name="T52">cycle parameters</text:span></text:p>
          </table:table-cell>
        </table:table-row>
        <table:table-row table:style-name="TableLine1731458163264">
          <table:table-cell table:style-name="Table30.A2" office:value-type="string">
            <text:p text:style-name="P204">2</text:p>
          </table:table-cell>
          <table:table-cell table:style-name="Table30.A2" office:value-type="string">
            <text:p text:style-name="P231">0x00 or 0x01</text:p>
          </table:table-cell>
          <table:table-cell table:style-name="Table30.C2" office:value-type="string">
            <text:p text:style-name="P234">Is continuous transmission?</text:p>
            <text:p text:style-name="P234">0x00 – cyclic transmission,</text:p>
            <text:p text:style-name="P234">0x01 – continuous transmission</text:p>
          </table:table-cell>
        </table:table-row>
        <table:table-row table:style-name="TableLine1731458155648">
          <table:table-cell table:style-name="Table30.A2" office:value-type="string">
            <text:p text:style-name="P236">3-4</text:p>
          </table:table-cell>
          <table:table-cell table:style-name="Table30.A2" office:value-type="string">
            <text:p text:style-name="P236">uint16_t, least significant byte first</text:p>
          </table:table-cell>
          <table:table-cell table:style-name="Table30.C2" office:value-type="string">
            <text:p text:style-name="P236">Transmission time (in seconds), applicable only for cyclic transmission</text:p>
          </table:table-cell>
        </table:table-row>
        <table:table-row table:style-name="TableLine1731458157008">
          <table:table-cell table:style-name="Table30.A2" office:value-type="string">
            <text:p text:style-name="P236">5-6</text:p>
          </table:table-cell>
          <table:table-cell table:style-name="Table30.A2" office:value-type="string">
            <text:p text:style-name="P236">uint16_t, least significant byte first</text:p>
          </table:table-cell>
          <table:table-cell table:style-name="Table30.C2" office:value-type="string">
            <text:p text:style-name="P236">Pause time (in seconds), applicable only for cyclic transmission</text:p>
          </table:table-cell>
        </table:table-row>
      </table:table>
      <text:p text:style-name="P385"/>
      <text:h text:style-name="P454" text:outline-level="1"><text:soft-page-break/><text:span text:style-name="T53">S</text:span>et <text:span text:style-name="T52">cycle</text:span></text:h>
      <text:p text:style-name="P348">Issue this command to <text:span text:style-name="T53">s</text:span><text:span text:style-name="T33">et fox </text:span><text:span text:style-name="T35">cycle parameters</text:span><text:span text:style-name="T30">.</text:span></text:p>
      <text:p text:style-name="P423">This command will fail if fox is armed!</text:p>
      <text:p text:style-name="P348">Payload format:</text:p>
      <table:table table:name="Table31" table:style-name="Table31">
        <table:table-column table:style-name="Table31.A" table:number-columns-repeated="3"/>
        <table:table-row table:style-name="TableLine1731458158912">
          <table:table-cell table:style-name="Table31.A1" office:value-type="string">
            <text:p text:style-name="P25">Payload byte</text:p>
          </table:table-cell>
          <table:table-cell table:style-name="Table31.A1" office:value-type="string">
            <text:p text:style-name="P25">Value</text:p>
          </table:table-cell>
          <table:table-cell table:style-name="Table31.C1" office:value-type="string">
            <text:p text:style-name="P25">Description</text:p>
          </table:table-cell>
        </table:table-row>
        <table:table-row table:style-name="TableLine1731458163536">
          <table:table-cell table:style-name="Table31.A2" office:value-type="string">
            <text:p text:style-name="P66">0</text:p>
          </table:table-cell>
          <table:table-cell table:style-name="Table31.A2" office:value-type="string">
            <text:p text:style-name="P66">0x00</text:p>
          </table:table-cell>
          <table:table-cell table:style-name="Table31.C2" office:value-type="string">
            <text:p text:style-name="P66">Command to fox</text:p>
          </table:table-cell>
        </table:table-row>
        <table:table-row table:style-name="TableLine1731458180672">
          <table:table-cell table:style-name="Table31.A2" office:value-type="string">
            <text:p text:style-name="P66">1</text:p>
          </table:table-cell>
          <table:table-cell table:style-name="Table31.A2" office:value-type="string">
            <text:p text:style-name="P66">0x<text:span text:style-name="T53">10</text:span></text:p>
          </table:table-cell>
          <table:table-cell table:style-name="Table31.C2" office:value-type="string">
            <text:p text:style-name="P224"><text:span text:style-name="T53">S</text:span>et fox <text:span text:style-name="T52">cycle parameters</text:span></text:p>
          </table:table-cell>
        </table:table-row>
        <table:table-row table:style-name="TableLine1731458173600">
          <table:table-cell table:style-name="Table31.A2" office:value-type="string">
            <text:p text:style-name="P205">2</text:p>
          </table:table-cell>
          <table:table-cell table:style-name="Table31.A2" office:value-type="string">
            <text:p text:style-name="P232">0x00 or 0x01</text:p>
          </table:table-cell>
          <table:table-cell table:style-name="Table31.C2" office:value-type="string">
            <text:p text:style-name="P235">Is continuous transmission?</text:p>
            <text:p text:style-name="P235">0x00 – cyclic transmission,</text:p>
            <text:p text:style-name="P235">0x01 – continuous transmission</text:p>
          </table:table-cell>
        </table:table-row>
        <table:table-row table:style-name="TableLine1731458178768">
          <table:table-cell table:style-name="Table31.A2" office:value-type="string">
            <text:p text:style-name="P237">3-4</text:p>
          </table:table-cell>
          <table:table-cell table:style-name="Table31.A2" office:value-type="string">
            <text:p text:style-name="P237">uint16_t, least significant byte first</text:p>
          </table:table-cell>
          <table:table-cell table:style-name="Table31.C2" office:value-type="string">
            <text:p text:style-name="P237">Transmission time (in seconds), applicable only for cyclic transmission, <text:span text:style-name="T53">but you must send it in any cases</text:span></text:p>
          </table:table-cell>
        </table:table-row>
        <table:table-row table:style-name="TableLine1731458186384">
          <table:table-cell table:style-name="Table31.A2" office:value-type="string">
            <text:p text:style-name="P237">5-6</text:p>
          </table:table-cell>
          <table:table-cell table:style-name="Table31.A2" office:value-type="string">
            <text:p text:style-name="P237">uint16_t, least significant byte first</text:p>
          </table:table-cell>
          <table:table-cell table:style-name="Table31.C2" office:value-type="string">
            <text:p text:style-name="P237">Pause time (in seconds), applicable only for cyclic transmission, <text:span text:style-name="T53">but you must send it in any cases</text:span></text:p>
          </table:table-cell>
        </table:table-row>
      </table:table>
      <text:p text:style-name="P386"/>
      <text:p text:style-name="P311">Fox will answer:</text:p>
      <table:table table:name="Table32" table:style-name="Table32">
        <table:table-column table:style-name="Table32.A" table:number-columns-repeated="3"/>
        <table:table-row table:style-name="TableLine1731458160544">
          <table:table-cell table:style-name="Table32.A1" office:value-type="string">
            <text:p text:style-name="P25">Payload byte</text:p>
          </table:table-cell>
          <table:table-cell table:style-name="Table32.A1" office:value-type="string">
            <text:p text:style-name="P25">Value</text:p>
          </table:table-cell>
          <table:table-cell table:style-name="Table32.C1" office:value-type="string">
            <text:p text:style-name="P25">Description</text:p>
          </table:table-cell>
        </table:table-row>
        <table:table-row table:style-name="TableLine1731458174144">
          <table:table-cell table:style-name="Table32.A2" office:value-type="string">
            <text:p text:style-name="P66">0</text:p>
          </table:table-cell>
          <table:table-cell table:style-name="Table32.A2" office:value-type="string">
            <text:p text:style-name="P107">0x01</text:p>
          </table:table-cell>
          <table:table-cell table:style-name="Table32.C2" office:value-type="string">
            <text:p text:style-name="P107">Response to command</text:p>
          </table:table-cell>
        </table:table-row>
        <table:table-row table:style-name="TableLine1731458185024">
          <table:table-cell table:style-name="Table32.A2" office:value-type="string">
            <text:p text:style-name="P144">1</text:p>
          </table:table-cell>
          <table:table-cell table:style-name="Table32.A2" office:value-type="string">
            <text:p text:style-name="P144">0x<text:span text:style-name="T53">10</text:span></text:p>
          </table:table-cell>
          <table:table-cell table:style-name="Table32.C2" office:value-type="string">
            <text:p text:style-name="P224"><text:span text:style-name="T53">S</text:span>et fox <text:span text:style-name="T52">cycle parameters</text:span></text:p>
          </table:table-cell>
        </table:table-row>
        <table:table-row table:style-name="TableLine1731458171424">
          <table:table-cell table:style-name="Table32.A2" office:value-type="string">
            <text:p text:style-name="P205">2</text:p>
          </table:table-cell>
          <table:table-cell table:style-name="Table32.A2" office:value-type="string">
            <text:p text:style-name="P232">0x00 or 0x01</text:p>
          </table:table-cell>
          <table:table-cell table:style-name="Table32.C2" office:value-type="string">
            <text:p text:style-name="P107">Is successful?</text:p>
            <text:p text:style-name="P107">0x00 if successful,</text:p>
            <text:p text:style-name="P107">0x01 if not (<text:span text:style-name="T56">too short durations</text:span>).</text:p>
          </table:table-cell>
        </table:table-row>
      </table:table>
      <text:p text:style-name="P386"/>
      <text:h text:style-name="P455" text:outline-level="1">Get <text:span text:style-name="T54">ending tone duration</text:span></text:h>
      <text:p text:style-name="P349">Issue this command to <text:span text:style-name="T33">get </text:span><text:span text:style-name="T36">ending tone duration</text:span><text:span text:style-name="T30">.</text:span></text:p>
      <text:p text:style-name="P349"/>
      <text:p text:style-name="P349">Payload format:</text:p>
      <table:table table:name="Table33" table:style-name="Table33">
        <table:table-column table:style-name="Table33.A" table:number-columns-repeated="3"/>
        <table:table-row table:style-name="TableLine1731458176592">
          <table:table-cell table:style-name="Table33.A1" office:value-type="string">
            <text:p text:style-name="P26">Payload byte</text:p>
          </table:table-cell>
          <table:table-cell table:style-name="Table33.A1" office:value-type="string">
            <text:p text:style-name="P26">Value</text:p>
          </table:table-cell>
          <table:table-cell table:style-name="Table33.C1" office:value-type="string">
            <text:p text:style-name="P26">Description</text:p>
          </table:table-cell>
        </table:table-row>
        <table:table-row table:style-name="TableLine1731458174960">
          <table:table-cell table:style-name="Table33.A2" office:value-type="string">
            <text:p text:style-name="P67">0</text:p>
          </table:table-cell>
          <table:table-cell table:style-name="Table33.A2" office:value-type="string">
            <text:p text:style-name="P67">0x00</text:p>
          </table:table-cell>
          <table:table-cell table:style-name="Table33.C2" office:value-type="string">
            <text:p text:style-name="P67">Command to fox</text:p>
          </table:table-cell>
        </table:table-row>
        <table:table-row table:style-name="TableLine1731458186928">
          <table:table-cell table:style-name="Table33.A2" office:value-type="string">
            <text:p text:style-name="P67">1</text:p>
          </table:table-cell>
          <table:table-cell table:style-name="Table33.A2" office:value-type="string">
            <text:p text:style-name="P67">0x<text:span text:style-name="T54">11</text:span></text:p>
          </table:table-cell>
          <table:table-cell table:style-name="Table33.C2" office:value-type="string">
            <text:p text:style-name="P225">Get <text:span text:style-name="T54">ending tone duration</text:span></text:p>
          </table:table-cell>
        </table:table-row>
      </table:table>
      <text:p text:style-name="P387"/>
      <text:p text:style-name="P312">Fox will answer:</text:p>
      <table:table table:name="Table34" table:style-name="Table34">
        <table:table-column table:style-name="Table34.A" table:number-columns-repeated="3"/>
        <table:table-row table:style-name="TableLine1731458173328">
          <table:table-cell table:style-name="Table34.A1" office:value-type="string">
            <text:p text:style-name="P26">Payload byte</text:p>
          </table:table-cell>
          <table:table-cell table:style-name="Table34.A1" office:value-type="string">
            <text:p text:style-name="P26">Value</text:p>
          </table:table-cell>
          <table:table-cell table:style-name="Table34.C1" office:value-type="string">
            <text:p text:style-name="P26">Description</text:p>
          </table:table-cell>
        </table:table-row>
        <table:table-row table:style-name="TableLine1731458179584">
          <table:table-cell table:style-name="Table34.A2" office:value-type="string">
            <text:p text:style-name="P67">0</text:p>
          </table:table-cell>
          <table:table-cell table:style-name="Table34.A2" office:value-type="string">
            <text:p text:style-name="P108">0x01</text:p>
          </table:table-cell>
          <table:table-cell table:style-name="Table34.C2" office:value-type="string">
            <text:p text:style-name="P108">Response to command</text:p>
          </table:table-cell>
        </table:table-row>
        <text:soft-page-break/>
        <table:table-row table:style-name="TableLine1731458187200">
          <table:table-cell table:style-name="Table34.A2" office:value-type="string">
            <text:p text:style-name="P145">1</text:p>
          </table:table-cell>
          <table:table-cell table:style-name="Table34.A2" office:value-type="string">
            <text:p text:style-name="P145">0x<text:span text:style-name="T54">11</text:span></text:p>
          </table:table-cell>
          <table:table-cell table:style-name="Table34.C2" office:value-type="string">
            <text:p text:style-name="P225">Get <text:span text:style-name="T54">ending tone duration</text:span></text:p>
          </table:table-cell>
        </table:table-row>
        <table:table-row table:style-name="TableLine1731458170064">
          <table:table-cell table:style-name="Table34.A2" office:value-type="string">
            <text:p text:style-name="P206">2</text:p>
          </table:table-cell>
          <table:table-cell table:style-name="Table34.A2" office:value-type="string">
            <text:p text:style-name="P238">uint8_t</text:p>
          </table:table-cell>
          <table:table-cell table:style-name="Table34.C2" office:value-type="string">
            <text:p text:style-name="P238">Ending tone duration in seconds</text:p>
          </table:table-cell>
        </table:table-row>
      </table:table>
      <text:p text:style-name="P387"/>
      <text:h text:style-name="P456" text:outline-level="1"><text:span text:style-name="T55">S</text:span>et <text:span text:style-name="T54">ending tone duration</text:span></text:h>
      <text:p text:style-name="P350">Issue this command to <text:span text:style-name="T55">s</text:span><text:span text:style-name="T33">et </text:span><text:span text:style-name="T36">ending tone duration</text:span><text:span text:style-name="T30">.</text:span></text:p>
      <text:p text:style-name="P423">This command will fail if fox is armed!</text:p>
      <text:p text:style-name="P350">Payload format:</text:p>
      <table:table table:name="Table35" table:style-name="Table35">
        <table:table-column table:style-name="Table35.A" table:number-columns-repeated="3"/>
        <table:table-row table:style-name="TableLine1731458176320">
          <table:table-cell table:style-name="Table35.A1" office:value-type="string">
            <text:p text:style-name="P27">Payload byte</text:p>
          </table:table-cell>
          <table:table-cell table:style-name="Table35.A1" office:value-type="string">
            <text:p text:style-name="P27">Value</text:p>
          </table:table-cell>
          <table:table-cell table:style-name="Table35.C1" office:value-type="string">
            <text:p text:style-name="P27">Description</text:p>
          </table:table-cell>
        </table:table-row>
        <table:table-row table:style-name="TableLine1731458170336">
          <table:table-cell table:style-name="Table35.A2" office:value-type="string">
            <text:p text:style-name="P68">0</text:p>
          </table:table-cell>
          <table:table-cell table:style-name="Table35.A2" office:value-type="string">
            <text:p text:style-name="P68">0x00</text:p>
          </table:table-cell>
          <table:table-cell table:style-name="Table35.C2" office:value-type="string">
            <text:p text:style-name="P68">Command to fox</text:p>
          </table:table-cell>
        </table:table-row>
        <table:table-row table:style-name="TableLine1731458173872">
          <table:table-cell table:style-name="Table35.A2" office:value-type="string">
            <text:p text:style-name="P68">1</text:p>
          </table:table-cell>
          <table:table-cell table:style-name="Table35.A2" office:value-type="string">
            <text:p text:style-name="P68">0x<text:span text:style-name="T54">1</text:span><text:span text:style-name="T55">2</text:span></text:p>
          </table:table-cell>
          <table:table-cell table:style-name="Table35.C2" office:value-type="string">
            <text:p text:style-name="P226"><text:span text:style-name="T55">S</text:span>et <text:span text:style-name="T54">ending tone duration</text:span></text:p>
          </table:table-cell>
        </table:table-row>
        <table:table-row table:style-name="TableLine1731458171152">
          <table:table-cell table:style-name="Table35.A2" office:value-type="string">
            <text:p text:style-name="P239">2</text:p>
          </table:table-cell>
          <table:table-cell table:style-name="Table35.A2" office:value-type="string">
            <text:p text:style-name="P239">uin8_t</text:p>
          </table:table-cell>
          <table:table-cell table:style-name="Table35.C2" office:value-type="string">
            <text:p text:style-name="P239">Ending tone duration in seconds</text:p>
          </table:table-cell>
        </table:table-row>
      </table:table>
      <text:p text:style-name="P388"/>
      <text:p text:style-name="P313">Fox will answer:</text:p>
      <table:table table:name="Table36" table:style-name="Table36">
        <table:table-column table:style-name="Table36.A" table:number-columns-repeated="3"/>
        <table:table-row table:style-name="TableLine1731458177136">
          <table:table-cell table:style-name="Table36.A1" office:value-type="string">
            <text:p text:style-name="P27">Payload byte</text:p>
          </table:table-cell>
          <table:table-cell table:style-name="Table36.A1" office:value-type="string">
            <text:p text:style-name="P27">Value</text:p>
          </table:table-cell>
          <table:table-cell table:style-name="Table36.C1" office:value-type="string">
            <text:p text:style-name="P27">Description</text:p>
          </table:table-cell>
        </table:table-row>
        <table:table-row table:style-name="TableLine1731458184480">
          <table:table-cell table:style-name="Table36.A2" office:value-type="string">
            <text:p text:style-name="P68">0</text:p>
          </table:table-cell>
          <table:table-cell table:style-name="Table36.A2" office:value-type="string">
            <text:p text:style-name="P109">0x01</text:p>
          </table:table-cell>
          <table:table-cell table:style-name="Table36.C2" office:value-type="string">
            <text:p text:style-name="P109">Response to command</text:p>
          </table:table-cell>
        </table:table-row>
        <table:table-row table:style-name="TableLine1731458171696">
          <table:table-cell table:style-name="Table36.A2" office:value-type="string">
            <text:p text:style-name="P146">1</text:p>
          </table:table-cell>
          <table:table-cell table:style-name="Table36.A2" office:value-type="string">
            <text:p text:style-name="P146">0x<text:span text:style-name="T54">1</text:span><text:span text:style-name="T55">2</text:span></text:p>
          </table:table-cell>
          <table:table-cell table:style-name="Table36.C2" office:value-type="string">
            <text:p text:style-name="P226"><text:span text:style-name="T55">S</text:span>et <text:span text:style-name="T54">ending tone duration</text:span></text:p>
          </table:table-cell>
        </table:table-row>
        <table:table-row table:style-name="TableLine1731458185296">
          <table:table-cell table:style-name="Table36.A2" office:value-type="string">
            <text:p text:style-name="P207">2</text:p>
          </table:table-cell>
          <table:table-cell table:style-name="Table36.A2" office:value-type="string">
            <text:p text:style-name="P239">0x00 or 0x01</text:p>
          </table:table-cell>
          <table:table-cell table:style-name="Table36.C2" office:value-type="string">
            <text:p text:style-name="P109">Is successful?</text:p>
            <text:p text:style-name="P109">0x00 if successful,</text:p>
            <text:p text:style-name="P109">0x01 if not (<text:span text:style-name="T55">too long ending tone</text:span>).</text:p>
          </table:table-cell>
        </table:table-row>
      </table:table>
      <text:p text:style-name="P388"/>
      <text:h text:style-name="P457" text:outline-level="1">Get begin and end times</text:h>
      <text:p text:style-name="P351">Issue this command to <text:span text:style-name="T57">get times when fox will turn on and off.</text:span></text:p>
      <text:p text:style-name="P351"/>
      <text:p text:style-name="P351">Payload format:</text:p>
      <table:table table:name="Table37" table:style-name="Table37">
        <table:table-column table:style-name="Table37.A" table:number-columns-repeated="3"/>
        <table:table-row table:style-name="TableLine1731458171968">
          <table:table-cell table:style-name="Table37.A1" office:value-type="string">
            <text:p text:style-name="P28">Payload byte</text:p>
          </table:table-cell>
          <table:table-cell table:style-name="Table37.A1" office:value-type="string">
            <text:p text:style-name="P28">Value</text:p>
          </table:table-cell>
          <table:table-cell table:style-name="Table37.C1" office:value-type="string">
            <text:p text:style-name="P28">Description</text:p>
          </table:table-cell>
        </table:table-row>
        <table:table-row table:style-name="TableLine1731458182576">
          <table:table-cell table:style-name="Table37.A2" office:value-type="string">
            <text:p text:style-name="P69">0</text:p>
          </table:table-cell>
          <table:table-cell table:style-name="Table37.A2" office:value-type="string">
            <text:p text:style-name="P69">0x00</text:p>
          </table:table-cell>
          <table:table-cell table:style-name="Table37.C2" office:value-type="string">
            <text:p text:style-name="P69">Command to fox</text:p>
          </table:table-cell>
        </table:table-row>
        <table:table-row table:style-name="TableLine1731458183664">
          <table:table-cell table:style-name="Table37.A2" office:value-type="string">
            <text:p text:style-name="P69">1</text:p>
          </table:table-cell>
          <table:table-cell table:style-name="Table37.A2" office:value-type="string">
            <text:p text:style-name="P69">0x<text:span text:style-name="T54">1</text:span><text:span text:style-name="T57">3</text:span></text:p>
          </table:table-cell>
          <table:table-cell table:style-name="Table37.C2" office:value-type="string">
            <text:p text:style-name="P240">Get begin and end times</text:p>
          </table:table-cell>
        </table:table-row>
      </table:table>
      <text:p text:style-name="P389"/>
      <text:p text:style-name="P314">Fox will answer:</text:p>
      <table:table table:name="Table38" table:style-name="Table38">
        <table:table-column table:style-name="Table38.A" table:number-columns-repeated="3"/>
        <table:table-row table:style-name="TableLine1731458182848">
          <table:table-cell table:style-name="Table38.A1" office:value-type="string">
            <text:p text:style-name="P28">Payload byte</text:p>
          </table:table-cell>
          <table:table-cell table:style-name="Table38.A1" office:value-type="string">
            <text:p text:style-name="P28">Value</text:p>
          </table:table-cell>
          <table:table-cell table:style-name="Table38.C1" office:value-type="string">
            <text:p text:style-name="P28">Description</text:p>
          </table:table-cell>
        </table:table-row>
        <table:table-row table:style-name="TableLine1731458172240">
          <table:table-cell table:style-name="Table38.A2" office:value-type="string">
            <text:p text:style-name="P69">0</text:p>
          </table:table-cell>
          <table:table-cell table:style-name="Table38.A2" office:value-type="string">
            <text:p text:style-name="P110">0x01</text:p>
          </table:table-cell>
          <table:table-cell table:style-name="Table38.C2" office:value-type="string">
            <text:p text:style-name="P110">Response to command</text:p>
          </table:table-cell>
        </table:table-row>
        <table:table-row table:style-name="TableLine1731458195088">
          <table:table-cell table:style-name="Table38.A2" office:value-type="string">
            <text:p text:style-name="P147">1</text:p>
          </table:table-cell>
          <table:table-cell table:style-name="Table38.A2" office:value-type="string">
            <text:p text:style-name="P147">0x<text:span text:style-name="T54">1</text:span><text:span text:style-name="T57">3</text:span></text:p>
          </table:table-cell>
          <table:table-cell table:style-name="Table38.C2" office:value-type="string">
            <text:p text:style-name="P240">Get begin and end times</text:p>
          </table:table-cell>
        </table:table-row>
        <table:table-row table:style-name="TableLine1731458202976">
          <table:table-cell table:style-name="Table38.A2" office:value-type="string">
            <text:p text:style-name="P208">2-<text:span text:style-name="T57">5</text:span></text:p>
          </table:table-cell>
          <table:table-cell table:style-name="Table38.A2" office:value-type="string">
            <text:p text:style-name="P240">uint32_t, least significant byte first</text:p>
          </table:table-cell>
          <table:table-cell table:style-name="Table38.C2" office:value-type="string">
            <text:p text:style-name="P240">Begin time (seconds since midnight)</text:p>
          </table:table-cell>
        </table:table-row>
        <table:table-row table:style-name="TableLine1731458196720">
          <table:table-cell table:style-name="Table38.A2" office:value-type="string">
            <text:p text:style-name="P240">6-9</text:p>
          </table:table-cell>
          <table:table-cell table:style-name="Table38.A2" office:value-type="string">
            <text:p text:style-name="P240">uin32_t, least significant byte <text:soft-page-break/>first</text:p>
          </table:table-cell>
          <table:table-cell table:style-name="Table38.C2" office:value-type="string">
            <text:p text:style-name="P240">End time (seconds since <text:soft-page-break/>midnight)</text:p>
          </table:table-cell>
        </table:table-row>
      </table:table>
      <text:p text:style-name="P389"/>
      <text:h text:style-name="P461" text:outline-level="1">Is fox armed?</text:h>
      <text:p text:style-name="P352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52"/>
      <text:p text:style-name="P352">Payload format:</text:p>
      <table:table table:name="Table39" table:style-name="Table39">
        <table:table-column table:style-name="Table39.A" table:number-columns-repeated="3"/>
        <table:table-row table:style-name="TableLine1731458184208">
          <table:table-cell table:style-name="Table39.A1" office:value-type="string">
            <text:p text:style-name="P29">Payload byte</text:p>
          </table:table-cell>
          <table:table-cell table:style-name="Table39.A1" office:value-type="string">
            <text:p text:style-name="P29">Value</text:p>
          </table:table-cell>
          <table:table-cell table:style-name="Table39.C1" office:value-type="string">
            <text:p text:style-name="P29">Description</text:p>
          </table:table-cell>
        </table:table-row>
        <table:table-row table:style-name="TableLine1731458189104">
          <table:table-cell table:style-name="Table39.A2" office:value-type="string">
            <text:p text:style-name="P70">0</text:p>
          </table:table-cell>
          <table:table-cell table:style-name="Table39.A2" office:value-type="string">
            <text:p text:style-name="P70">0x00</text:p>
          </table:table-cell>
          <table:table-cell table:style-name="Table39.C2" office:value-type="string">
            <text:p text:style-name="P70">Command to fox</text:p>
          </table:table-cell>
        </table:table-row>
        <table:table-row table:style-name="TableLine1731458202160">
          <table:table-cell table:style-name="Table39.A2" office:value-type="string">
            <text:p text:style-name="P70">1</text:p>
          </table:table-cell>
          <table:table-cell table:style-name="Table39.A2" office:value-type="string">
            <text:p text:style-name="P70">0x<text:span text:style-name="T54">1</text:span><text:span text:style-name="T58">4</text:span></text:p>
          </table:table-cell>
          <table:table-cell table:style-name="Table39.C2" office:value-type="string">
            <text:p text:style-name="P247">Is fox armed?</text:p>
          </table:table-cell>
        </table:table-row>
      </table:table>
      <text:p text:style-name="P390"/>
      <text:p text:style-name="P315">Fox will answer:</text:p>
      <table:table table:name="Table40" table:style-name="Table40">
        <table:table-column table:style-name="Table40.A" table:number-columns-repeated="3"/>
        <table:table-row table:style-name="TableLine1731458201888">
          <table:table-cell table:style-name="Table40.A1" office:value-type="string">
            <text:p text:style-name="P29">Payload byte</text:p>
          </table:table-cell>
          <table:table-cell table:style-name="Table40.A1" office:value-type="string">
            <text:p text:style-name="P29">Value</text:p>
          </table:table-cell>
          <table:table-cell table:style-name="Table40.C1" office:value-type="string">
            <text:p text:style-name="P29">Description</text:p>
          </table:table-cell>
        </table:table-row>
        <table:table-row table:style-name="TableLine1731458202432">
          <table:table-cell table:style-name="Table40.A2" office:value-type="string">
            <text:p text:style-name="P70">0</text:p>
          </table:table-cell>
          <table:table-cell table:style-name="Table40.A2" office:value-type="string">
            <text:p text:style-name="P111">0x01</text:p>
          </table:table-cell>
          <table:table-cell table:style-name="Table40.C2" office:value-type="string">
            <text:p text:style-name="P111">Response to command</text:p>
          </table:table-cell>
        </table:table-row>
        <table:table-row table:style-name="TableLine1731458188288">
          <table:table-cell table:style-name="Table40.A2" office:value-type="string">
            <text:p text:style-name="P148">1</text:p>
          </table:table-cell>
          <table:table-cell table:style-name="Table40.A2" office:value-type="string">
            <text:p text:style-name="P148">0x<text:span text:style-name="T54">1</text:span><text:span text:style-name="T58">4</text:span></text:p>
          </table:table-cell>
          <table:table-cell table:style-name="Table40.C2" office:value-type="string">
            <text:p text:style-name="P247">Is fox armed?</text:p>
          </table:table-cell>
        </table:table-row>
        <table:table-row table:style-name="TableLine1731458195904">
          <table:table-cell table:style-name="Table40.A2" office:value-type="string">
            <text:p text:style-name="P209">2</text:p>
          </table:table-cell>
          <table:table-cell table:style-name="Table40.A2" office:value-type="string">
            <text:p text:style-name="P247">0x00 or 0x01</text:p>
          </table:table-cell>
          <table:table-cell table:style-name="Table40.C2" office:value-type="string">
            <text:p text:style-name="P247">0x00 if not armed,</text:p>
            <text:p text:style-name="P247">0x01 if armed</text:p>
          </table:table-cell>
        </table:table-row>
      </table:table>
      <text:p text:style-name="P390"/>
      <text:h text:style-name="P462" text:outline-level="1">Arm fox</text:h>
      <text:p text:style-name="P353">Issue this command to <text:span text:style-name="T59">arm fox. Armed fox will start to transmit at previously set time.</text:span></text:p>
      <text:p text:style-name="P353"/>
      <text:p text:style-name="P353">Payload format:</text:p>
      <table:table table:name="Table41" table:style-name="Table41">
        <table:table-column table:style-name="Table41.A" table:number-columns-repeated="3"/>
        <table:table-row table:style-name="TableLine1731458203248">
          <table:table-cell table:style-name="Table41.A1" office:value-type="string">
            <text:p text:style-name="P30">Payload byte</text:p>
          </table:table-cell>
          <table:table-cell table:style-name="Table41.A1" office:value-type="string">
            <text:p text:style-name="P30">Value</text:p>
          </table:table-cell>
          <table:table-cell table:style-name="Table41.C1" office:value-type="string">
            <text:p text:style-name="P30">Description</text:p>
          </table:table-cell>
        </table:table-row>
        <table:table-row table:style-name="TableLine1731458191280">
          <table:table-cell table:style-name="Table41.A2" office:value-type="string">
            <text:p text:style-name="P71">0</text:p>
          </table:table-cell>
          <table:table-cell table:style-name="Table41.A2" office:value-type="string">
            <text:p text:style-name="P71">0x00</text:p>
          </table:table-cell>
          <table:table-cell table:style-name="Table41.C2" office:value-type="string">
            <text:p text:style-name="P71">Command to fox</text:p>
          </table:table-cell>
        </table:table-row>
        <table:table-row table:style-name="TableLine1731458204336">
          <table:table-cell table:style-name="Table41.A2" office:value-type="string">
            <text:p text:style-name="P71">1</text:p>
          </table:table-cell>
          <table:table-cell table:style-name="Table41.A2" office:value-type="string">
            <text:p text:style-name="P71">0x<text:span text:style-name="T54">1</text:span><text:span text:style-name="T59">5</text:span></text:p>
          </table:table-cell>
          <table:table-cell table:style-name="Table41.C2" office:value-type="string">
            <text:p text:style-name="P252">Arm fox</text:p>
          </table:table-cell>
        </table:table-row>
      </table:table>
      <text:p text:style-name="P391"/>
      <text:p text:style-name="P316">Fox will answer:</text:p>
      <table:table table:name="Table42" table:style-name="Table42">
        <table:table-column table:style-name="Table42.A" table:number-columns-repeated="3"/>
        <table:table-row table:style-name="TableLine1731458198624">
          <table:table-cell table:style-name="Table42.A1" office:value-type="string">
            <text:p text:style-name="P30">Payload byte</text:p>
          </table:table-cell>
          <table:table-cell table:style-name="Table42.A1" office:value-type="string">
            <text:p text:style-name="P30">Value</text:p>
          </table:table-cell>
          <table:table-cell table:style-name="Table42.C1" office:value-type="string">
            <text:p text:style-name="P30">Description</text:p>
          </table:table-cell>
        </table:table-row>
        <table:table-row table:style-name="TableLine1731458196448">
          <table:table-cell table:style-name="Table42.A2" office:value-type="string">
            <text:p text:style-name="P71">0</text:p>
          </table:table-cell>
          <table:table-cell table:style-name="Table42.A2" office:value-type="string">
            <text:p text:style-name="P112">0x01</text:p>
          </table:table-cell>
          <table:table-cell table:style-name="Table42.C2" office:value-type="string">
            <text:p text:style-name="P112">Response to command</text:p>
          </table:table-cell>
        </table:table-row>
        <table:table-row table:style-name="TableLine1731458196176">
          <table:table-cell table:style-name="Table42.A2" office:value-type="string">
            <text:p text:style-name="P149">1</text:p>
          </table:table-cell>
          <table:table-cell table:style-name="Table42.A2" office:value-type="string">
            <text:p text:style-name="P149">0x<text:span text:style-name="T54">1</text:span><text:span text:style-name="T59">5</text:span></text:p>
          </table:table-cell>
          <table:table-cell table:style-name="Table42.C2" office:value-type="string">
            <text:p text:style-name="P252">Arm fox</text:p>
          </table:table-cell>
        </table:table-row>
        <table:table-row table:style-name="TableLine1731458187472">
          <table:table-cell table:style-name="Table42.A2" office:value-type="string">
            <text:p text:style-name="P210">2</text:p>
          </table:table-cell>
          <table:table-cell table:style-name="Table42.A2" office:value-type="string">
            <text:p text:style-name="P248">0x00 or 0x01</text:p>
          </table:table-cell>
          <table:table-cell table:style-name="Table42.C2" office:value-type="string">
            <text:p text:style-name="P112">Is successful?</text:p>
            <text:p text:style-name="P112">0x00 if successful,</text:p>
            <text:p text:style-name="P112">0x01 if not (<text:span text:style-name="T80">fox already armed, fox example</text:span>)</text:p>
          </table:table-cell>
        </table:table-row>
      </table:table>
      <text:p text:style-name="P391"/>
      <text:p text:style-name="P331">Note, that successful answer doesn’t mean that fox is armed, it just signalizing that arming process is started. For arming completion s<text:span text:style-name="T77">ee “Fox armed” event.</text:span></text:p>
      <text:p text:style-name="P391"><text:soft-page-break/></text:p>
      <text:h text:style-name="P463" text:outline-level="1"><text:span text:style-name="T60">Disa</text:span>rm fox</text:h>
      <text:p text:style-name="P354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54"/>
      <text:p text:style-name="P425">This command will fail if fox is <text:span text:style-name="T81">NOT</text:span> armed!</text:p>
      <text:p text:style-name="P432"><text:span text:style-name="T1">This command will fail if </text:span><text:span text:style-name="T3">antenna matching in progress!</text:span></text:p>
      <text:p text:style-name="P354">Payload format:</text:p>
      <table:table table:name="Table43" table:style-name="Table43">
        <table:table-column table:style-name="Table43.A" table:number-columns-repeated="3"/>
        <table:table-row table:style-name="TableLine1731458194544">
          <table:table-cell table:style-name="Table43.A1" office:value-type="string">
            <text:p text:style-name="P31">Payload byte</text:p>
          </table:table-cell>
          <table:table-cell table:style-name="Table43.A1" office:value-type="string">
            <text:p text:style-name="P31">Value</text:p>
          </table:table-cell>
          <table:table-cell table:style-name="Table43.C1" office:value-type="string">
            <text:p text:style-name="P31">Description</text:p>
          </table:table-cell>
        </table:table-row>
        <table:table-row table:style-name="TableLine1731458190192">
          <table:table-cell table:style-name="Table43.A2" office:value-type="string">
            <text:p text:style-name="P72">0</text:p>
          </table:table-cell>
          <table:table-cell table:style-name="Table43.A2" office:value-type="string">
            <text:p text:style-name="P72">0x00</text:p>
          </table:table-cell>
          <table:table-cell table:style-name="Table43.C2" office:value-type="string">
            <text:p text:style-name="P72">Command to fox</text:p>
          </table:table-cell>
        </table:table-row>
        <table:table-row table:style-name="TableLine1731458194272">
          <table:table-cell table:style-name="Table43.A2" office:value-type="string">
            <text:p text:style-name="P72">1</text:p>
          </table:table-cell>
          <table:table-cell table:style-name="Table43.A2" office:value-type="string">
            <text:p text:style-name="P72">0x<text:span text:style-name="T54">1</text:span><text:span text:style-name="T61">6</text:span></text:p>
          </table:table-cell>
          <table:table-cell table:style-name="Table43.C2" office:value-type="string">
            <text:p text:style-name="P253"><text:span text:style-name="T61">Disa</text:span>rm fox</text:p>
          </table:table-cell>
        </table:table-row>
      </table:table>
      <text:p text:style-name="P392"/>
      <text:p text:style-name="P317">Fox will answer:</text:p>
      <table:table table:name="Table44" table:style-name="Table44">
        <table:table-column table:style-name="Table44.A" table:number-columns-repeated="3"/>
        <table:table-row table:style-name="TableLine1731458197264">
          <table:table-cell table:style-name="Table44.A1" office:value-type="string">
            <text:p text:style-name="P31">Payload byte</text:p>
          </table:table-cell>
          <table:table-cell table:style-name="Table44.A1" office:value-type="string">
            <text:p text:style-name="P31">Value</text:p>
          </table:table-cell>
          <table:table-cell table:style-name="Table44.C1" office:value-type="string">
            <text:p text:style-name="P31">Description</text:p>
          </table:table-cell>
        </table:table-row>
        <table:table-row table:style-name="TableLine1731458192640">
          <table:table-cell table:style-name="Table44.A2" office:value-type="string">
            <text:p text:style-name="P72">0</text:p>
          </table:table-cell>
          <table:table-cell table:style-name="Table44.A2" office:value-type="string">
            <text:p text:style-name="P113">0x01</text:p>
          </table:table-cell>
          <table:table-cell table:style-name="Table44.C2" office:value-type="string">
            <text:p text:style-name="P113">Response to command</text:p>
          </table:table-cell>
        </table:table-row>
        <table:table-row table:style-name="TableLine1731458198080">
          <table:table-cell table:style-name="Table44.A2" office:value-type="string">
            <text:p text:style-name="P150">1</text:p>
          </table:table-cell>
          <table:table-cell table:style-name="Table44.A2" office:value-type="string">
            <text:p text:style-name="P150">0x<text:span text:style-name="T54">1</text:span><text:span text:style-name="T61">6</text:span></text:p>
          </table:table-cell>
          <table:table-cell table:style-name="Table44.C2" office:value-type="string">
            <text:p text:style-name="P253"><text:span text:style-name="T61">Disa</text:span>rm fox</text:p>
          </table:table-cell>
        </table:table-row>
        <table:table-row table:style-name="TableLine1731458193728">
          <table:table-cell table:style-name="Table44.A2" office:value-type="string">
            <text:p text:style-name="P211">2</text:p>
          </table:table-cell>
          <table:table-cell table:style-name="Table44.A2" office:value-type="string">
            <text:p text:style-name="P249">0x00 or 0x01</text:p>
          </table:table-cell>
          <table:table-cell table:style-name="Table44.C2" office:value-type="string">
            <text:p text:style-name="P113">Is successful?</text:p>
            <text:p text:style-name="P113">0x00 if successful,</text:p>
            <text:p text:style-name="P113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92"/>
      <text:h text:style-name="P458" text:outline-level="1"><text:span text:style-name="T62">S</text:span>et begin and end times</text:h>
      <text:p text:style-name="P355">Issue this command to <text:span text:style-name="T62">s</text:span><text:span text:style-name="T57">et times when fox will turn on and off.</text:span></text:p>
      <text:p text:style-name="P424">This command will fail if fox is armed!</text:p>
      <text:p text:style-name="P355">Payload format:</text:p>
      <table:table table:name="Таблица5" table:style-name="Таблица5">
        <table:table-column table:style-name="Таблица5.A" table:number-columns-repeated="3"/>
        <table:table-row table:style-name="TableLine1731458199168">
          <table:table-cell table:style-name="Таблица5.A1" office:value-type="string">
            <text:p text:style-name="P32">Payload byte</text:p>
          </table:table-cell>
          <table:table-cell table:style-name="Таблица5.A1" office:value-type="string">
            <text:p text:style-name="P32">Value</text:p>
          </table:table-cell>
          <table:table-cell table:style-name="Таблица5.C1" office:value-type="string">
            <text:p text:style-name="P32">Description</text:p>
          </table:table-cell>
        </table:table-row>
        <table:table-row table:style-name="TableLine1731458198896">
          <table:table-cell table:style-name="Таблица5.A2" office:value-type="string">
            <text:p text:style-name="P73">0</text:p>
          </table:table-cell>
          <table:table-cell table:style-name="Таблица5.A2" office:value-type="string">
            <text:p text:style-name="P73">0x00</text:p>
          </table:table-cell>
          <table:table-cell table:style-name="Таблица5.C2" office:value-type="string">
            <text:p text:style-name="P73">Command to fox</text:p>
          </table:table-cell>
        </table:table-row>
        <table:table-row table:style-name="TableLine1731458200800">
          <table:table-cell table:style-name="Таблица5.A2" office:value-type="string">
            <text:p text:style-name="P73">1</text:p>
          </table:table-cell>
          <table:table-cell table:style-name="Таблица5.A2" office:value-type="string">
            <text:p text:style-name="P73">0x<text:span text:style-name="T54">1</text:span><text:span text:style-name="T62">7</text:span></text:p>
          </table:table-cell>
          <table:table-cell table:style-name="Таблица5.C2" office:value-type="string">
            <text:p text:style-name="P241"><text:span text:style-name="T62">S</text:span>et begin and end times</text:p>
          </table:table-cell>
        </table:table-row>
        <table:table-row table:style-name="TableLine1731458201344">
          <table:table-cell table:style-name="Таблица5.A2" office:value-type="string">
            <text:p text:style-name="P212">2-<text:span text:style-name="T57">5</text:span></text:p>
          </table:table-cell>
          <table:table-cell table:style-name="Таблица5.A2" office:value-type="string">
            <text:p text:style-name="P241">uint32_t, least significant byte first</text:p>
          </table:table-cell>
          <table:table-cell table:style-name="Таблица5.C2" office:value-type="string">
            <text:p text:style-name="P241">Begin time (seconds since midnight)</text:p>
          </table:table-cell>
        </table:table-row>
        <table:table-row table:style-name="TableLine1731458209504">
          <table:table-cell table:style-name="Таблица5.A2" office:value-type="string">
            <text:p text:style-name="P241">6-9</text:p>
          </table:table-cell>
          <table:table-cell table:style-name="Таблица5.A2" office:value-type="string">
            <text:p text:style-name="P241">uin32_t, least significant byte first</text:p>
          </table:table-cell>
          <table:table-cell table:style-name="Таблица5.C2" office:value-type="string">
            <text:p text:style-name="P241">End time (seconds since midnight)</text:p>
          </table:table-cell>
        </table:table-row>
      </table:table>
      <text:p text:style-name="P393"/>
      <text:p text:style-name="P318">Fox will answer:</text:p>
      <table:table table:name="Таблица6" table:style-name="Таблица6">
        <table:table-column table:style-name="Таблица6.A" table:number-columns-repeated="3"/>
        <table:table-row table:style-name="TableLine1731458193456">
          <table:table-cell table:style-name="Таблица6.A1" office:value-type="string">
            <text:p text:style-name="P32">Payload byte</text:p>
          </table:table-cell>
          <table:table-cell table:style-name="Таблица6.A1" office:value-type="string">
            <text:p text:style-name="P32">Value</text:p>
          </table:table-cell>
          <table:table-cell table:style-name="Таблица6.C1" office:value-type="string">
            <text:p text:style-name="P32">Description</text:p>
          </table:table-cell>
        </table:table-row>
        <table:table-row table:style-name="TableLine1731458214672">
          <table:table-cell table:style-name="Таблица6.A2" office:value-type="string">
            <text:p text:style-name="P73">0</text:p>
          </table:table-cell>
          <table:table-cell table:style-name="Таблица6.A2" office:value-type="string">
            <text:p text:style-name="P114">0x01</text:p>
          </table:table-cell>
          <table:table-cell table:style-name="Таблица6.C2" office:value-type="string">
            <text:p text:style-name="P114">Response to command</text:p>
          </table:table-cell>
        </table:table-row>
        <text:soft-page-break/>
        <table:table-row table:style-name="TableLine1731458214400">
          <table:table-cell table:style-name="Таблица6.A2" office:value-type="string">
            <text:p text:style-name="P151">1</text:p>
          </table:table-cell>
          <table:table-cell table:style-name="Таблица6.A2" office:value-type="string">
            <text:p text:style-name="P151">0x<text:span text:style-name="T54">1</text:span><text:span text:style-name="T62">7</text:span></text:p>
          </table:table-cell>
          <table:table-cell table:style-name="Таблица6.C2" office:value-type="string">
            <text:p text:style-name="P241"><text:span text:style-name="T62">S</text:span>et begin and end times</text:p>
          </table:table-cell>
        </table:table-row>
        <table:table-row table:style-name="TableLine1731458210048">
          <table:table-cell table:style-name="Таблица6.A2" office:value-type="string">
            <text:p text:style-name="P254">2</text:p>
          </table:table-cell>
          <table:table-cell table:style-name="Таблица6.A2" office:value-type="string">
            <text:p text:style-name="P250">0x00 or 0x01</text:p>
          </table:table-cell>
          <table:table-cell table:style-name="Таблица6.C2" office:value-type="string">
            <text:p text:style-name="P114">Is successful?</text:p>
            <text:p text:style-name="P114">0x00 if successful,</text:p>
            <text:p text:style-name="P114">0x01 if not (<text:span text:style-name="T62">End time is earlier or equal to begin time</text:span>)</text:p>
          </table:table-cell>
        </table:table-row>
      </table:table>
      <text:p text:style-name="P393"/>
      <text:h text:style-name="P459" text:outline-level="1">Get <text:span text:style-name="T63">output power</text:span></text:h>
      <text:p text:style-name="P356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56"/>
      <text:p text:style-name="P356">Payload format:</text:p>
      <table:table table:name="Table45" table:style-name="Table45">
        <table:table-column table:style-name="Table45.A" table:number-columns-repeated="3"/>
        <table:table-row table:style-name="TableLine1731458214944">
          <table:table-cell table:style-name="Table45.A1" office:value-type="string">
            <text:p text:style-name="P33">Payload byte</text:p>
          </table:table-cell>
          <table:table-cell table:style-name="Table45.A1" office:value-type="string">
            <text:p text:style-name="P33">Value</text:p>
          </table:table-cell>
          <table:table-cell table:style-name="Table45.C1" office:value-type="string">
            <text:p text:style-name="P33">Description</text:p>
          </table:table-cell>
        </table:table-row>
        <table:table-row table:style-name="TableLine1731458219568">
          <table:table-cell table:style-name="Table45.A2" office:value-type="string">
            <text:p text:style-name="P74">0</text:p>
          </table:table-cell>
          <table:table-cell table:style-name="Table45.A2" office:value-type="string">
            <text:p text:style-name="P74">0x00</text:p>
          </table:table-cell>
          <table:table-cell table:style-name="Table45.C2" office:value-type="string">
            <text:p text:style-name="P74">Command to fox</text:p>
          </table:table-cell>
        </table:table-row>
        <table:table-row table:style-name="TableLine1731458207600">
          <table:table-cell table:style-name="Table45.A2" office:value-type="string">
            <text:p text:style-name="P74">1</text:p>
          </table:table-cell>
          <table:table-cell table:style-name="Table45.A2" office:value-type="string">
            <text:p text:style-name="P74">0x<text:span text:style-name="T54">1</text:span><text:span text:style-name="T64">8</text:span></text:p>
          </table:table-cell>
          <table:table-cell table:style-name="Table45.C2" office:value-type="string">
            <text:p text:style-name="P255">Get fox power</text:p>
          </table:table-cell>
        </table:table-row>
      </table:table>
      <text:p text:style-name="P394"/>
      <text:p text:style-name="P319">Fox will answer:</text:p>
      <table:table table:name="Table46" table:style-name="Table46">
        <table:table-column table:style-name="Table46.A" table:number-columns-repeated="3"/>
        <table:table-row table:style-name="TableLine1731458212768">
          <table:table-cell table:style-name="Table46.A1" office:value-type="string">
            <text:p text:style-name="P33">Payload byte</text:p>
          </table:table-cell>
          <table:table-cell table:style-name="Table46.A1" office:value-type="string">
            <text:p text:style-name="P33">Value</text:p>
          </table:table-cell>
          <table:table-cell table:style-name="Table46.C1" office:value-type="string">
            <text:p text:style-name="P33">Description</text:p>
          </table:table-cell>
        </table:table-row>
        <table:table-row table:style-name="TableLine1731458214128">
          <table:table-cell table:style-name="Table46.A2" office:value-type="string">
            <text:p text:style-name="P74">0</text:p>
          </table:table-cell>
          <table:table-cell table:style-name="Table46.A2" office:value-type="string">
            <text:p text:style-name="P115">0x01</text:p>
          </table:table-cell>
          <table:table-cell table:style-name="Table46.C2" office:value-type="string">
            <text:p text:style-name="P115">Response to command</text:p>
          </table:table-cell>
        </table:table-row>
        <table:table-row table:style-name="TableLine1731458207328">
          <table:table-cell table:style-name="Table46.A2" office:value-type="string">
            <text:p text:style-name="P152">1</text:p>
          </table:table-cell>
          <table:table-cell table:style-name="Table46.A2" office:value-type="string">
            <text:p text:style-name="P152">0x<text:span text:style-name="T54">1</text:span><text:span text:style-name="T65">8</text:span></text:p>
          </table:table-cell>
          <table:table-cell table:style-name="Table46.C2" office:value-type="string">
            <text:p text:style-name="P264">Get fox power</text:p>
          </table:table-cell>
        </table:table-row>
        <table:table-row table:style-name="TableLine1731458222016">
          <table:table-cell table:style-name="Table46.A2" office:value-type="string">
            <text:p text:style-name="P213">2-<text:span text:style-name="T57">5</text:span></text:p>
          </table:table-cell>
          <table:table-cell table:style-name="Table46.A2" office:value-type="string">
            <text:p text:style-name="P242"><text:span text:style-name="T66">f</text:span><text:span text:style-name="T65">loat</text:span></text:p>
          </table:table-cell>
          <table:table-cell table:style-name="Table46.C2" office:value-type="string">
            <text:p text:style-name="P264">Fox power in watts</text:p>
          </table:table-cell>
        </table:table-row>
      </table:table>
      <text:p text:style-name="P394"/>
      <text:h text:style-name="P460" text:outline-level="1"><text:span text:style-name="T67">S</text:span>et <text:span text:style-name="T63">output power</text:span></text:h>
      <text:p text:style-name="P357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424">This command will fail if fox is armed!</text:p>
      <text:p text:style-name="P357">Payload format:</text:p>
      <table:table table:name="Table47" table:style-name="Table47">
        <table:table-column table:style-name="Table47.A" table:number-columns-repeated="3"/>
        <table:table-row table:style-name="TableLine1731458208688">
          <table:table-cell table:style-name="Table47.A1" office:value-type="string">
            <text:p text:style-name="P34">Payload byte</text:p>
          </table:table-cell>
          <table:table-cell table:style-name="Table47.A1" office:value-type="string">
            <text:p text:style-name="P34">Value</text:p>
          </table:table-cell>
          <table:table-cell table:style-name="Table47.C1" office:value-type="string">
            <text:p text:style-name="P34">Description</text:p>
          </table:table-cell>
        </table:table-row>
        <table:table-row table:style-name="TableLine1731458218752">
          <table:table-cell table:style-name="Table47.A2" office:value-type="string">
            <text:p text:style-name="P75">0</text:p>
          </table:table-cell>
          <table:table-cell table:style-name="Table47.A2" office:value-type="string">
            <text:p text:style-name="P75">0x00</text:p>
          </table:table-cell>
          <table:table-cell table:style-name="Table47.C2" office:value-type="string">
            <text:p text:style-name="P75">Command to fox</text:p>
          </table:table-cell>
        </table:table-row>
        <table:table-row table:style-name="TableLine1731458204880">
          <table:table-cell table:style-name="Table47.A2" office:value-type="string">
            <text:p text:style-name="P75">1</text:p>
          </table:table-cell>
          <table:table-cell table:style-name="Table47.A2" office:value-type="string">
            <text:p text:style-name="P75">0x<text:span text:style-name="T54">1</text:span><text:span text:style-name="T68">9</text:span></text:p>
          </table:table-cell>
          <table:table-cell table:style-name="Table47.C2" office:value-type="string">
            <text:p text:style-name="P256"><text:span text:style-name="T68">S</text:span>et fox power</text:p>
          </table:table-cell>
        </table:table-row>
        <table:table-row table:style-name="TableLine1731458205424">
          <table:table-cell table:style-name="Table47.A2" office:value-type="string">
            <text:p text:style-name="P267">2-5</text:p>
          </table:table-cell>
          <table:table-cell table:style-name="Table47.A2" office:value-type="string">
            <text:p text:style-name="P267">float</text:p>
          </table:table-cell>
          <table:table-cell table:style-name="Table47.C2" office:value-type="string">
            <text:p text:style-name="P267">Fox power in watts</text:p>
          </table:table-cell>
        </table:table-row>
      </table:table>
      <text:p text:style-name="P395"/>
      <text:p text:style-name="P320">Fox will answer:</text:p>
      <table:table table:name="Table48" table:style-name="Table48">
        <table:table-column table:style-name="Table48.A" table:number-columns-repeated="3"/>
        <table:table-row table:style-name="TableLine1731458206240">
          <table:table-cell table:style-name="Table48.A1" office:value-type="string">
            <text:p text:style-name="P34">Payload byte</text:p>
          </table:table-cell>
          <table:table-cell table:style-name="Table48.A1" office:value-type="string">
            <text:p text:style-name="P34">Value</text:p>
          </table:table-cell>
          <table:table-cell table:style-name="Table48.C1" office:value-type="string">
            <text:p text:style-name="P34">Description</text:p>
          </table:table-cell>
        </table:table-row>
        <table:table-row table:style-name="TableLine1731458220656">
          <table:table-cell table:style-name="Table48.A2" office:value-type="string">
            <text:p text:style-name="P75">0</text:p>
          </table:table-cell>
          <table:table-cell table:style-name="Table48.A2" office:value-type="string">
            <text:p text:style-name="P116">0x01</text:p>
          </table:table-cell>
          <table:table-cell table:style-name="Table48.C2" office:value-type="string">
            <text:p text:style-name="P116">Response to command</text:p>
          </table:table-cell>
        </table:table-row>
        <table:table-row table:style-name="TableLine1731458220928">
          <table:table-cell table:style-name="Table48.A2" office:value-type="string">
            <text:p text:style-name="P153">1</text:p>
          </table:table-cell>
          <table:table-cell table:style-name="Table48.A2" office:value-type="string">
            <text:p text:style-name="P153">0x<text:span text:style-name="T54">1</text:span><text:span text:style-name="T68">9</text:span></text:p>
          </table:table-cell>
          <table:table-cell table:style-name="Table48.C2" office:value-type="string">
            <text:p text:style-name="P265"><text:span text:style-name="T68">S</text:span>et fox power</text:p>
          </table:table-cell>
        </table:table-row>
        <table:table-row table:style-name="TableLine1731458217120">
          <table:table-cell table:style-name="Table48.A2" office:value-type="string">
            <text:p text:style-name="P254">2</text:p>
          </table:table-cell>
          <table:table-cell table:style-name="Table48.A2" office:value-type="string">
            <text:p text:style-name="P250">0x00 or 0x01</text:p>
          </table:table-cell>
          <table:table-cell table:style-name="Table48.C2" office:value-type="string">
            <text:p text:style-name="P114">Is successful?</text:p>
            <text:p text:style-name="P114"><text:soft-page-break/>0x00 if successful,</text:p>
            <text:p text:style-name="P114">0x01 if not (<text:span text:style-name="T68">incorrect power or 144MHz mode</text:span>)</text:p>
          </table:table-cell>
        </table:table-row>
      </table:table>
      <text:p text:style-name="P395"/>
      <text:h text:style-name="P464" text:outline-level="1">Get battery level</text:h>
      <text:p text:style-name="P358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58"/>
      <text:p text:style-name="P358">Payload format:</text:p>
      <table:table table:name="Table49" table:style-name="Table49">
        <table:table-column table:style-name="Table49.A" table:number-columns-repeated="3"/>
        <table:table-row table:style-name="TableLine1731458213040">
          <table:table-cell table:style-name="Table49.A1" office:value-type="string">
            <text:p text:style-name="P35">Payload byte</text:p>
          </table:table-cell>
          <table:table-cell table:style-name="Table49.A1" office:value-type="string">
            <text:p text:style-name="P35">Value</text:p>
          </table:table-cell>
          <table:table-cell table:style-name="Table49.C1" office:value-type="string">
            <text:p text:style-name="P35">Description</text:p>
          </table:table-cell>
        </table:table-row>
        <table:table-row table:style-name="TableLine1731458213856">
          <table:table-cell table:style-name="Table49.A2" office:value-type="string">
            <text:p text:style-name="P76">0</text:p>
          </table:table-cell>
          <table:table-cell table:style-name="Table49.A2" office:value-type="string">
            <text:p text:style-name="P76">0x00</text:p>
          </table:table-cell>
          <table:table-cell table:style-name="Table49.C2" office:value-type="string">
            <text:p text:style-name="P76">Command to fox</text:p>
          </table:table-cell>
        </table:table-row>
        <table:table-row table:style-name="TableLine1731458219024">
          <table:table-cell table:style-name="Table49.A2" office:value-type="string">
            <text:p text:style-name="P76">1</text:p>
          </table:table-cell>
          <table:table-cell table:style-name="Table49.A2" office:value-type="string">
            <text:p text:style-name="P76">0x<text:span text:style-name="T54">1</text:span><text:span text:style-name="T69">A</text:span></text:p>
          </table:table-cell>
          <table:table-cell table:style-name="Table49.C2" office:value-type="string">
            <text:p text:style-name="P257">Get <text:span text:style-name="T69">battery level</text:span></text:p>
          </table:table-cell>
        </table:table-row>
      </table:table>
      <text:p text:style-name="P396"/>
      <text:p text:style-name="P321">Fox will answer:</text:p>
      <table:table table:name="Table50" table:style-name="Table50">
        <table:table-column table:style-name="Table50.A" table:number-columns-repeated="3"/>
        <table:table-row table:style-name="TableLine1731458215488">
          <table:table-cell table:style-name="Table50.A1" office:value-type="string">
            <text:p text:style-name="P35">Payload byte</text:p>
          </table:table-cell>
          <table:table-cell table:style-name="Table50.A1" office:value-type="string">
            <text:p text:style-name="P35">Value</text:p>
          </table:table-cell>
          <table:table-cell table:style-name="Table50.C1" office:value-type="string">
            <text:p text:style-name="P35">Description</text:p>
          </table:table-cell>
        </table:table-row>
        <table:table-row table:style-name="TableLine1731458221472">
          <table:table-cell table:style-name="Table50.A2" office:value-type="string">
            <text:p text:style-name="P76">0</text:p>
          </table:table-cell>
          <table:table-cell table:style-name="Table50.A2" office:value-type="string">
            <text:p text:style-name="P117">0x01</text:p>
          </table:table-cell>
          <table:table-cell table:style-name="Table50.C2" office:value-type="string">
            <text:p text:style-name="P117">Response to command</text:p>
          </table:table-cell>
        </table:table-row>
        <table:table-row table:style-name="TableLine1731458205152">
          <table:table-cell table:style-name="Table50.A2" office:value-type="string">
            <text:p text:style-name="P154">1</text:p>
          </table:table-cell>
          <table:table-cell table:style-name="Table50.A2" office:value-type="string">
            <text:p text:style-name="P154">0x<text:span text:style-name="T54">1</text:span><text:span text:style-name="T69">A</text:span></text:p>
          </table:table-cell>
          <table:table-cell table:style-name="Table50.C2" office:value-type="string">
            <text:p text:style-name="P266">Get <text:span text:style-name="T69">battery level</text:span></text:p>
          </table:table-cell>
        </table:table-row>
        <table:table-row table:style-name="TableLine1731458216032">
          <table:table-cell table:style-name="Table50.A2" office:value-type="string">
            <text:p text:style-name="P214">2-<text:span text:style-name="T57">5</text:span></text:p>
          </table:table-cell>
          <table:table-cell table:style-name="Table50.A2" office:value-type="string">
            <text:p text:style-name="P243"><text:span text:style-name="T66">f</text:span><text:span text:style-name="T65">loat</text:span></text:p>
          </table:table-cell>
          <table:table-cell table:style-name="Table50.C2" office:value-type="string">
            <text:p text:style-name="P268">Battery level [0-1]</text:p>
          </table:table-cell>
        </table:table-row>
      </table:table>
      <text:p text:style-name="P396"/>
      <text:h text:style-name="P465" text:outline-level="1">Get <text:span text:style-name="T70">3.5MHz antenna voltage level (ADC)</text:span></text:h>
      <text:p text:style-name="P398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59"/>
      <text:p text:style-name="P359">Payload format:</text:p>
      <table:table table:name="Table51" table:style-name="Table51">
        <table:table-column table:style-name="Table51.A" table:number-columns-repeated="3"/>
        <table:table-row table:style-name="TableLine1731458216848">
          <table:table-cell table:style-name="Table51.A1" office:value-type="string">
            <text:p text:style-name="P36">Payload byte</text:p>
          </table:table-cell>
          <table:table-cell table:style-name="Table51.A1" office:value-type="string">
            <text:p text:style-name="P36">Value</text:p>
          </table:table-cell>
          <table:table-cell table:style-name="Table51.C1" office:value-type="string">
            <text:p text:style-name="P36">Description</text:p>
          </table:table-cell>
        </table:table-row>
        <table:table-row table:style-name="TableLine1731458223648">
          <table:table-cell table:style-name="Table51.A2" office:value-type="string">
            <text:p text:style-name="P77">0</text:p>
          </table:table-cell>
          <table:table-cell table:style-name="Table51.A2" office:value-type="string">
            <text:p text:style-name="P77">0x00</text:p>
          </table:table-cell>
          <table:table-cell table:style-name="Table51.C2" office:value-type="string">
            <text:p text:style-name="P77">Command to fox</text:p>
          </table:table-cell>
        </table:table-row>
        <table:table-row table:style-name="TableLine1731458227728">
          <table:table-cell table:style-name="Table51.A2" office:value-type="string">
            <text:p text:style-name="P77">1</text:p>
          </table:table-cell>
          <table:table-cell table:style-name="Table51.A2" office:value-type="string">
            <text:p text:style-name="P77">0x<text:span text:style-name="T54">1</text:span><text:span text:style-name="T71">B</text:span></text:p>
          </table:table-cell>
          <table:table-cell table:style-name="Table51.C2" office:value-type="string">
            <text:p text:style-name="P258">Get <text:span text:style-name="T71">3.5MHz antenna level (ADC)</text:span></text:p>
          </table:table-cell>
        </table:table-row>
      </table:table>
      <text:p text:style-name="P397"/>
      <text:p text:style-name="P322">Fox will answer:</text:p>
      <table:table table:name="Table52" table:style-name="Table52">
        <table:table-column table:style-name="Table52.A" table:number-columns-repeated="3"/>
        <table:table-row table:style-name="TableLine1731458232352">
          <table:table-cell table:style-name="Table52.A1" office:value-type="string">
            <text:p text:style-name="P36">Payload byte</text:p>
          </table:table-cell>
          <table:table-cell table:style-name="Table52.A1" office:value-type="string">
            <text:p text:style-name="P36">Value</text:p>
          </table:table-cell>
          <table:table-cell table:style-name="Table52.C1" office:value-type="string">
            <text:p text:style-name="P36">Description</text:p>
          </table:table-cell>
        </table:table-row>
        <table:table-row table:style-name="TableLine1731458225280">
          <table:table-cell table:style-name="Table52.A2" office:value-type="string">
            <text:p text:style-name="P77">0</text:p>
          </table:table-cell>
          <table:table-cell table:style-name="Table52.A2" office:value-type="string">
            <text:p text:style-name="P118">0x01</text:p>
          </table:table-cell>
          <table:table-cell table:style-name="Table52.C2" office:value-type="string">
            <text:p text:style-name="P118">Response to command</text:p>
          </table:table-cell>
        </table:table-row>
        <table:table-row table:style-name="TableLine1731458232896">
          <table:table-cell table:style-name="Table52.A2" office:value-type="string">
            <text:p text:style-name="P155">1</text:p>
          </table:table-cell>
          <table:table-cell table:style-name="Table52.A2" office:value-type="string">
            <text:p text:style-name="P155">0x<text:span text:style-name="T54">1</text:span><text:span text:style-name="T72">B</text:span></text:p>
          </table:table-cell>
          <table:table-cell table:style-name="Table52.C2" office:value-type="string">
            <text:p text:style-name="P259">Get <text:span text:style-name="T71">3.5MHz antenna level (ADC)</text:span></text:p>
          </table:table-cell>
        </table:table-row>
        <table:table-row table:style-name="TableLine1731458224736">
          <table:table-cell table:style-name="Table52.A2" office:value-type="string">
            <text:p text:style-name="P215">2-<text:span text:style-name="T57">5</text:span></text:p>
          </table:table-cell>
          <table:table-cell table:style-name="Table52.A2" office:value-type="string">
            <text:p text:style-name="P244"><text:span text:style-name="T66">f</text:span><text:span text:style-name="T65">loat</text:span></text:p>
          </table:table-cell>
          <table:table-cell table:style-name="Table52.C2" office:value-type="string">
            <text:p text:style-name="P269">Averaged antenna voltage</text:p>
          </table:table-cell>
        </table:table-row>
      </table:table>
      <text:p text:style-name="P397"/>
      <text:h text:style-name="P466" text:outline-level="1"><text:soft-page-break/>Get <text:span text:style-name="T73">battery</text:span><text:span text:style-name="T70"> voltage level (ADC)</text:span></text:h>
      <text:p text:style-name="P399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60"/>
      <text:p text:style-name="P360">Payload format:</text:p>
      <table:table table:name="Table53" table:style-name="Table53">
        <table:table-column table:style-name="Table53.A" table:number-columns-repeated="3"/>
        <table:table-row table:style-name="TableLine1731458239424">
          <table:table-cell table:style-name="Table53.A1" office:value-type="string">
            <text:p text:style-name="P37">Payload byte</text:p>
          </table:table-cell>
          <table:table-cell table:style-name="Table53.A1" office:value-type="string">
            <text:p text:style-name="P37">Value</text:p>
          </table:table-cell>
          <table:table-cell table:style-name="Table53.C1" office:value-type="string">
            <text:p text:style-name="P37">Description</text:p>
          </table:table-cell>
        </table:table-row>
        <table:table-row table:style-name="TableLine1731458222288">
          <table:table-cell table:style-name="Table53.A2" office:value-type="string">
            <text:p text:style-name="P78">0</text:p>
          </table:table-cell>
          <table:table-cell table:style-name="Table53.A2" office:value-type="string">
            <text:p text:style-name="P78">0x00</text:p>
          </table:table-cell>
          <table:table-cell table:style-name="Table53.C2" office:value-type="string">
            <text:p text:style-name="P78">Command to fox</text:p>
          </table:table-cell>
        </table:table-row>
        <table:table-row table:style-name="TableLine1731458231808">
          <table:table-cell table:style-name="Table53.A2" office:value-type="string">
            <text:p text:style-name="P78">1</text:p>
          </table:table-cell>
          <table:table-cell table:style-name="Table53.A2" office:value-type="string">
            <text:p text:style-name="P78">0x<text:span text:style-name="T54">1</text:span><text:span text:style-name="T73">C</text:span></text:p>
          </table:table-cell>
          <table:table-cell table:style-name="Table53.C2" office:value-type="string">
            <text:p text:style-name="P260">Get <text:span text:style-name="T73">battery</text:span><text:span text:style-name="T71"> level (ADC)</text:span></text:p>
          </table:table-cell>
        </table:table-row>
      </table:table>
      <text:p text:style-name="P402"/>
      <text:p text:style-name="P323">Fox will answer:</text:p>
      <table:table table:name="Table54" table:style-name="Table54">
        <table:table-column table:style-name="Table54.A" table:number-columns-repeated="3"/>
        <table:table-row table:style-name="TableLine1731458234256">
          <table:table-cell table:style-name="Table54.A1" office:value-type="string">
            <text:p text:style-name="P37">Payload byte</text:p>
          </table:table-cell>
          <table:table-cell table:style-name="Table54.A1" office:value-type="string">
            <text:p text:style-name="P37">Value</text:p>
          </table:table-cell>
          <table:table-cell table:style-name="Table54.C1" office:value-type="string">
            <text:p text:style-name="P37">Description</text:p>
          </table:table-cell>
        </table:table-row>
        <table:table-row table:style-name="TableLine1731458238608">
          <table:table-cell table:style-name="Table54.A2" office:value-type="string">
            <text:p text:style-name="P78">0</text:p>
          </table:table-cell>
          <table:table-cell table:style-name="Table54.A2" office:value-type="string">
            <text:p text:style-name="P119">0x01</text:p>
          </table:table-cell>
          <table:table-cell table:style-name="Table54.C2" office:value-type="string">
            <text:p text:style-name="P119">Response to command</text:p>
          </table:table-cell>
        </table:table-row>
        <table:table-row table:style-name="TableLine1731458225824">
          <table:table-cell table:style-name="Table54.A2" office:value-type="string">
            <text:p text:style-name="P156">1</text:p>
          </table:table-cell>
          <table:table-cell table:style-name="Table54.A2" office:value-type="string">
            <text:p text:style-name="P156">0x<text:span text:style-name="T54">1</text:span><text:span text:style-name="T73">C</text:span></text:p>
          </table:table-cell>
          <table:table-cell table:style-name="Table54.C2" office:value-type="string">
            <text:p text:style-name="P260">Get <text:span text:style-name="T73">battery</text:span><text:span text:style-name="T71"> level (ADC)</text:span></text:p>
          </table:table-cell>
        </table:table-row>
        <table:table-row table:style-name="TableLine1731458237520">
          <table:table-cell table:style-name="Table54.A2" office:value-type="string">
            <text:p text:style-name="P216">2-<text:span text:style-name="T57">5</text:span></text:p>
          </table:table-cell>
          <table:table-cell table:style-name="Table54.A2" office:value-type="string">
            <text:p text:style-name="P245"><text:span text:style-name="T66">f</text:span><text:span text:style-name="T65">loat</text:span></text:p>
          </table:table-cell>
          <table:table-cell table:style-name="Table54.C2" office:value-type="string">
            <text:p text:style-name="P270">Averaged <text:span text:style-name="T73">battery</text:span> voltage</text:p>
          </table:table-cell>
        </table:table-row>
      </table:table>
      <text:p text:style-name="P402"/>
      <text:h text:style-name="P466" text:outline-level="1">Get <text:span text:style-name="T73">3.5MHz output stage power</text:span><text:span text:style-name="T70"> voltage level (ADC)</text:span></text:h>
      <text:p text:style-name="P399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60"/>
      <text:p text:style-name="P360">Payload format:</text:p>
      <table:table table:name="Table55" table:style-name="Table55">
        <table:table-column table:style-name="Table55.A" table:number-columns-repeated="3"/>
        <table:table-row table:style-name="TableLine1731458227456">
          <table:table-cell table:style-name="Table55.A1" office:value-type="string">
            <text:p text:style-name="P37">Payload byte</text:p>
          </table:table-cell>
          <table:table-cell table:style-name="Table55.A1" office:value-type="string">
            <text:p text:style-name="P37">Value</text:p>
          </table:table-cell>
          <table:table-cell table:style-name="Table55.C1" office:value-type="string">
            <text:p text:style-name="P37">Description</text:p>
          </table:table-cell>
        </table:table-row>
        <table:table-row table:style-name="TableLine1731458225552">
          <table:table-cell table:style-name="Table55.A2" office:value-type="string">
            <text:p text:style-name="P78">0</text:p>
          </table:table-cell>
          <table:table-cell table:style-name="Table55.A2" office:value-type="string">
            <text:p text:style-name="P78">0x00</text:p>
          </table:table-cell>
          <table:table-cell table:style-name="Table55.C2" office:value-type="string">
            <text:p text:style-name="P78">Command to fox</text:p>
          </table:table-cell>
        </table:table-row>
        <table:table-row table:style-name="TableLine1731458235616">
          <table:table-cell table:style-name="Table55.A2" office:value-type="string">
            <text:p text:style-name="P78">1</text:p>
          </table:table-cell>
          <table:table-cell table:style-name="Table55.A2" office:value-type="string">
            <text:p text:style-name="P78">0x<text:span text:style-name="T54">1</text:span><text:span text:style-name="T73">D</text:span></text:p>
          </table:table-cell>
          <table:table-cell table:style-name="Table55.C2" office:value-type="string">
            <text:p text:style-name="P260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402"/>
      <text:p text:style-name="P323">Fox will answer:</text:p>
      <table:table table:name="Table56" table:style-name="Table56">
        <table:table-column table:style-name="Table56.A" table:number-columns-repeated="3"/>
        <table:table-row table:style-name="TableLine1731458228000">
          <table:table-cell table:style-name="Table56.A1" office:value-type="string">
            <text:p text:style-name="P37">Payload byte</text:p>
          </table:table-cell>
          <table:table-cell table:style-name="Table56.A1" office:value-type="string">
            <text:p text:style-name="P37">Value</text:p>
          </table:table-cell>
          <table:table-cell table:style-name="Table56.C1" office:value-type="string">
            <text:p text:style-name="P37">Description</text:p>
          </table:table-cell>
        </table:table-row>
        <table:table-row table:style-name="TableLine1731458223376">
          <table:table-cell table:style-name="Table56.A2" office:value-type="string">
            <text:p text:style-name="P78">0</text:p>
          </table:table-cell>
          <table:table-cell table:style-name="Table56.A2" office:value-type="string">
            <text:p text:style-name="P119">0x01</text:p>
          </table:table-cell>
          <table:table-cell table:style-name="Table56.C2" office:value-type="string">
            <text:p text:style-name="P119">Response to command</text:p>
          </table:table-cell>
        </table:table-row>
        <table:table-row table:style-name="TableLine1731458236160">
          <table:table-cell table:style-name="Table56.A2" office:value-type="string">
            <text:p text:style-name="P156">1</text:p>
          </table:table-cell>
          <table:table-cell table:style-name="Table56.A2" office:value-type="string">
            <text:p text:style-name="P156">0x<text:span text:style-name="T54">1</text:span><text:span text:style-name="T74">D</text:span></text:p>
          </table:table-cell>
          <table:table-cell table:style-name="Table56.C2" office:value-type="string">
            <text:p text:style-name="P261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1731458223920">
          <table:table-cell table:style-name="Table56.A2" office:value-type="string">
            <text:p text:style-name="P216">2-<text:span text:style-name="T57">5</text:span></text:p>
          </table:table-cell>
          <table:table-cell table:style-name="Table56.A2" office:value-type="string">
            <text:p text:style-name="P245"><text:span text:style-name="T66">f</text:span><text:span text:style-name="T65">loat</text:span></text:p>
          </table:table-cell>
          <table:table-cell table:style-name="Table56.C2" office:value-type="string">
            <text:p text:style-name="P270">Averaged <text:span text:style-name="T74">power source</text:span> voltage</text:p>
          </table:table-cell>
        </table:table-row>
      </table:table>
      <text:p text:style-name="P402"/>
      <text:h text:style-name="P467" text:outline-level="1">Get <text:span text:style-name="T73">battery</text:span><text:span text:style-name="T70"> voltage level</text:span></text:h>
      <text:p text:style-name="P400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61"/>
      <text:p text:style-name="P361">Payload format:</text:p>
      <table:table table:name="Table57" table:style-name="Table57">
        <table:table-column table:style-name="Table57.A" table:number-columns-repeated="3"/>
        <table:table-row table:style-name="TableLine1731458229088">
          <table:table-cell table:style-name="Table57.A1" office:value-type="string">
            <text:p text:style-name="P38">Payload byte</text:p>
          </table:table-cell>
          <table:table-cell table:style-name="Table57.A1" office:value-type="string">
            <text:p text:style-name="P38">Value</text:p>
          </table:table-cell>
          <table:table-cell table:style-name="Table57.C1" office:value-type="string">
            <text:p text:style-name="P38">Description</text:p>
          </table:table-cell>
        </table:table-row>
        <text:soft-page-break/>
        <table:table-row table:style-name="TableLine1731458229360">
          <table:table-cell table:style-name="Table57.A2" office:value-type="string">
            <text:p text:style-name="P79">0</text:p>
          </table:table-cell>
          <table:table-cell table:style-name="Table57.A2" office:value-type="string">
            <text:p text:style-name="P79">0x00</text:p>
          </table:table-cell>
          <table:table-cell table:style-name="Table57.C2" office:value-type="string">
            <text:p text:style-name="P79">Command to fox</text:p>
          </table:table-cell>
        </table:table-row>
        <table:table-row table:style-name="TableLine1731458231264">
          <table:table-cell table:style-name="Table57.A2" office:value-type="string">
            <text:p text:style-name="P79">1</text:p>
          </table:table-cell>
          <table:table-cell table:style-name="Table57.A2" office:value-type="string">
            <text:p text:style-name="P79">0x<text:span text:style-name="T54">1</text:span><text:span text:style-name="T75">E</text:span></text:p>
          </table:table-cell>
          <table:table-cell table:style-name="Table57.C2" office:value-type="string">
            <text:p text:style-name="P262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403"/>
      <text:p text:style-name="P324">Fox will answer:</text:p>
      <table:table table:name="Table58" table:style-name="Table58">
        <table:table-column table:style-name="Table58.A" table:number-columns-repeated="3"/>
        <table:table-row table:style-name="TableLine1731458224464">
          <table:table-cell table:style-name="Table58.A1" office:value-type="string">
            <text:p text:style-name="P38">Payload byte</text:p>
          </table:table-cell>
          <table:table-cell table:style-name="Table58.A1" office:value-type="string">
            <text:p text:style-name="P38">Value</text:p>
          </table:table-cell>
          <table:table-cell table:style-name="Table58.C1" office:value-type="string">
            <text:p text:style-name="P38">Description</text:p>
          </table:table-cell>
        </table:table-row>
        <table:table-row table:style-name="TableLine1731458226368">
          <table:table-cell table:style-name="Table58.A2" office:value-type="string">
            <text:p text:style-name="P79">0</text:p>
          </table:table-cell>
          <table:table-cell table:style-name="Table58.A2" office:value-type="string">
            <text:p text:style-name="P120">0x01</text:p>
          </table:table-cell>
          <table:table-cell table:style-name="Table58.C2" office:value-type="string">
            <text:p text:style-name="P120">Response to command</text:p>
          </table:table-cell>
        </table:table-row>
        <table:table-row table:style-name="TableLine1731458251664">
          <table:table-cell table:style-name="Table58.A2" office:value-type="string">
            <text:p text:style-name="P157">1</text:p>
          </table:table-cell>
          <table:table-cell table:style-name="Table58.A2" office:value-type="string">
            <text:p text:style-name="P157">0x<text:span text:style-name="T54">1</text:span><text:span text:style-name="T75">E</text:span></text:p>
          </table:table-cell>
          <table:table-cell table:style-name="Table58.C2" office:value-type="string">
            <text:p text:style-name="P262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1731458253568">
          <table:table-cell table:style-name="Table58.A2" office:value-type="string">
            <text:p text:style-name="P217">2-<text:span text:style-name="T57">5</text:span></text:p>
          </table:table-cell>
          <table:table-cell table:style-name="Table58.A2" office:value-type="string">
            <text:p text:style-name="P246"><text:span text:style-name="T66">f</text:span><text:span text:style-name="T65">loat</text:span></text:p>
          </table:table-cell>
          <table:table-cell table:style-name="Table58.C2" office:value-type="string">
            <text:p text:style-name="P271">Averaged <text:span text:style-name="T73">battery</text:span> voltage</text:p>
          </table:table-cell>
        </table:table-row>
      </table:table>
      <text:p text:style-name="P403"/>
      <text:h text:style-name="P467" text:outline-level="1">Get <text:span text:style-name="T73">3.5MHz output stage power</text:span><text:span text:style-name="T70"> voltage level</text:span></text:h>
      <text:p text:style-name="P400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61"/>
      <text:p text:style-name="P361">Payload format:</text:p>
      <table:table table:name="Table59" table:style-name="Table59">
        <table:table-column table:style-name="Table59.A" table:number-columns-repeated="3"/>
        <table:table-row table:style-name="TableLine1731458249216">
          <table:table-cell table:style-name="Table59.A1" office:value-type="string">
            <text:p text:style-name="P38">Payload byte</text:p>
          </table:table-cell>
          <table:table-cell table:style-name="Table59.A1" office:value-type="string">
            <text:p text:style-name="P38">Value</text:p>
          </table:table-cell>
          <table:table-cell table:style-name="Table59.C1" office:value-type="string">
            <text:p text:style-name="P38">Description</text:p>
          </table:table-cell>
        </table:table-row>
        <table:table-row table:style-name="TableLine1731458240512">
          <table:table-cell table:style-name="Table59.A2" office:value-type="string">
            <text:p text:style-name="P79">0</text:p>
          </table:table-cell>
          <table:table-cell table:style-name="Table59.A2" office:value-type="string">
            <text:p text:style-name="P79">0x00</text:p>
          </table:table-cell>
          <table:table-cell table:style-name="Table59.C2" office:value-type="string">
            <text:p text:style-name="P79">Command to fox</text:p>
          </table:table-cell>
        </table:table-row>
        <table:table-row table:style-name="TableLine1731458252208">
          <table:table-cell table:style-name="Table59.A2" office:value-type="string">
            <text:p text:style-name="P79">1</text:p>
          </table:table-cell>
          <table:table-cell table:style-name="Table59.A2" office:value-type="string">
            <text:p text:style-name="P79">0x<text:span text:style-name="T54">1</text:span><text:span text:style-name="T76">F</text:span></text:p>
          </table:table-cell>
          <table:table-cell table:style-name="Table59.C2" office:value-type="string">
            <text:p text:style-name="P26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403"/>
      <text:p text:style-name="P324">Fox will answer:</text:p>
      <table:table table:name="Table60" table:style-name="Table60">
        <table:table-column table:style-name="Table60.A" table:number-columns-repeated="3"/>
        <table:table-row table:style-name="TableLine1731458242144">
          <table:table-cell table:style-name="Table60.A1" office:value-type="string">
            <text:p text:style-name="P38">Payload byte</text:p>
          </table:table-cell>
          <table:table-cell table:style-name="Table60.A1" office:value-type="string">
            <text:p text:style-name="P38">Value</text:p>
          </table:table-cell>
          <table:table-cell table:style-name="Table60.C1" office:value-type="string">
            <text:p text:style-name="P38">Description</text:p>
          </table:table-cell>
        </table:table-row>
        <table:table-row table:style-name="TableLine1731458256016">
          <table:table-cell table:style-name="Table60.A2" office:value-type="string">
            <text:p text:style-name="P79">0</text:p>
          </table:table-cell>
          <table:table-cell table:style-name="Table60.A2" office:value-type="string">
            <text:p text:style-name="P120">0x01</text:p>
          </table:table-cell>
          <table:table-cell table:style-name="Table60.C2" office:value-type="string">
            <text:p text:style-name="P120">Response to command</text:p>
          </table:table-cell>
        </table:table-row>
        <table:table-row table:style-name="TableLine1731458255200">
          <table:table-cell table:style-name="Table60.A2" office:value-type="string">
            <text:p text:style-name="P157">1</text:p>
          </table:table-cell>
          <table:table-cell table:style-name="Table60.A2" office:value-type="string">
            <text:p text:style-name="P157">0x<text:span text:style-name="T54">1</text:span><text:span text:style-name="T76">F</text:span></text:p>
          </table:table-cell>
          <table:table-cell table:style-name="Table60.C2" office:value-type="string">
            <text:p text:style-name="P262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1731458242960">
          <table:table-cell table:style-name="Table60.A2" office:value-type="string">
            <text:p text:style-name="P217">2-<text:span text:style-name="T57">5</text:span></text:p>
          </table:table-cell>
          <table:table-cell table:style-name="Table60.A2" office:value-type="string">
            <text:p text:style-name="P246"><text:span text:style-name="T66">f</text:span><text:span text:style-name="T65">loat</text:span></text:p>
          </table:table-cell>
          <table:table-cell table:style-name="Table60.C2" office:value-type="string">
            <text:p text:style-name="P271">Averaged <text:span text:style-name="T74">power source</text:span> voltage</text:p>
          </table:table-cell>
        </table:table-row>
      </table:table>
      <text:p text:style-name="P403"/>
      <text:h text:style-name="P468" text:outline-level="1">Get <text:span text:style-name="T82">last failure code</text:span></text:h>
      <text:p text:style-name="P401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62"/>
      <text:p text:style-name="P362">Payload format:</text:p>
      <table:table table:name="Table63" table:style-name="Table63">
        <table:table-column table:style-name="Table63.A" table:number-columns-repeated="3"/>
        <table:table-row table:style-name="TableLine1731458242688">
          <table:table-cell table:style-name="Table63.A1" office:value-type="string">
            <text:p text:style-name="P39">Payload byte</text:p>
          </table:table-cell>
          <table:table-cell table:style-name="Table63.A1" office:value-type="string">
            <text:p text:style-name="P39">Value</text:p>
          </table:table-cell>
          <table:table-cell table:style-name="Table63.C1" office:value-type="string">
            <text:p text:style-name="P39">Description</text:p>
          </table:table-cell>
        </table:table-row>
        <table:table-row table:style-name="TableLine1731458240240">
          <table:table-cell table:style-name="Table63.A2" office:value-type="string">
            <text:p text:style-name="P80">0</text:p>
          </table:table-cell>
          <table:table-cell table:style-name="Table63.A2" office:value-type="string">
            <text:p text:style-name="P80">0x00</text:p>
          </table:table-cell>
          <table:table-cell table:style-name="Table63.C2" office:value-type="string">
            <text:p text:style-name="P80">Command to fox</text:p>
          </table:table-cell>
        </table:table-row>
        <table:table-row table:style-name="TableLine1731458240784">
          <table:table-cell table:style-name="Table63.A2" office:value-type="string">
            <text:p text:style-name="P80">1</text:p>
          </table:table-cell>
          <table:table-cell table:style-name="Table63.A2" office:value-type="string">
            <text:p text:style-name="P80">0x<text:span text:style-name="T82">20</text:span></text:p>
          </table:table-cell>
          <table:table-cell table:style-name="Table63.C2" office:value-type="string">
            <text:p text:style-name="P263">Get <text:span text:style-name="T82">last failure code</text:span></text:p>
          </table:table-cell>
        </table:table-row>
      </table:table>
      <text:p text:style-name="P404"/>
      <text:p text:style-name="P325">Fox will answer:</text:p>
      <table:table table:name="Table64" table:style-name="Table64">
        <table:table-column table:style-name="Table64.A" table:number-columns-repeated="3"/>
        <table:table-row table:style-name="TableLine1731458254656">
          <table:table-cell table:style-name="Table64.A1" office:value-type="string">
            <text:p text:style-name="P39">Payload byte</text:p>
          </table:table-cell>
          <table:table-cell table:style-name="Table64.A1" office:value-type="string">
            <text:p text:style-name="P39">Value</text:p>
          </table:table-cell>
          <table:table-cell table:style-name="Table64.C1" office:value-type="string">
            <text:p text:style-name="P39">Description</text:p>
          </table:table-cell>
        </table:table-row>
        <text:soft-page-break/>
        <table:table-row table:style-name="TableLine1731458243504">
          <table:table-cell table:style-name="Table64.A2" office:value-type="string">
            <text:p text:style-name="P80">0</text:p>
          </table:table-cell>
          <table:table-cell table:style-name="Table64.A2" office:value-type="string">
            <text:p text:style-name="P121">0x01</text:p>
          </table:table-cell>
          <table:table-cell table:style-name="Table64.C2" office:value-type="string">
            <text:p text:style-name="P121">Response to command</text:p>
          </table:table-cell>
        </table:table-row>
        <table:table-row table:style-name="TableLine1731458252752">
          <table:table-cell table:style-name="Table64.A2" office:value-type="string">
            <text:p text:style-name="P158">1</text:p>
          </table:table-cell>
          <table:table-cell table:style-name="Table64.A2" office:value-type="string">
            <text:p text:style-name="P158">0x<text:span text:style-name="T83">20</text:span></text:p>
          </table:table-cell>
          <table:table-cell table:style-name="Table64.C2" office:value-type="string">
            <text:p text:style-name="P273">Get last failure code</text:p>
          </table:table-cell>
        </table:table-row>
        <table:table-row table:style-name="TableLine1731458254928">
          <table:table-cell table:style-name="Table64.A2" office:value-type="string">
            <text:p text:style-name="P218">2-<text:span text:style-name="T57">5</text:span></text:p>
          </table:table-cell>
          <table:table-cell table:style-name="Table64.A2" office:value-type="string">
            <text:p text:style-name="P273">uint32_t</text:p>
          </table:table-cell>
          <table:table-cell table:style-name="Table64.C2" office:value-type="string">
            <text:p text:style-name="P273">Last failure code</text:p>
          </table:table-cell>
        </table:table-row>
      </table:table>
      <text:p text:style-name="P404"/>
      <text:h text:style-name="P469" text:outline-level="1">No operation</text:h>
      <text:p text:style-name="P406"><text:span text:style-name="T37">T</text:span><text:span text:style-name="T28">his command causes no operation. Execute it just to prevent fox from going to sleepmode.</text:span></text:p>
      <text:p text:style-name="P363"/>
      <text:p text:style-name="P363">Payload format:</text:p>
      <table:table table:name="Table65" table:style-name="Table65">
        <table:table-column table:style-name="Table65.A" table:number-columns-repeated="3"/>
        <table:table-row table:style-name="TableLine1731458250032">
          <table:table-cell table:style-name="Table65.A1" office:value-type="string">
            <text:p text:style-name="P40">Payload byte</text:p>
          </table:table-cell>
          <table:table-cell table:style-name="Table65.A1" office:value-type="string">
            <text:p text:style-name="P40">Value</text:p>
          </table:table-cell>
          <table:table-cell table:style-name="Table65.C1" office:value-type="string">
            <text:p text:style-name="P40">Description</text:p>
          </table:table-cell>
        </table:table-row>
        <table:table-row table:style-name="TableLine1731458246224">
          <table:table-cell table:style-name="Table65.A2" office:value-type="string">
            <text:p text:style-name="P81">0</text:p>
          </table:table-cell>
          <table:table-cell table:style-name="Table65.A2" office:value-type="string">
            <text:p text:style-name="P81">0x00</text:p>
          </table:table-cell>
          <table:table-cell table:style-name="Table65.C2" office:value-type="string">
            <text:p text:style-name="P81">Command to fox</text:p>
          </table:table-cell>
        </table:table-row>
        <table:table-row table:style-name="TableLine1731458245680">
          <table:table-cell table:style-name="Table65.A2" office:value-type="string">
            <text:p text:style-name="P81">1</text:p>
          </table:table-cell>
          <table:table-cell table:style-name="Table65.A2" office:value-type="string">
            <text:p text:style-name="P81">0x<text:span text:style-name="T82">2</text:span><text:span text:style-name="T84">1</text:span></text:p>
          </table:table-cell>
          <table:table-cell table:style-name="Table65.C2" office:value-type="string">
            <text:p text:style-name="P274">No operation</text:p>
          </table:table-cell>
        </table:table-row>
      </table:table>
      <text:p text:style-name="P405"/>
      <text:p text:style-name="P326">Fox will answer:</text:p>
      <table:table table:name="Table66" table:style-name="Table66">
        <table:table-column table:style-name="Table66.A" table:number-columns-repeated="3"/>
        <table:table-row table:style-name="TableLine1731458253024">
          <table:table-cell table:style-name="Table66.A1" office:value-type="string">
            <text:p text:style-name="P40">Payload byte</text:p>
          </table:table-cell>
          <table:table-cell table:style-name="Table66.A1" office:value-type="string">
            <text:p text:style-name="P40">Value</text:p>
          </table:table-cell>
          <table:table-cell table:style-name="Table66.C1" office:value-type="string">
            <text:p text:style-name="P40">Description</text:p>
          </table:table-cell>
        </table:table-row>
        <table:table-row table:style-name="TableLine1731458239696">
          <table:table-cell table:style-name="Table66.A2" office:value-type="string">
            <text:p text:style-name="P81">0</text:p>
          </table:table-cell>
          <table:table-cell table:style-name="Table66.A2" office:value-type="string">
            <text:p text:style-name="P122">0x01</text:p>
          </table:table-cell>
          <table:table-cell table:style-name="Table66.C2" office:value-type="string">
            <text:p text:style-name="P122">Response to command</text:p>
          </table:table-cell>
        </table:table-row>
        <table:table-row table:style-name="TableLine1731458247856">
          <table:table-cell table:style-name="Table66.A2" office:value-type="string">
            <text:p text:style-name="P159">1</text:p>
          </table:table-cell>
          <table:table-cell table:style-name="Table66.A2" office:value-type="string">
            <text:p text:style-name="P159">0x<text:span text:style-name="T83">2</text:span><text:span text:style-name="T84">1</text:span></text:p>
          </table:table-cell>
          <table:table-cell table:style-name="Table66.C2" office:value-type="string">
            <text:p text:style-name="P274">No operation</text:p>
          </table:table-cell>
        </table:table-row>
      </table:table>
      <text:p text:style-name="P405"/>
      <text:h text:style-name="P470" text:outline-level="1">Get identification data</text:h>
      <text:p text:style-name="P409">This command causes fox to identify herself.</text:p>
      <text:p text:style-name="P364"/>
      <text:p text:style-name="P364">Payload format:</text:p>
      <table:table table:name="Table68" table:style-name="Table68">
        <table:table-column table:style-name="Table68.A" table:number-columns-repeated="3"/>
        <table:table-row table:style-name="TableLine1731458255472">
          <table:table-cell table:style-name="Table68.A1" office:value-type="string">
            <text:p text:style-name="P42">Payload byte</text:p>
          </table:table-cell>
          <table:table-cell table:style-name="Table68.A1" office:value-type="string">
            <text:p text:style-name="P42">Value</text:p>
          </table:table-cell>
          <table:table-cell table:style-name="Table68.C1" office:value-type="string">
            <text:p text:style-name="P42">Description</text:p>
          </table:table-cell>
        </table:table-row>
        <table:table-row table:style-name="TableLine1731458254384">
          <table:table-cell table:style-name="Table68.A2" office:value-type="string">
            <text:p text:style-name="P83">0</text:p>
          </table:table-cell>
          <table:table-cell table:style-name="Table68.A2" office:value-type="string">
            <text:p text:style-name="P83">0x00</text:p>
          </table:table-cell>
          <table:table-cell table:style-name="Table68.C2" office:value-type="string">
            <text:p text:style-name="P83">Command to fox</text:p>
          </table:table-cell>
        </table:table-row>
        <table:table-row table:style-name="TableLine1731458248672">
          <table:table-cell table:style-name="Table68.A2" office:value-type="string">
            <text:p text:style-name="P83">1</text:p>
          </table:table-cell>
          <table:table-cell table:style-name="Table68.A2" office:value-type="string">
            <text:p text:style-name="P83">0x<text:span text:style-name="T82">2</text:span><text:span text:style-name="T85">2</text:span></text:p>
          </table:table-cell>
          <table:table-cell table:style-name="Table68.C2" office:value-type="string">
            <text:p text:style-name="P276">Get identification data</text:p>
          </table:table-cell>
        </table:table-row>
      </table:table>
      <text:p text:style-name="P414"/>
      <text:p text:style-name="P327">Fox will answer:</text:p>
      <table:table table:name="Table69" table:style-name="Table69">
        <table:table-column table:style-name="Table69.A" table:number-columns-repeated="3"/>
        <table:table-row table:style-name="TableLine1731458256560">
          <table:table-cell table:style-name="Table69.A1" office:value-type="string">
            <text:p text:style-name="P42">Payload byte</text:p>
          </table:table-cell>
          <table:table-cell table:style-name="Table69.A1" office:value-type="string">
            <text:p text:style-name="P42">Value</text:p>
          </table:table-cell>
          <table:table-cell table:style-name="Table69.C1" office:value-type="string">
            <text:p text:style-name="P42">Description</text:p>
          </table:table-cell>
        </table:table-row>
        <table:table-row table:style-name="TableLine1731458261456">
          <table:table-cell table:style-name="Table69.A2" office:value-type="string">
            <text:p text:style-name="P83">0</text:p>
          </table:table-cell>
          <table:table-cell table:style-name="Table69.A2" office:value-type="string">
            <text:p text:style-name="P124">0x01</text:p>
          </table:table-cell>
          <table:table-cell table:style-name="Table69.C2" office:value-type="string">
            <text:p text:style-name="P124">Response to command</text:p>
          </table:table-cell>
        </table:table-row>
        <table:table-row table:style-name="TableLine1731458259824">
          <table:table-cell table:style-name="Table69.A2" office:value-type="string">
            <text:p text:style-name="P161">1</text:p>
          </table:table-cell>
          <table:table-cell table:style-name="Table69.A2" office:value-type="string">
            <text:p text:style-name="P161">0x<text:span text:style-name="T83">2</text:span><text:span text:style-name="T85">2</text:span></text:p>
          </table:table-cell>
          <table:table-cell table:style-name="Table69.C2" office:value-type="string">
            <text:p text:style-name="P276">Get identification data</text:p>
          </table:table-cell>
        </table:table-row>
        <table:table-row table:style-name="TableLine1731458268800">
          <table:table-cell table:style-name="Table69.A2" office:value-type="string">
            <text:p text:style-name="P276">2-5</text:p>
          </table:table-cell>
          <table:table-cell table:style-name="Table69.A2" office:value-type="string">
            <text:p text:style-name="P276">uint32_t</text:p>
          </table:table-cell>
          <table:table-cell table:style-name="Table69.C2" office:value-type="string">
            <text:p text:style-name="P276">Signature. Must be 0xF055AF06 if this device is a fox</text:p>
          </table:table-cell>
        </table:table-row>
        <table:table-row table:style-name="TableLine1731458259552">
          <table:table-cell table:style-name="Table69.A2" office:value-type="string">
            <text:p text:style-name="P280">6-7</text:p>
          </table:table-cell>
          <table:table-cell table:style-name="Table69.A2" office:value-type="string">
            <text:p text:style-name="P280">uint16_t</text:p>
          </table:table-cell>
          <table:table-cell table:style-name="Table69.C2" office:value-type="string">
            <text:p text:style-name="P280">Protocol version, must be 0x01</text:p>
          </table:table-cell>
        </table:table-row>
        <table:table-row table:style-name="TableLine1731458271248">
          <table:table-cell table:style-name="Table69.A2" office:value-type="string">
            <text:p text:style-name="P276"><text:span text:style-name="T86">8</text:span>-<text:span text:style-name="T86">9</text:span></text:p>
          </table:table-cell>
          <table:table-cell table:style-name="Table69.A2" office:value-type="string">
            <text:p text:style-name="P276">uint16_t</text:p>
          </table:table-cell>
          <table:table-cell table:style-name="Table69.C2" office:value-type="string">
            <text:p text:style-name="P276">Hardware revision</text:p>
          </table:table-cell>
        </table:table-row>
        <table:table-row table:style-name="TableLine1731458267168">
          <table:table-cell table:style-name="Table69.A2" office:value-type="string">
            <text:p text:style-name="P276"><text:span text:style-name="T86">10</text:span>-<text:span text:style-name="T86">11</text:span></text:p>
          </table:table-cell>
          <table:table-cell table:style-name="Table69.A2" office:value-type="string">
            <text:p text:style-name="P276">uint16_t</text:p>
          </table:table-cell>
          <table:table-cell table:style-name="Table69.C2" office:value-type="string">
            <text:p text:style-name="P276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1731458260912">
          <table:table-cell table:style-name="Table69.A2" office:value-type="string">
            <text:p text:style-name="P279">1<text:span text:style-name="T86">2-15</text:span></text:p>
          </table:table-cell>
          <table:table-cell table:style-name="Table69.A2" office:value-type="string">
            <text:p text:style-name="P279">uint32_t</text:p>
          </table:table-cell>
          <table:table-cell table:style-name="Table69.C2" office:value-type="string">
            <text:p text:style-name="P279">Fox serial number.</text:p>
          </table:table-cell>
        </table:table-row>
      </table:table>
      <text:p text:style-name="P414"/>
      <text:h text:style-name="P471" text:outline-level="1">Get <text:span text:style-name="T87">antenna matching status</text:span></text:h>
      <text:p text:style-name="P410">This command <text:span text:style-name="T87">causes fox to provide antenna matching status.</text:span></text:p>
      <text:p text:style-name="P365"/>
      <text:p text:style-name="P365">Payload format:</text:p>
      <table:table table:name="Table74" table:style-name="Table74">
        <table:table-column table:style-name="Table74.A" table:number-columns-repeated="3"/>
        <table:table-row table:style-name="TableLine1731458261728">
          <table:table-cell table:style-name="Table74.A1" office:value-type="string">
            <text:p text:style-name="P43">Payload byte</text:p>
          </table:table-cell>
          <table:table-cell table:style-name="Table74.A1" office:value-type="string">
            <text:p text:style-name="P43">Value</text:p>
          </table:table-cell>
          <table:table-cell table:style-name="Table74.C1" office:value-type="string">
            <text:p text:style-name="P43">Description</text:p>
          </table:table-cell>
        </table:table-row>
        <table:table-row table:style-name="TableLine1731458266624">
          <table:table-cell table:style-name="Table74.A2" office:value-type="string">
            <text:p text:style-name="P84">0</text:p>
          </table:table-cell>
          <table:table-cell table:style-name="Table74.A2" office:value-type="string">
            <text:p text:style-name="P84">0x00</text:p>
          </table:table-cell>
          <table:table-cell table:style-name="Table74.C2" office:value-type="string">
            <text:p text:style-name="P84">Command to fox</text:p>
          </table:table-cell>
        </table:table-row>
        <table:table-row table:style-name="TableLine1731458269616">
          <table:table-cell table:style-name="Table74.A2" office:value-type="string">
            <text:p text:style-name="P84">1</text:p>
          </table:table-cell>
          <table:table-cell table:style-name="Table74.A2" office:value-type="string">
            <text:p text:style-name="P84">0x<text:span text:style-name="T82">2</text:span><text:span text:style-name="T87">3</text:span></text:p>
          </table:table-cell>
          <table:table-cell table:style-name="Table74.C2" office:value-type="string">
            <text:p text:style-name="P277">Get <text:span text:style-name="T87">antenna matching status</text:span></text:p>
          </table:table-cell>
        </table:table-row>
      </table:table>
      <text:p text:style-name="P415"/>
      <text:p text:style-name="P328">Fox will answer:</text:p>
      <table:table table:name="Table75" table:style-name="Table75">
        <table:table-column table:style-name="Table75.A" table:number-columns-repeated="3"/>
        <table:table-row table:style-name="TableLine1731458262816">
          <table:table-cell table:style-name="Table75.A1" office:value-type="string">
            <text:p text:style-name="P43">Payload byte</text:p>
          </table:table-cell>
          <table:table-cell table:style-name="Table75.A1" office:value-type="string">
            <text:p text:style-name="P43">Value</text:p>
          </table:table-cell>
          <table:table-cell table:style-name="Table75.C1" office:value-type="string">
            <text:p text:style-name="P43">Description</text:p>
          </table:table-cell>
        </table:table-row>
        <table:table-row table:style-name="TableLine1731458262000">
          <table:table-cell table:style-name="Table75.A2" office:value-type="string">
            <text:p text:style-name="P84">0</text:p>
          </table:table-cell>
          <table:table-cell table:style-name="Table75.A2" office:value-type="string">
            <text:p text:style-name="P125">0x01</text:p>
          </table:table-cell>
          <table:table-cell table:style-name="Table75.C2" office:value-type="string">
            <text:p text:style-name="P125">Response to command</text:p>
          </table:table-cell>
        </table:table-row>
        <table:table-row table:style-name="TableLine1731458263360">
          <table:table-cell table:style-name="Table75.A2" office:value-type="string">
            <text:p text:style-name="P162">1</text:p>
          </table:table-cell>
          <table:table-cell table:style-name="Table75.A2" office:value-type="string">
            <text:p text:style-name="P162">0x<text:span text:style-name="T83">2</text:span><text:span text:style-name="T87">3</text:span></text:p>
          </table:table-cell>
          <table:table-cell table:style-name="Table75.C2" office:value-type="string">
            <text:p text:style-name="P281">Get antenna matching status</text:p>
          </table:table-cell>
        </table:table-row>
        <table:table-row table:style-name="TableLine1731458267440">
          <table:table-cell table:style-name="Table75.A2" office:value-type="string">
            <text:p text:style-name="P281">2</text:p>
          </table:table-cell>
          <table:table-cell table:style-name="Table75.A2" office:value-type="string">
            <text:p text:style-name="P281">uint8_t</text:p>
          </table:table-cell>
          <table:table-cell table:style-name="Table75.C2" office:value-type="string">
            <text:p text:style-name="P281">Status:</text:p>
            <text:p text:style-name="P282">0 – matching never was initiated</text:p>
            <text:p text:style-name="P282">1 – matching in progress</text:p>
            <text:p text:style-name="P282">2 – matching completed</text:p>
          </table:table-cell>
        </table:table-row>
        <table:table-row table:style-name="TableLine1731458267712">
          <table:table-cell table:style-name="Table75.A2" office:value-type="string">
            <text:p text:style-name="P283">3</text:p>
          </table:table-cell>
          <table:table-cell table:style-name="Table75.A2" office:value-type="string">
            <text:p text:style-name="P286">uint8_t</text:p>
          </table:table-cell>
          <table:table-cell table:style-name="Table75.C2" office:value-type="string">
            <text:p text:style-name="P288"><text:span text:style-name="T92">New for app</text:span>:</text:p>
            <text:p text:style-name="P287">0x00 if app saw this matching</text:p>
            <text:p text:style-name="P287">0x01 if not</text:p>
          </table:table-cell>
        </table:table-row>
        <table:table-row table:style-name="TableLine1731458264720">
          <table:table-cell table:style-name="Table75.A2" office:value-type="string">
            <text:p text:style-name="P286">4</text:p>
          </table:table-cell>
          <table:table-cell table:style-name="Table75.A2" office:value-type="string">
            <text:p text:style-name="P283">uint8_t</text:p>
          </table:table-cell>
          <table:table-cell table:style-name="Table75.C2" office:value-type="string">
            <text:p text:style-name="P283">Total matcher positions</text:p>
          </table:table-cell>
        </table:table-row>
        <table:table-row table:style-name="TableLine1731458260096">
          <table:table-cell table:style-name="Table75.A2" office:value-type="string">
            <text:p text:style-name="P286">5</text:p>
          </table:table-cell>
          <table:table-cell table:style-name="Table75.A2" office:value-type="string">
            <text:p text:style-name="P283">uint8_t</text:p>
          </table:table-cell>
          <table:table-cell table:style-name="Table75.C2" office:value-type="string">
            <text:p text:style-name="P283">Current matcher position <text:span text:style-name="T88">(starting from 0)</text:span></text:p>
          </table:table-cell>
        </table:table-row>
        <table:table-row table:style-name="TableLine1731458273696">
          <table:table-cell table:style-name="Table75.A2" office:value-type="string">
            <text:p text:style-name="P289">6-9</text:p>
          </table:table-cell>
          <table:table-cell table:style-name="Table75.A2" office:value-type="string">
            <text:p text:style-name="P289"><text:span text:style-name="T93">f</text:span>loat</text:p>
          </table:table-cell>
          <table:table-cell table:style-name="Table75.C2" office:value-type="string">
            <text:p text:style-name="P289">Current antenna voltage</text:p>
          </table:table-cell>
        </table:table-row>
        <table:table-row table:style-name="TableLine1731458264992">
          <table:table-cell table:style-name="Table75.A2" office:value-type="string">
            <text:p text:style-name="P289">10</text:p>
          </table:table-cell>
          <table:table-cell table:style-name="Table75.A2" office:value-type="string">
            <text:p text:style-name="P283">uint8_t</text:p>
          </table:table-cell>
          <table:table-cell table:style-name="Table75.C2" office:value-type="string">
            <text:p text:style-name="P283">Current best match position</text:p>
          </table:table-cell>
        </table:table-row>
        <table:table-row table:style-name="TableLine1731458269072">
          <table:table-cell table:style-name="Table75.A2" office:value-type="string">
            <text:p text:style-name="P289">11-14</text:p>
          </table:table-cell>
          <table:table-cell table:style-name="Table75.A2" office:value-type="string">
            <text:p text:style-name="P283"><text:span text:style-name="T90">f</text:span>loat</text:p>
          </table:table-cell>
          <table:table-cell table:style-name="Table75.C2" office:value-type="string">
            <text:p text:style-name="P283">Current best match voltage (in volts)</text:p>
          </table:table-cell>
        </table:table-row>
      </table:table>
      <text:p text:style-name="P415"/>
      <text:h text:style-name="P472" text:outline-level="1">Get <text:span text:style-name="T87">antenna matching </text:span><text:span text:style-name="T89">data</text:span></text:h>
      <text:p text:style-name="P411">This command <text:span text:style-name="T87">causes fox to </text:span><text:span text:style-name="T89">return data about one matcher position</text:span><text:span text:style-name="T87">.</text:span></text:p>
      <text:p text:style-name="P366"/>
      <text:p text:style-name="P366">Payload format:</text:p>
      <table:table table:name="Table76" table:style-name="Table76">
        <table:table-column table:style-name="Table76.A" table:number-columns-repeated="3"/>
        <table:table-row table:style-name="TableLine1731458269344">
          <table:table-cell table:style-name="Table76.A1" office:value-type="string">
            <text:p text:style-name="P44">Payload byte</text:p>
          </table:table-cell>
          <table:table-cell table:style-name="Table76.A1" office:value-type="string">
            <text:p text:style-name="P44">Value</text:p>
          </table:table-cell>
          <table:table-cell table:style-name="Table76.C1" office:value-type="string">
            <text:p text:style-name="P44">Description</text:p>
          </table:table-cell>
        </table:table-row>
        <table:table-row table:style-name="TableLine1731458263088">
          <table:table-cell table:style-name="Table76.A2" office:value-type="string">
            <text:p text:style-name="P85">0</text:p>
          </table:table-cell>
          <table:table-cell table:style-name="Table76.A2" office:value-type="string">
            <text:p text:style-name="P85">0x00</text:p>
          </table:table-cell>
          <table:table-cell table:style-name="Table76.C2" office:value-type="string">
            <text:p text:style-name="P85">Command to fox</text:p>
          </table:table-cell>
        </table:table-row>
        <text:soft-page-break/>
        <table:table-row table:style-name="TableLine1731458270704">
          <table:table-cell table:style-name="Table76.A2" office:value-type="string">
            <text:p text:style-name="P85">1</text:p>
          </table:table-cell>
          <table:table-cell table:style-name="Table76.A2" office:value-type="string">
            <text:p text:style-name="P85">0x<text:span text:style-name="T82">2</text:span><text:span text:style-name="T89">4</text:span></text:p>
          </table:table-cell>
          <table:table-cell table:style-name="Table76.C2" office:value-type="string">
            <text:p text:style-name="P278">Get <text:span text:style-name="T87">antenna matching </text:span><text:span text:style-name="T89">data</text:span></text:p>
          </table:table-cell>
        </table:table-row>
        <table:table-row table:style-name="TableLine1731458272880">
          <table:table-cell table:style-name="Table76.A2" office:value-type="string">
            <text:p text:style-name="P284">2</text:p>
          </table:table-cell>
          <table:table-cell table:style-name="Table76.A2" office:value-type="string">
            <text:p text:style-name="P284">uint8_t</text:p>
          </table:table-cell>
          <table:table-cell table:style-name="Table76.C2" office:value-type="string">
            <text:p text:style-name="P284">Requested position</text:p>
          </table:table-cell>
        </table:table-row>
      </table:table>
      <text:p text:style-name="P427"/>
      <text:p text:style-name="P427">Fox will answer:</text:p>
      <table:table table:name="Table77" table:style-name="Table77">
        <table:table-column table:style-name="Table77.A" table:number-columns-repeated="3"/>
        <table:table-row table:style-name="TableLine1731458273424">
          <table:table-cell table:style-name="Table77.A1" office:value-type="string">
            <text:p text:style-name="P44">Payload byte</text:p>
          </table:table-cell>
          <table:table-cell table:style-name="Table77.A1" office:value-type="string">
            <text:p text:style-name="P44">Value</text:p>
          </table:table-cell>
          <table:table-cell table:style-name="Table77.C1" office:value-type="string">
            <text:p text:style-name="P44">Description</text:p>
          </table:table-cell>
        </table:table-row>
        <table:table-row table:style-name="TableLine1731458264176">
          <table:table-cell table:style-name="Table77.A2" office:value-type="string">
            <text:p text:style-name="P85">0</text:p>
          </table:table-cell>
          <table:table-cell table:style-name="Table77.A2" office:value-type="string">
            <text:p text:style-name="P126">0x01</text:p>
          </table:table-cell>
          <table:table-cell table:style-name="Table77.C2" office:value-type="string">
            <text:p text:style-name="P126">Response to command</text:p>
          </table:table-cell>
        </table:table-row>
        <table:table-row table:style-name="TableLine1731458260368">
          <table:table-cell table:style-name="Table77.A2" office:value-type="string">
            <text:p text:style-name="P163">1</text:p>
          </table:table-cell>
          <table:table-cell table:style-name="Table77.A2" office:value-type="string">
            <text:p text:style-name="P163">0x<text:span text:style-name="T83">2</text:span><text:span text:style-name="T89">4</text:span></text:p>
          </table:table-cell>
          <table:table-cell table:style-name="Table77.C2" office:value-type="string">
            <text:p text:style-name="P278">Get <text:span text:style-name="T87">antenna matching </text:span><text:span text:style-name="T89">data</text:span></text:p>
          </table:table-cell>
        </table:table-row>
        <table:table-row table:style-name="TableLine1731458258464">
          <table:table-cell table:style-name="Table77.A2" office:value-type="string">
            <text:p text:style-name="P284">2</text:p>
          </table:table-cell>
          <table:table-cell table:style-name="Table77.A2" office:value-type="string">
            <text:p text:style-name="P284">uint8_t</text:p>
          </table:table-cell>
          <table:table-cell table:style-name="Table77.C2" office:value-type="string">
            <text:p text:style-name="P251">0x00 <text:span text:style-name="T89">if successful</text:span></text:p>
            <text:p text:style-name="P285">0x01 if requested position is incorrect</text:p>
          </table:table-cell>
        </table:table-row>
        <table:table-row table:style-name="TableLine1731458274240">
          <table:table-cell table:style-name="Table77.A2" office:value-type="string">
            <text:p text:style-name="P284">3-6</text:p>
          </table:table-cell>
          <table:table-cell table:style-name="Table77.A2" office:value-type="string">
            <text:p text:style-name="P284">float</text:p>
          </table:table-cell>
          <table:table-cell table:style-name="Table77.C2" office:value-type="string">
            <text:p text:style-name="P284">Requested position antenna voltage (in volts)</text:p>
          </table:table-cell>
        </table:table-row>
      </table:table>
      <text:p text:style-name="P416"/>
      <text:h text:style-name="P473" text:outline-level="1">Mark matching <text:span text:style-name="T94">data </text:span>as seen</text:h>
      <text:p text:style-name="P412">This command <text:span text:style-name="T91">marks matching data as seen by app</text:span></text:p>
      <text:p text:style-name="P367"/>
      <text:p text:style-name="P367">Payload format:</text:p>
      <table:table table:name="Table62" table:style-name="Table62">
        <table:table-column table:style-name="Table62.A" table:number-columns-repeated="3"/>
        <table:table-row table:style-name="TableLine1731458268256">
          <table:table-cell table:style-name="Table62.A1" office:value-type="string">
            <text:p text:style-name="P45">Payload byte</text:p>
          </table:table-cell>
          <table:table-cell table:style-name="Table62.A1" office:value-type="string">
            <text:p text:style-name="P45">Value</text:p>
          </table:table-cell>
          <table:table-cell table:style-name="Table62.C1" office:value-type="string">
            <text:p text:style-name="P45">Description</text:p>
          </table:table-cell>
        </table:table-row>
        <table:table-row table:style-name="TableLine1731458265264">
          <table:table-cell table:style-name="Table62.A2" office:value-type="string">
            <text:p text:style-name="P86">0</text:p>
          </table:table-cell>
          <table:table-cell table:style-name="Table62.A2" office:value-type="string">
            <text:p text:style-name="P86">0x00</text:p>
          </table:table-cell>
          <table:table-cell table:style-name="Table62.C2" office:value-type="string">
            <text:p text:style-name="P86">Command to fox</text:p>
          </table:table-cell>
        </table:table-row>
        <table:table-row table:style-name="TableLine1731458273152">
          <table:table-cell table:style-name="Table62.A2" office:value-type="string">
            <text:p text:style-name="P86">1</text:p>
          </table:table-cell>
          <table:table-cell table:style-name="Table62.A2" office:value-type="string">
            <text:p text:style-name="P86">0x<text:span text:style-name="T82">2</text:span><text:span text:style-name="T91">5</text:span></text:p>
          </table:table-cell>
          <table:table-cell table:style-name="Table62.C2" office:value-type="string">
            <text:p text:style-name="P288">Mark matching as seen</text:p>
          </table:table-cell>
        </table:table-row>
      </table:table>
      <text:p text:style-name="P428"/>
      <text:p text:style-name="P428">Fox will answer:</text:p>
      <table:table table:name="Table78" table:style-name="Table78">
        <table:table-column table:style-name="Table78.A" table:number-columns-repeated="3"/>
        <table:table-row table:style-name="TableLine1731458266352">
          <table:table-cell table:style-name="Table78.A1" office:value-type="string">
            <text:p text:style-name="P45">Payload byte</text:p>
          </table:table-cell>
          <table:table-cell table:style-name="Table78.A1" office:value-type="string">
            <text:p text:style-name="P45">Value</text:p>
          </table:table-cell>
          <table:table-cell table:style-name="Table78.C1" office:value-type="string">
            <text:p text:style-name="P45">Description</text:p>
          </table:table-cell>
        </table:table-row>
        <table:table-row table:style-name="TableLine1731458281856">
          <table:table-cell table:style-name="Table78.A2" office:value-type="string">
            <text:p text:style-name="P86">0</text:p>
          </table:table-cell>
          <table:table-cell table:style-name="Table78.A2" office:value-type="string">
            <text:p text:style-name="P127">0x01</text:p>
          </table:table-cell>
          <table:table-cell table:style-name="Table78.C2" office:value-type="string">
            <text:p text:style-name="P127">Response to command</text:p>
          </table:table-cell>
        </table:table-row>
        <table:table-row table:style-name="TableLine1731458278592">
          <table:table-cell table:style-name="Table78.A2" office:value-type="string">
            <text:p text:style-name="P164">1</text:p>
          </table:table-cell>
          <table:table-cell table:style-name="Table78.A2" office:value-type="string">
            <text:p text:style-name="P164">0x<text:span text:style-name="T83">2</text:span><text:span text:style-name="T91">5</text:span></text:p>
          </table:table-cell>
          <table:table-cell table:style-name="Table78.C2" office:value-type="string">
            <text:p text:style-name="P288">Mark matching as seen</text:p>
          </table:table-cell>
        </table:table-row>
      </table:table>
      <text:p text:style-name="P417"/>
      <text:h text:style-name="P474" text:outline-level="1">Check for profile settings changes</text:h>
      <text:p text:style-name="P413">This command check<text:span text:style-name="T96">s</text:span> if there are any profile settings changes since last call <text:span text:style-name="T98">of this command</text:span>. Only changes, made via fox controls will be reported. <text:span text:style-name="T96">Profile switch itself doesn’t count as change.</text:span></text:p>
      <text:p text:style-name="P368"/>
      <text:p text:style-name="P368">Payload format:</text:p>
      <table:table table:name="Table61" table:style-name="Table61">
        <table:table-column table:style-name="Table61.A" table:number-columns-repeated="3"/>
        <table:table-row table:style-name="TableLine1731458257648">
          <table:table-cell table:style-name="Table61.A1" office:value-type="string">
            <text:p text:style-name="P46">Payload byte</text:p>
          </table:table-cell>
          <table:table-cell table:style-name="Table61.A1" office:value-type="string">
            <text:p text:style-name="P46">Value</text:p>
          </table:table-cell>
          <table:table-cell table:style-name="Table61.C1" office:value-type="string">
            <text:p text:style-name="P46">Description</text:p>
          </table:table-cell>
        </table:table-row>
        <table:table-row table:style-name="TableLine1731458278048">
          <table:table-cell table:style-name="Table61.A2" office:value-type="string">
            <text:p text:style-name="P87">0</text:p>
          </table:table-cell>
          <table:table-cell table:style-name="Table61.A2" office:value-type="string">
            <text:p text:style-name="P87">0x00</text:p>
          </table:table-cell>
          <table:table-cell table:style-name="Table61.C2" office:value-type="string">
            <text:p text:style-name="P87">Command to fox</text:p>
          </table:table-cell>
        </table:table-row>
        <table:table-row table:style-name="TableLine1731458278320">
          <table:table-cell table:style-name="Table61.A2" office:value-type="string">
            <text:p text:style-name="P87">1</text:p>
          </table:table-cell>
          <table:table-cell table:style-name="Table61.A2" office:value-type="string">
            <text:p text:style-name="P87">0x<text:span text:style-name="T82">2</text:span><text:span text:style-name="T95">6</text:span></text:p>
          </table:table-cell>
          <table:table-cell table:style-name="Table61.C2" office:value-type="string">
            <text:p text:style-name="P290">Check for profile settings changes</text:p>
          </table:table-cell>
        </table:table-row>
      </table:table>
      <text:p text:style-name="P429"/>
      <text:p text:style-name="P429"><text:soft-page-break/>Fox will answer:</text:p>
      <table:table table:name="Table70" table:style-name="Table70">
        <table:table-column table:style-name="Table70.A" table:number-columns-repeated="3"/>
        <table:table-row table:style-name="TableLine1731458276960">
          <table:table-cell table:style-name="Table70.A1" office:value-type="string">
            <text:p text:style-name="P46">Payload byte</text:p>
          </table:table-cell>
          <table:table-cell table:style-name="Table70.A1" office:value-type="string">
            <text:p text:style-name="P46">Value</text:p>
          </table:table-cell>
          <table:table-cell table:style-name="Table70.C1" office:value-type="string">
            <text:p text:style-name="P46">Description</text:p>
          </table:table-cell>
        </table:table-row>
        <table:table-row table:style-name="TableLine1731458282672">
          <table:table-cell table:style-name="Table70.A2" office:value-type="string">
            <text:p text:style-name="P87">0</text:p>
          </table:table-cell>
          <table:table-cell table:style-name="Table70.A2" office:value-type="string">
            <text:p text:style-name="P128">0x01</text:p>
          </table:table-cell>
          <table:table-cell table:style-name="Table70.C2" office:value-type="string">
            <text:p text:style-name="P128">Response to command</text:p>
          </table:table-cell>
        </table:table-row>
        <table:table-row table:style-name="TableLine1731458282944">
          <table:table-cell table:style-name="Table70.A2" office:value-type="string">
            <text:p text:style-name="P165">1</text:p>
          </table:table-cell>
          <table:table-cell table:style-name="Table70.A2" office:value-type="string">
            <text:p text:style-name="P165">0x<text:span text:style-name="T83">2</text:span><text:span text:style-name="T95">6</text:span></text:p>
          </table:table-cell>
          <table:table-cell table:style-name="Table70.C2" office:value-type="string">
            <text:p text:style-name="P290">Check for profile settings changes</text:p>
          </table:table-cell>
        </table:table-row>
        <table:table-row table:style-name="TableLine1731458277504">
          <table:table-cell table:style-name="Table70.A2" office:value-type="string">
            <text:p text:style-name="P290">2</text:p>
          </table:table-cell>
          <table:table-cell table:style-name="Table70.A2" office:value-type="string">
            <text:p text:style-name="P290">uint8_t</text:p>
          </table:table-cell>
          <table:table-cell table:style-name="Table70.C2" office:value-type="string">
            <text:p text:style-name="P291">0x00 – no changes</text:p>
            <text:p text:style-name="P291">0x01 – there were some changes</text:p>
          </table:table-cell>
        </table:table-row>
      </table:table>
      <text:p text:style-name="P418"/>
      <text:p text:style-name="P418"/>
      <text:h text:style-name="P441" text:outline-level="1"><text:span text:style-name="T13">Entering sleepmode</text:span> event</text:h>
      <text:p text:style-name="P408">This is an event, signalizing that fox is going to sleepmode immediately after it. Control software have to drop connection after it.</text:p>
      <text:p text:style-name="P407"/>
      <table:table table:name="Table67" table:style-name="Table67">
        <table:table-column table:style-name="Table67.A" table:number-columns-repeated="3"/>
        <table:table-row table:style-name="TableLine1731458276416">
          <table:table-cell table:style-name="Table67.A1" office:value-type="string">
            <text:p text:style-name="P41">Payload byte</text:p>
          </table:table-cell>
          <table:table-cell table:style-name="Table67.A1" office:value-type="string">
            <text:p text:style-name="P41">Value</text:p>
          </table:table-cell>
          <table:table-cell table:style-name="Table67.C1" office:value-type="string">
            <text:p text:style-name="P41">Description</text:p>
          </table:table-cell>
        </table:table-row>
        <table:table-row table:style-name="TableLine1731458279952">
          <table:table-cell table:style-name="Table67.A2" office:value-type="string">
            <text:p text:style-name="P82">0</text:p>
          </table:table-cell>
          <table:table-cell table:style-name="Table67.A2" office:value-type="string">
            <text:p text:style-name="P123">0x0<text:span text:style-name="T78">2</text:span></text:p>
          </table:table-cell>
          <table:table-cell table:style-name="Table67.C2" office:value-type="string">
            <text:p text:style-name="P272">Event</text:p>
          </table:table-cell>
        </table:table-row>
        <table:table-row table:style-name="TableLine1731458275056">
          <table:table-cell table:style-name="Table67.A2" office:value-type="string">
            <text:p text:style-name="P160">1</text:p>
          </table:table-cell>
          <table:table-cell table:style-name="Table67.A2" office:value-type="string">
            <text:p text:style-name="P160">0x<text:span text:style-name="T79">0</text:span><text:span text:style-name="T97">1</text:span></text:p>
          </table:table-cell>
          <table:table-cell table:style-name="Table67.C2" office:value-type="string">
            <text:p text:style-name="P275">Entering sleepmode</text:p>
          </table:table-cell>
        </table:table-row>
      </table:table>
      <text:p text:style-name="P40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8T08:50:59.250933747</meta:creation-date>
    <meta:generator>LibreOffice/7.1.3.2$Windows_X86_64 LibreOffice_project/47f78053abe362b9384784d31a6e56f8511eb1c1</meta:generator>
    <dc:date>2021-12-31T04:19:48.869000000</dc:date>
    <meta:editing-duration>PT9H13M59S</meta:editing-duration>
    <meta:editing-cycles>132</meta:editing-cycles>
    <meta:document-statistic meta:table-count="81" meta:image-count="0" meta:object-count="0" meta:page-count="22" meta:paragraph-count="1228" meta:word-count="3375" meta:character-count="18387" meta:non-whitespace-character-count="16211"/>
  </office:meta>
</office:document-meta>
</file>